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42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un_2_0_08-22_03_21_conv_cifar10focus-tag-source_train_top_1" table:style-name="ta1">
        <table:shapes>
          <draw:frame draw:z-index="0" draw:style-name="gr1" draw:text-style-name="P1" svg:width="236.94mm" svg:height="133.24mm" svg:x="80.91mm" svg:y="4.52mm">
            <loext:p draw:notify-on-update-of-ranges="'run_2_0_08-22_03_21_conv_cifar10focus-tag-source_train_top_1'.A2:'run_2_0_08-22_03_21_conv_cifar10focus-tag-source_train_top_1'.A501 'run_2_0_08-22_03_21_conv_cifar10focus-tag-source_train_top_1'.B1:'run_2_0_08-22_03_21_conv_cifar10focus-tag-source_train_top_1'.B1 'run_2_0_08-22_03_21_conv_cifar10focus-tag-source_train_top_1'.B2:'run_2_0_08-22_03_21_conv_cifar10focus-tag-source_train_top_1'.B501 'run_2_0_08-22_03_21_conv_cifar10focus-tag-source_train_top_1'.A2:'run_2_0_08-22_03_21_conv_cifar10focus-tag-source_train_top_1'.A501 'run_2_0_08-22_03_21_conv_cifar10focus-tag-source_train_top_1'.C1:'run_2_0_08-22_03_21_conv_cifar10focus-tag-source_train_top_1'.C1 'run_2_0_08-22_03_21_conv_cifar10focus-tag-source_train_top_1'.C2:'run_2_0_08-22_03_21_conv_cifar10focus-tag-source_train_top_1'.C5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5999997854233" calcext:value-type="float">
            <text:p>0.1959999979</text:p>
          </table:table-cell>
          <table:table-cell office:value-type="float" office:value="0.204000000655651" calcext:value-type="float">
            <text:p>0.204000000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43999999016523" calcext:value-type="float">
            <text:p>0.243999999</text:p>
          </table:table-cell>
          <table:table-cell office:value-type="float" office:value="0.248000000417233" calcext:value-type="float">
            <text:p>0.2480000004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7600000500679" calcext:value-type="float">
            <text:p>0.276000005</text:p>
          </table:table-cell>
          <table:table-cell office:value-type="float" office:value="0.296000000834465" calcext:value-type="float">
            <text:p>0.296000000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15999999642372" calcext:value-type="float">
            <text:p>0.3159999996</text:p>
          </table:table-cell>
          <table:table-cell office:value-type="float" office:value="0.3239999987185" calcext:value-type="float">
            <text:p>0.323999998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96000002324581" calcext:value-type="float">
            <text:p>0.3960000023</text:p>
          </table:table-cell>
          <table:table-cell office:value-type="float" office:value="0.404000005125999" calcext:value-type="float">
            <text:p>0.404000005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00000001490116" calcext:value-type="float">
            <text:p>0.3000000015</text:p>
          </table:table-cell>
          <table:table-cell office:value-type="float" office:value="0.368000000715256" calcext:value-type="float">
            <text:p>0.368000000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0000005066395" calcext:value-type="float">
            <text:p>0.4400000051</text:p>
          </table:table-cell>
          <table:table-cell office:value-type="float" office:value="0.384000000357628" calcext:value-type="float">
            <text:p>0.384000000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96000002324581" calcext:value-type="float">
            <text:p>0.3960000023</text:p>
          </table:table-cell>
          <table:table-cell office:value-type="float" office:value="0.479999995231628" calcext:value-type="float">
            <text:p>0.4799999952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9200000166893" calcext:value-type="float">
            <text:p>0.3920000017</text:p>
          </table:table-cell>
          <table:table-cell office:value-type="float" office:value="0.452000008523464" calcext:value-type="float">
            <text:p>0.4520000085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71999993920326" calcext:value-type="float">
            <text:p>0.4719999939</text:p>
          </table:table-cell>
          <table:table-cell office:value-type="float" office:value="0.459999997913837" calcext:value-type="float">
            <text:p>0.4599999979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9200000166893" calcext:value-type="float">
            <text:p>0.4920000017</text:p>
          </table:table-cell>
          <table:table-cell office:value-type="float" office:value="0.444000005722046" calcext:value-type="float">
            <text:p>0.4440000057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32000008225441" calcext:value-type="float">
            <text:p>0.5320000082</text:p>
          </table:table-cell>
          <table:table-cell office:value-type="float" office:value="0.560000002384186" calcext:value-type="float">
            <text:p>0.5600000024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512000003457069" calcext:value-type="float">
            <text:p>0.5120000035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63999995589256" calcext:value-type="float">
            <text:p>0.4639999956</text:p>
          </table:table-cell>
          <table:table-cell office:value-type="float" office:value="0.499999995529652" calcext:value-type="float">
            <text:p>0.4999999955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2399999499321" calcext:value-type="float">
            <text:p>0.523999995</text:p>
          </table:table-cell>
          <table:table-cell office:value-type="float" office:value="0.532000002264976" calcext:value-type="float">
            <text:p>0.532000002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75999996066093" calcext:value-type="float">
            <text:p>0.5759999961</text:p>
          </table:table-cell>
          <table:table-cell office:value-type="float" office:value="0.483999997377396" calcext:value-type="float">
            <text:p>0.483999997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91999995708466" calcext:value-type="float">
            <text:p>0.4919999957</text:p>
          </table:table-cell>
          <table:table-cell office:value-type="float" office:value="0.471999996900559" calcext:value-type="float">
            <text:p>0.4719999969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24000000953674" calcext:value-type="float">
            <text:p>0.524000001</text:p>
          </table:table-cell>
          <table:table-cell office:value-type="float" office:value="0.51599999666214" calcext:value-type="float">
            <text:p>0.515999996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.531999996304512" calcext:value-type="float">
            <text:p>0.5319999963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95999999344349" calcext:value-type="float">
            <text:p>0.4959999993</text:p>
          </table:table-cell>
          <table:table-cell office:value-type="float" office:value="0.587999996542931" calcext:value-type="float">
            <text:p>0.5879999965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91999995708466" calcext:value-type="float">
            <text:p>0.5919999957</text:p>
          </table:table-cell>
          <table:table-cell office:value-type="float" office:value="0.58400000333786" calcext:value-type="float">
            <text:p>0.584000003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71999996900559" calcext:value-type="float">
            <text:p>0.5719999969</text:p>
          </table:table-cell>
          <table:table-cell office:value-type="float" office:value="0.583999997377396" calcext:value-type="float">
            <text:p>0.5839999974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7600000500679" calcext:value-type="float">
            <text:p>0.576000005</text:p>
          </table:table-cell>
          <table:table-cell office:value-type="float" office:value="0.568000000715256" calcext:value-type="float">
            <text:p>0.5680000007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43999990820885" calcext:value-type="float">
            <text:p>0.5439999908</text:p>
          </table:table-cell>
          <table:table-cell office:value-type="float" office:value="0.603999996185303" calcext:value-type="float">
            <text:p>0.603999996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52000007033348" calcext:value-type="float">
            <text:p>0.552000007</text:p>
          </table:table-cell>
          <table:table-cell office:value-type="float" office:value="0.583999997377396" calcext:value-type="float">
            <text:p>0.5839999974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44000005722046" calcext:value-type="float">
            <text:p>0.5440000057</text:p>
          </table:table-cell>
          <table:table-cell office:value-type="float" office:value="0.592000004649162" calcext:value-type="float">
            <text:p>0.5920000046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48000004887581" calcext:value-type="float">
            <text:p>0.5480000049</text:p>
          </table:table-cell>
          <table:table-cell office:value-type="float" office:value="0.628000012040138" calcext:value-type="float">
            <text:p>0.628000012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04000002145767" calcext:value-type="float">
            <text:p>0.6040000021</text:p>
          </table:table-cell>
          <table:table-cell office:value-type="float" office:value="0.68400000333786" calcext:value-type="float">
            <text:p>0.6840000033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47999995946884" calcext:value-type="float">
            <text:p>0.5479999959</text:p>
          </table:table-cell>
          <table:table-cell office:value-type="float" office:value="0.579999998211861" calcext:value-type="float">
            <text:p>0.5799999982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.639999997615814" calcext:value-type="float">
            <text:p>0.6399999976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79999998211861" calcext:value-type="float">
            <text:p>0.5799999982</text:p>
          </table:table-cell>
          <table:table-cell office:value-type="float" office:value="0.603999996185303" calcext:value-type="float">
            <text:p>0.6039999962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91999992728233" calcext:value-type="float">
            <text:p>0.5919999927</text:p>
          </table:table-cell>
          <table:table-cell office:value-type="float" office:value="0.596000000834465" calcext:value-type="float">
            <text:p>0.5960000008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76000002026558" calcext:value-type="float">
            <text:p>0.576000002</text:p>
          </table:table-cell>
          <table:table-cell office:value-type="float" office:value="0.651999998092651" calcext:value-type="float">
            <text:p>0.6519999981</text:p>
          </table:table-cell>
          <table:table-cell/>
          <table:table-cell office:value-type="string" calcext:value-type="string">
            <text:p>MEAN TEST SCORE AT THE END:</text:p>
          </table:table-cell>
          <table:table-cell table:number-columns-repeated="2"/>
          <table:table-cell office:value-type="float" office:value="0.6828000441" calcext:value-type="float">
            <text:p>0.682800044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9200000166893" calcext:value-type="float">
            <text:p>0.5920000017</text:p>
          </table:table-cell>
          <table:table-cell office:value-type="float" office:value="0.619999998807907" calcext:value-type="float">
            <text:p>0.6199999988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95999994874001" calcext:value-type="float">
            <text:p>0.5959999949</text:p>
          </table:table-cell>
          <table:table-cell office:value-type="float" office:value="0.643999999761581" calcext:value-type="float">
            <text:p>0.6439999998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36000010371208" calcext:value-type="float">
            <text:p>0.6360000104</text:p>
          </table:table-cell>
          <table:table-cell office:value-type="float" office:value="0.616000005602837" calcext:value-type="float">
            <text:p>0.6160000056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64000001549721" calcext:value-type="float">
            <text:p>0.5640000015</text:p>
          </table:table-cell>
          <table:table-cell office:value-type="float" office:value="0.591999998688698" calcext:value-type="float">
            <text:p>0.5919999987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52000001072884" calcext:value-type="float">
            <text:p>0.6520000011</text:p>
          </table:table-cell>
          <table:table-cell office:value-type="float" office:value="0.560000002384186" calcext:value-type="float">
            <text:p>0.5600000024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572000005841255" calcext:value-type="float">
            <text:p>0.5720000058</text:p>
          </table:table-cell>
          <table:table-cell office:value-type="float" office:value="0.587999999523163" calcext:value-type="float">
            <text:p>0.587999999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80000004172325" calcext:value-type="float">
            <text:p>0.5800000042</text:p>
          </table:table-cell>
          <table:table-cell office:value-type="float" office:value="0.628000006079674" calcext:value-type="float">
            <text:p>0.6280000061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28000009059906" calcext:value-type="float">
            <text:p>0.6280000091</text:p>
          </table:table-cell>
          <table:table-cell office:value-type="float" office:value="0.659999996423721" calcext:value-type="float">
            <text:p>0.659999996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88000005483627" calcext:value-type="float">
            <text:p>0.5880000055</text:p>
          </table:table-cell>
          <table:table-cell office:value-type="float" office:value="0.632000005245209" calcext:value-type="float">
            <text:p>0.6320000052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591999998688698" calcext:value-type="float">
            <text:p>0.5919999987</text:p>
          </table:table-cell>
          <table:table-cell office:value-type="float" office:value="0.636000007390976" calcext:value-type="float">
            <text:p>0.6360000074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6" calcext:value-type="float">
            <text:p>0.6</text:p>
          </table:table-cell>
          <table:table-cell office:value-type="float" office:value="0.632000005245209" calcext:value-type="float">
            <text:p>0.6320000052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60000002384186" calcext:value-type="float">
            <text:p>0.6600000024</text:p>
          </table:table-cell>
          <table:table-cell office:value-type="float" office:value="0.600000005960464" calcext:value-type="float">
            <text:p>0.600000006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64000004529953" calcext:value-type="float">
            <text:p>0.5640000045</text:p>
          </table:table-cell>
          <table:table-cell office:value-type="float" office:value="0.631999999284744" calcext:value-type="float">
            <text:p>0.6319999993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12000009417534" calcext:value-type="float">
            <text:p>0.6120000094</text:p>
          </table:table-cell>
          <table:table-cell office:value-type="float" office:value="0.640000003576279" calcext:value-type="float">
            <text:p>0.6400000036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51999998092651" calcext:value-type="float">
            <text:p>0.6519999981</text:p>
          </table:table-cell>
          <table:table-cell office:value-type="float" office:value="0.639999997615814" calcext:value-type="float">
            <text:p>0.6399999976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28000000119209" calcext:value-type="float">
            <text:p>0.6280000001</text:p>
          </table:table-cell>
          <table:table-cell office:value-type="float" office:value="0.61599999666214" calcext:value-type="float">
            <text:p>0.615999996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20000004768372" calcext:value-type="float">
            <text:p>0.6200000048</text:p>
          </table:table-cell>
          <table:table-cell office:value-type="float" office:value="0.636000010371208" calcext:value-type="float">
            <text:p>0.6360000104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619999998807907" calcext:value-type="float">
            <text:p>0.6199999988</text:p>
          </table:table-cell>
          <table:table-cell office:value-type="float" office:value="0.680000001192093" calcext:value-type="float">
            <text:p>0.6800000012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44000005722046" calcext:value-type="float">
            <text:p>0.6440000057</text:p>
          </table:table-cell>
          <table:table-cell office:value-type="float" office:value="0.652000012993813" calcext:value-type="float">
            <text:p>0.652000013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36000004410744" calcext:value-type="float">
            <text:p>0.6360000044</text:p>
          </table:table-cell>
          <table:table-cell office:value-type="float" office:value="0.596000003814697" calcext:value-type="float">
            <text:p>0.5960000038</text:p>
          </table:table-cell>
          <table:table-cell table:number-columns-repeated="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66000000834465" calcext:value-type="float">
            <text:p>0.6600000083</text:p>
          </table:table-cell>
          <table:table-cell office:value-type="float" office:value="0.680000007152557" calcext:value-type="float">
            <text:p>0.6800000072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64000001549721" calcext:value-type="float">
            <text:p>0.5640000015</text:p>
          </table:table-cell>
          <table:table-cell office:value-type="float" office:value="0.587999999523163" calcext:value-type="float">
            <text:p>0.5879999995</text:p>
          </table:table-cell>
          <table:table-cell table:number-columns-repeated="5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91999995708466" calcext:value-type="float">
            <text:p>0.5919999957</text:p>
          </table:table-cell>
          <table:table-cell office:value-type="float" office:value="0.700000011920929" calcext:value-type="float">
            <text:p>0.7000000119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600000005960464" calcext:value-type="float">
            <text:p>0.600000006</text:p>
          </table:table-cell>
          <table:table-cell office:value-type="float" office:value="0.636000001430512" calcext:value-type="float">
            <text:p>0.6360000014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616000008583069" calcext:value-type="float">
            <text:p>0.6160000086</text:p>
          </table:table-cell>
          <table:table-cell office:value-type="float" office:value="0.632000005245209" calcext:value-type="float">
            <text:p>0.6320000052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604000005125999" calcext:value-type="float">
            <text:p>0.6040000051</text:p>
          </table:table-cell>
          <table:table-cell office:value-type="float" office:value="0.680000007152557" calcext:value-type="float">
            <text:p>0.6800000072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663999998569489" calcext:value-type="float">
            <text:p>0.6639999986</text:p>
          </table:table-cell>
          <table:table-cell office:value-type="float" office:value="0.608000001311302" calcext:value-type="float">
            <text:p>0.6080000013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619999998807907" calcext:value-type="float">
            <text:p>0.6199999988</text:p>
          </table:table-cell>
          <table:table-cell office:value-type="float" office:value="0.648000001907349" calcext:value-type="float">
            <text:p>0.6480000019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640000003576279" calcext:value-type="float">
            <text:p>0.6400000036</text:p>
          </table:table-cell>
          <table:table-cell office:value-type="float" office:value="0.620000010728836" calcext:value-type="float">
            <text:p>0.6200000107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612000003457069" calcext:value-type="float">
            <text:p>0.6120000035</text:p>
          </table:table-cell>
          <table:table-cell office:value-type="float" office:value="0.664000001549721" calcext:value-type="float">
            <text:p>0.6640000015</text:p>
          </table:table-cell>
          <table:table-cell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619999998807907" calcext:value-type="float">
            <text:p>0.6199999988</text:p>
          </table:table-cell>
          <table:table-cell office:value-type="float" office:value="0.623999997973442" calcext:value-type="float">
            <text:p>0.623999998</text:p>
          </table:table-cell>
          <table:table-cell table:number-columns-repeated="5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552000001072884" calcext:value-type="float">
            <text:p>0.5520000011</text:p>
          </table:table-cell>
          <table:table-cell office:value-type="float" office:value="0.644000005722046" calcext:value-type="float">
            <text:p>0.6440000057</text:p>
          </table:table-cell>
          <table:table-cell table:number-columns-repeated="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636000004410744" calcext:value-type="float">
            <text:p>0.6360000044</text:p>
          </table:table-cell>
          <table:table-cell office:value-type="float" office:value="0.651999998092651" calcext:value-type="float">
            <text:p>0.6519999981</text:p>
          </table:table-cell>
          <table:table-cell table:number-columns-repeated="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620000001788139" calcext:value-type="float">
            <text:p>0.6200000018</text:p>
          </table:table-cell>
          <table:table-cell office:value-type="float" office:value="0.68000001013279" calcext:value-type="float">
            <text:p>0.6800000101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20000010728836" calcext:value-type="float">
            <text:p>0.6200000107</text:p>
          </table:table-cell>
          <table:table-cell office:value-type="float" office:value="0.688000005483627" calcext:value-type="float">
            <text:p>0.6880000055</text:p>
          </table:table-cell>
          <table:table-cell table:number-columns-repeated="5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672000008821487" calcext:value-type="float">
            <text:p>0.6720000088</text:p>
          </table:table-cell>
          <table:table-cell office:value-type="float" office:value="0.687999999523163" calcext:value-type="float">
            <text:p>0.6879999995</text:p>
          </table:table-cell>
          <table:table-cell table:number-columns-repeated="5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592000004649162" calcext:value-type="float">
            <text:p>0.5920000046</text:p>
          </table:table-cell>
          <table:table-cell office:value-type="float" office:value="0.676000002026558" calcext:value-type="float">
            <text:p>0.676000002</text:p>
          </table:table-cell>
          <table:table-cell table:number-columns-repeated="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660000005364418" calcext:value-type="float">
            <text:p>0.6600000054</text:p>
          </table:table-cell>
          <table:table-cell office:value-type="float" office:value="0.687999999523163" calcext:value-type="float">
            <text:p>0.6879999995</text:p>
          </table:table-cell>
          <table:table-cell table:number-columns-repeated="5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680000001192093" calcext:value-type="float">
            <text:p>0.6800000012</text:p>
          </table:table-cell>
          <table:table-cell office:value-type="float" office:value="0.659999999403954" calcext:value-type="float">
            <text:p>0.6599999994</text:p>
          </table:table-cell>
          <table:table-cell table:number-columns-repeated="5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660000002384186" calcext:value-type="float">
            <text:p>0.6600000024</text:p>
          </table:table-cell>
          <table:table-cell office:value-type="float" office:value="0.700000005960465" calcext:value-type="float">
            <text:p>0.700000006</text:p>
          </table:table-cell>
          <table:table-cell table:number-columns-repeated="5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672000002861023" calcext:value-type="float">
            <text:p>0.6720000029</text:p>
          </table:table-cell>
          <table:table-cell office:value-type="float" office:value="0.716000005602837" calcext:value-type="float">
            <text:p>0.7160000056</text:p>
          </table:table-cell>
          <table:table-cell table:number-columns-repeated="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84000006318092" calcext:value-type="float">
            <text:p>0.6840000063</text:p>
          </table:table-cell>
          <table:table-cell office:value-type="float" office:value="0.66800000667572" calcext:value-type="float">
            <text:p>0.6680000067</text:p>
          </table:table-cell>
          <table:table-cell table:number-columns-repeated="5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615999999642372" calcext:value-type="float">
            <text:p>0.6159999996</text:p>
          </table:table-cell>
          <table:table-cell office:value-type="float" office:value="0.636000001430512" calcext:value-type="float">
            <text:p>0.6360000014</text:p>
          </table:table-cell>
          <table:table-cell table:number-columns-repeated="5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675999996066093" calcext:value-type="float">
            <text:p>0.6759999961</text:p>
          </table:table-cell>
          <table:table-cell office:value-type="float" office:value="0.67600000500679" calcext:value-type="float">
            <text:p>0.676000005</text:p>
          </table:table-cell>
          <table:table-cell table:number-columns-repeated="5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639999997615814" calcext:value-type="float">
            <text:p>0.6399999976</text:p>
          </table:table-cell>
          <table:table-cell office:value-type="float" office:value="0.684000009298325" calcext:value-type="float">
            <text:p>0.6840000093</text:p>
          </table:table-cell>
          <table:table-cell table:number-columns-repeated="5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632000002264977" calcext:value-type="float">
            <text:p>0.6320000023</text:p>
          </table:table-cell>
          <table:table-cell office:value-type="float" office:value="0.680000001192093" calcext:value-type="float">
            <text:p>0.6800000012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636000001430512" calcext:value-type="float">
            <text:p>0.6360000014</text:p>
          </table:table-cell>
          <table:table-cell office:value-type="float" office:value="0.696000003814697" calcext:value-type="float">
            <text:p>0.6960000038</text:p>
          </table:table-cell>
          <table:table-cell table:number-columns-repeated="5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656000003218651" calcext:value-type="float">
            <text:p>0.6560000032</text:p>
          </table:table-cell>
          <table:table-cell office:value-type="float" office:value="0.68400000333786" calcext:value-type="float">
            <text:p>0.6840000033</text:p>
          </table:table-cell>
          <table:table-cell table:number-columns-repeated="5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584000000357628" calcext:value-type="float">
            <text:p>0.5840000004</text:p>
          </table:table-cell>
          <table:table-cell office:value-type="float" office:value="0.664000001549721" calcext:value-type="float">
            <text:p>0.6640000015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66400001347065" calcext:value-type="float">
            <text:p>0.6640000135</text:p>
          </table:table-cell>
          <table:table-cell office:value-type="float" office:value="0.724000000953674" calcext:value-type="float">
            <text:p>0.724000001</text:p>
          </table:table-cell>
          <table:table-cell table:number-columns-repeated="5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584000012278557" calcext:value-type="float">
            <text:p>0.5840000123</text:p>
          </table:table-cell>
          <table:table-cell office:value-type="float" office:value="0.688000011444092" calcext:value-type="float">
            <text:p>0.6880000114</text:p>
          </table:table-cell>
          <table:table-cell table:number-columns-repeated="5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647999992966652" calcext:value-type="float">
            <text:p>0.647999993</text:p>
          </table:table-cell>
          <table:table-cell office:value-type="float" office:value="0.696000009775162" calcext:value-type="float">
            <text:p>0.6960000098</text:p>
          </table:table-cell>
          <table:table-cell table:number-columns-repeated="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612000006437302" calcext:value-type="float">
            <text:p>0.6120000064</text:p>
          </table:table-cell>
          <table:table-cell office:value-type="float" office:value="0.684000009298325" calcext:value-type="float">
            <text:p>0.6840000093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592000010609627" calcext:value-type="float">
            <text:p>0.5920000106</text:p>
          </table:table-cell>
          <table:table-cell office:value-type="float" office:value="0.656000003218651" calcext:value-type="float">
            <text:p>0.6560000032</text:p>
          </table:table-cell>
          <table:table-cell table:number-columns-repeated="5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603999999165535" calcext:value-type="float">
            <text:p>0.6039999992</text:p>
          </table:table-cell>
          <table:table-cell office:value-type="float" office:value="0.716000002622604" calcext:value-type="float">
            <text:p>0.7160000026</text:p>
          </table:table-cell>
          <table:table-cell table:number-columns-repeated="5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656000006198883" calcext:value-type="float">
            <text:p>0.6560000062</text:p>
          </table:table-cell>
          <table:table-cell office:value-type="float" office:value="0.680000007152557" calcext:value-type="float">
            <text:p>0.6800000072</text:p>
          </table:table-cell>
          <table:table-cell table:number-columns-repeated="5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628000000119209" calcext:value-type="float">
            <text:p>0.6280000001</text:p>
          </table:table-cell>
          <table:table-cell office:value-type="float" office:value="0.695999991893768" calcext:value-type="float">
            <text:p>0.6959999919</text:p>
          </table:table-cell>
          <table:table-cell table:number-columns-repeated="5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648000007867813" calcext:value-type="float">
            <text:p>0.6480000079</text:p>
          </table:table-cell>
          <table:table-cell office:value-type="float" office:value="0.704000008106232" calcext:value-type="float">
            <text:p>0.7040000081</text:p>
          </table:table-cell>
          <table:table-cell table:number-columns-repeated="5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652000001072884" calcext:value-type="float">
            <text:p>0.6520000011</text:p>
          </table:table-cell>
          <table:table-cell office:value-type="float" office:value="0.676000002026558" calcext:value-type="float">
            <text:p>0.676000002</text:p>
          </table:table-cell>
          <table:table-cell table:number-columns-repeated="5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608000004291534" calcext:value-type="float">
            <text:p>0.6080000043</text:p>
          </table:table-cell>
          <table:table-cell office:value-type="float" office:value="0.724000000953674" calcext:value-type="float">
            <text:p>0.724000001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680000007152557" calcext:value-type="float">
            <text:p>0.6800000072</text:p>
          </table:table-cell>
          <table:table-cell office:value-type="float" office:value="0.708000004291534" calcext:value-type="float">
            <text:p>0.7080000043</text:p>
          </table:table-cell>
          <table:table-cell table:number-columns-repeated="5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628000006079674" calcext:value-type="float">
            <text:p>0.6280000061</text:p>
          </table:table-cell>
          <table:table-cell office:value-type="float" office:value="0.712000006437302" calcext:value-type="float">
            <text:p>0.7120000064</text:p>
          </table:table-cell>
          <table:table-cell table:number-columns-repeated="5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616000008583069" calcext:value-type="float">
            <text:p>0.6160000086</text:p>
          </table:table-cell>
          <table:table-cell office:value-type="float" office:value="0.659999996423721" calcext:value-type="float">
            <text:p>0.6599999964</text:p>
          </table:table-cell>
          <table:table-cell table:number-columns-repeated="5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664000010490417" calcext:value-type="float">
            <text:p>0.6640000105</text:p>
          </table:table-cell>
          <table:table-cell office:value-type="float" office:value="0.675999993085861" calcext:value-type="float">
            <text:p>0.6759999931</text:p>
          </table:table-cell>
          <table:table-cell table:number-columns-repeated="5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644000014662743" calcext:value-type="float">
            <text:p>0.6440000147</text:p>
          </table:table-cell>
          <table:table-cell office:value-type="float" office:value="0.696000009775162" calcext:value-type="float">
            <text:p>0.6960000098</text:p>
          </table:table-cell>
          <table:table-cell table:number-columns-repeated="5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72000008821487" calcext:value-type="float">
            <text:p>0.6720000088</text:p>
          </table:table-cell>
          <table:table-cell office:value-type="float" office:value="0.708000004291534" calcext:value-type="float">
            <text:p>0.7080000043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80000007152557" calcext:value-type="float">
            <text:p>0.6800000072</text:p>
          </table:table-cell>
          <table:table-cell office:value-type="float" office:value="0.688000011444092" calcext:value-type="float">
            <text:p>0.6880000114</text:p>
          </table:table-cell>
          <table:table-cell table:number-columns-repeated="5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668000018596649" calcext:value-type="float">
            <text:p>0.6680000186</text:p>
          </table:table-cell>
          <table:table-cell office:value-type="float" office:value="0.704000011086464" calcext:value-type="float">
            <text:p>0.7040000111</text:p>
          </table:table-cell>
          <table:table-cell table:number-columns-repeated="5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580000001192093" calcext:value-type="float">
            <text:p>0.5800000012</text:p>
          </table:table-cell>
          <table:table-cell office:value-type="float" office:value="0.672000008821487" calcext:value-type="float">
            <text:p>0.6720000088</text:p>
          </table:table-cell>
          <table:table-cell table:number-columns-repeated="5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635999998450279" calcext:value-type="float">
            <text:p>0.6359999985</text:p>
          </table:table-cell>
          <table:table-cell office:value-type="float" office:value="0.680000001192093" calcext:value-type="float">
            <text:p>0.6800000012</text:p>
          </table:table-cell>
          <table:table-cell table:number-columns-repeated="5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67600000500679" calcext:value-type="float">
            <text:p>0.676000005</text:p>
          </table:table-cell>
          <table:table-cell office:value-type="float" office:value="0.680000004172325" calcext:value-type="float">
            <text:p>0.6800000042</text:p>
          </table:table-cell>
          <table:table-cell table:number-columns-repeated="5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619999998807907" calcext:value-type="float">
            <text:p>0.6199999988</text:p>
          </table:table-cell>
          <table:table-cell office:value-type="float" office:value="0.700000005960465" calcext:value-type="float">
            <text:p>0.700000006</text:p>
          </table:table-cell>
          <table:table-cell table:number-columns-repeated="5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632000002264977" calcext:value-type="float">
            <text:p>0.6320000023</text:p>
          </table:table-cell>
          <table:table-cell office:value-type="float" office:value="0.695999994874001" calcext:value-type="float">
            <text:p>0.6959999949</text:p>
          </table:table-cell>
          <table:table-cell table:number-columns-repeated="5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644000005722046" calcext:value-type="float">
            <text:p>0.6440000057</text:p>
          </table:table-cell>
          <table:table-cell office:value-type="float" office:value="0.704000008106232" calcext:value-type="float">
            <text:p>0.7040000081</text:p>
          </table:table-cell>
          <table:table-cell table:number-columns-repeated="5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655999997258186" calcext:value-type="float">
            <text:p>0.6559999973</text:p>
          </table:table-cell>
          <table:table-cell office:value-type="float" office:value="0.70799999833107" calcext:value-type="float">
            <text:p>0.7079999983</text:p>
          </table:table-cell>
          <table:table-cell table:number-columns-repeated="5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612000000476837" calcext:value-type="float">
            <text:p>0.6120000005</text:p>
          </table:table-cell>
          <table:table-cell office:value-type="float" office:value="0.648000001907349" calcext:value-type="float">
            <text:p>0.6480000019</text:p>
          </table:table-cell>
          <table:table-cell table:number-columns-repeated="5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571999999880791" calcext:value-type="float">
            <text:p>0.5719999999</text:p>
          </table:table-cell>
          <table:table-cell office:value-type="float" office:value="0.724000000953674" calcext:value-type="float">
            <text:p>0.724000001</text:p>
          </table:table-cell>
          <table:table-cell table:number-columns-repeated="5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620000013709068" calcext:value-type="float">
            <text:p>0.6200000137</text:p>
          </table:table-cell>
          <table:table-cell office:value-type="float" office:value="0.7" calcext:value-type="float">
            <text:p>0.7</text:p>
          </table:table-cell>
          <table:table-cell table:number-columns-repeated="5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79999998211861" calcext:value-type="float">
            <text:p>0.6799999982</text:p>
          </table:table-cell>
          <table:table-cell office:value-type="float" office:value="0.683999997377396" calcext:value-type="float">
            <text:p>0.6839999974</text:p>
          </table:table-cell>
          <table:table-cell table:number-columns-repeated="5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628000000119209" calcext:value-type="float">
            <text:p>0.6280000001</text:p>
          </table:table-cell>
          <table:table-cell office:value-type="float" office:value="0.720000010728836" calcext:value-type="float">
            <text:p>0.7200000107</text:p>
          </table:table-cell>
          <table:table-cell table:number-columns-repeated="5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611999994516373" calcext:value-type="float">
            <text:p>0.6119999945</text:p>
          </table:table-cell>
          <table:table-cell office:value-type="float" office:value="0.667999991774559" calcext:value-type="float">
            <text:p>0.6679999918</text:p>
          </table:table-cell>
          <table:table-cell table:number-columns-repeated="5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636000001430512" calcext:value-type="float">
            <text:p>0.6360000014</text:p>
          </table:table-cell>
          <table:table-cell office:value-type="float" office:value="0.756000000238419" calcext:value-type="float">
            <text:p>0.7560000002</text:p>
          </table:table-cell>
          <table:table-cell table:number-columns-repeated="5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67600000500679" calcext:value-type="float">
            <text:p>0.676000005</text:p>
          </table:table-cell>
          <table:table-cell office:value-type="float" office:value="0.696000003814697" calcext:value-type="float">
            <text:p>0.6960000038</text:p>
          </table:table-cell>
          <table:table-cell table:number-columns-repeated="5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67600000500679" calcext:value-type="float">
            <text:p>0.676000005</text:p>
          </table:table-cell>
          <table:table-cell office:value-type="float" office:value="0.700000005960465" calcext:value-type="float">
            <text:p>0.700000006</text:p>
          </table:table-cell>
          <table:table-cell table:number-columns-repeated="5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648000007867813" calcext:value-type="float">
            <text:p>0.6480000079</text:p>
          </table:table-cell>
          <table:table-cell office:value-type="float" office:value="0.720000004768372" calcext:value-type="float">
            <text:p>0.7200000048</text:p>
          </table:table-cell>
          <table:table-cell table:number-columns-repeated="5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696000009775162" calcext:value-type="float">
            <text:p>0.6960000098</text:p>
          </table:table-cell>
          <table:table-cell office:value-type="float" office:value="0.716000008583069" calcext:value-type="float">
            <text:p>0.7160000086</text:p>
          </table:table-cell>
          <table:table-cell table:number-columns-repeated="5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608000004291534" calcext:value-type="float">
            <text:p>0.6080000043</text:p>
          </table:table-cell>
          <table:table-cell office:value-type="float" office:value="0.7" calcext:value-type="float">
            <text:p>0.7</text:p>
          </table:table-cell>
          <table:table-cell table:number-columns-repeated="5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640000009536743" calcext:value-type="float">
            <text:p>0.6400000095</text:p>
          </table:table-cell>
          <table:table-cell office:value-type="float" office:value="0.740000009536743" calcext:value-type="float">
            <text:p>0.7400000095</text:p>
          </table:table-cell>
          <table:table-cell table:number-columns-repeated="5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628000009059906" calcext:value-type="float">
            <text:p>0.6280000091</text:p>
          </table:table-cell>
          <table:table-cell office:value-type="float" office:value="0.691999998688698" calcext:value-type="float">
            <text:p>0.6919999987</text:p>
          </table:table-cell>
          <table:table-cell table:number-columns-repeated="5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679999998211861" calcext:value-type="float">
            <text:p>0.6799999982</text:p>
          </table:table-cell>
          <table:table-cell office:value-type="float" office:value="0.724000006914139" calcext:value-type="float">
            <text:p>0.7240000069</text:p>
          </table:table-cell>
          <table:table-cell table:number-columns-repeated="5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692000013589859" calcext:value-type="float">
            <text:p>0.6920000136</text:p>
          </table:table-cell>
          <table:table-cell office:value-type="float" office:value="0.675999999046326" calcext:value-type="float">
            <text:p>0.675999999</text:p>
          </table:table-cell>
          <table:table-cell table:number-columns-repeated="5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647999995946884" calcext:value-type="float">
            <text:p>0.6479999959</text:p>
          </table:table-cell>
          <table:table-cell office:value-type="float" office:value="0.684000009298325" calcext:value-type="float">
            <text:p>0.6840000093</text:p>
          </table:table-cell>
          <table:table-cell table:number-columns-repeated="5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59200000166893" calcext:value-type="float">
            <text:p>0.5920000017</text:p>
          </table:table-cell>
          <table:table-cell office:value-type="float" office:value="0.643999999761581" calcext:value-type="float">
            <text:p>0.6439999998</text:p>
          </table:table-cell>
          <table:table-cell table:number-columns-repeated="5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652000004053116" calcext:value-type="float">
            <text:p>0.6520000041</text:p>
          </table:table-cell>
          <table:table-cell office:value-type="float" office:value="0.71599999666214" calcext:value-type="float">
            <text:p>0.7159999967</text:p>
          </table:table-cell>
          <table:table-cell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644000014662743" calcext:value-type="float">
            <text:p>0.6440000147</text:p>
          </table:table-cell>
          <table:table-cell office:value-type="float" office:value="0.756000006198883" calcext:value-type="float">
            <text:p>0.7560000062</text:p>
          </table:table-cell>
          <table:table-cell table:number-columns-repeated="5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636000001430512" calcext:value-type="float">
            <text:p>0.6360000014</text:p>
          </table:table-cell>
          <table:table-cell office:value-type="float" office:value="0.704000014066696" calcext:value-type="float">
            <text:p>0.7040000141</text:p>
          </table:table-cell>
          <table:table-cell table:number-columns-repeated="5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628000000119209" calcext:value-type="float">
            <text:p>0.6280000001</text:p>
          </table:table-cell>
          <table:table-cell office:value-type="float" office:value="0.67600000500679" calcext:value-type="float">
            <text:p>0.676000005</text:p>
          </table:table-cell>
          <table:table-cell table:number-columns-repeated="5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632000008225441" calcext:value-type="float">
            <text:p>0.6320000082</text:p>
          </table:table-cell>
          <table:table-cell office:value-type="float" office:value="0.704000002145767" calcext:value-type="float">
            <text:p>0.7040000021</text:p>
          </table:table-cell>
          <table:table-cell table:number-columns-repeated="5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66800000667572" calcext:value-type="float">
            <text:p>0.6680000067</text:p>
          </table:table-cell>
          <table:table-cell office:value-type="float" office:value="0.687999996542931" calcext:value-type="float">
            <text:p>0.6879999965</text:p>
          </table:table-cell>
          <table:table-cell table:number-columns-repeated="5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608000001311302" calcext:value-type="float">
            <text:p>0.6080000013</text:p>
          </table:table-cell>
          <table:table-cell office:value-type="float" office:value="0.716000002622604" calcext:value-type="float">
            <text:p>0.7160000026</text:p>
          </table:table-cell>
          <table:table-cell table:number-columns-repeated="5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648000013828278" calcext:value-type="float">
            <text:p>0.6480000138</text:p>
          </table:table-cell>
          <table:table-cell office:value-type="float" office:value="0.728000000119209" calcext:value-type="float">
            <text:p>0.7280000001</text:p>
          </table:table-cell>
          <table:table-cell table:number-columns-repeated="5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600000008940697" calcext:value-type="float">
            <text:p>0.6000000089</text:p>
          </table:table-cell>
          <table:table-cell office:value-type="float" office:value="0.704000008106232" calcext:value-type="float">
            <text:p>0.7040000081</text:p>
          </table:table-cell>
          <table:table-cell table:number-columns-repeated="5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687999996542931" calcext:value-type="float">
            <text:p>0.6879999965</text:p>
          </table:table-cell>
          <table:table-cell office:value-type="float" office:value="0.728000003099442" calcext:value-type="float">
            <text:p>0.7280000031</text:p>
          </table:table-cell>
          <table:table-cell table:number-columns-repeated="5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64400001168251" calcext:value-type="float">
            <text:p>0.6440000117</text:p>
          </table:table-cell>
          <table:table-cell office:value-type="float" office:value="0.728000003099442" calcext:value-type="float">
            <text:p>0.7280000031</text:p>
          </table:table-cell>
          <table:table-cell table:number-columns-repeated="5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652000001072884" calcext:value-type="float">
            <text:p>0.6520000011</text:p>
          </table:table-cell>
          <table:table-cell office:value-type="float" office:value="0.704000008106232" calcext:value-type="float">
            <text:p>0.7040000081</text:p>
          </table:table-cell>
          <table:table-cell table:number-columns-repeated="5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616000008583069" calcext:value-type="float">
            <text:p>0.6160000086</text:p>
          </table:table-cell>
          <table:table-cell office:value-type="float" office:value="0.716000002622604" calcext:value-type="float">
            <text:p>0.7160000026</text:p>
          </table:table-cell>
          <table:table-cell table:number-columns-repeated="5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656000006198883" calcext:value-type="float">
            <text:p>0.6560000062</text:p>
          </table:table-cell>
          <table:table-cell office:value-type="float" office:value="0.736000007390976" calcext:value-type="float">
            <text:p>0.7360000074</text:p>
          </table:table-cell>
          <table:table-cell table:number-columns-repeated="5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636000007390976" calcext:value-type="float">
            <text:p>0.6360000074</text:p>
          </table:table-cell>
          <table:table-cell office:value-type="float" office:value="0.724000000953674" calcext:value-type="float">
            <text:p>0.724000001</text:p>
          </table:table-cell>
          <table:table-cell table:number-columns-repeated="5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724000006914139" calcext:value-type="float">
            <text:p>0.7240000069</text:p>
          </table:table-cell>
          <table:table-cell office:value-type="float" office:value="0.747999995946884" calcext:value-type="float">
            <text:p>0.7479999959</text:p>
          </table:table-cell>
          <table:table-cell table:number-columns-repeated="5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628000012040138" calcext:value-type="float">
            <text:p>0.628000012</text:p>
          </table:table-cell>
          <table:table-cell office:value-type="float" office:value="0.704000002145767" calcext:value-type="float">
            <text:p>0.7040000021</text:p>
          </table:table-cell>
          <table:table-cell table:number-columns-repeated="5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648000007867813" calcext:value-type="float">
            <text:p>0.6480000079</text:p>
          </table:table-cell>
          <table:table-cell office:value-type="float" office:value="0.736000001430512" calcext:value-type="float">
            <text:p>0.7360000014</text:p>
          </table:table-cell>
          <table:table-cell table:number-columns-repeated="5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671999996900558" calcext:value-type="float">
            <text:p>0.6719999969</text:p>
          </table:table-cell>
          <table:table-cell office:value-type="float" office:value="0.732000002264977" calcext:value-type="float">
            <text:p>0.7320000023</text:p>
          </table:table-cell>
          <table:table-cell table:number-columns-repeated="5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672000008821487" calcext:value-type="float">
            <text:p>0.6720000088</text:p>
          </table:table-cell>
          <table:table-cell office:value-type="float" office:value="0.740000009536743" calcext:value-type="float">
            <text:p>0.7400000095</text:p>
          </table:table-cell>
          <table:table-cell table:number-columns-repeated="5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664000004529953" calcext:value-type="float">
            <text:p>0.6640000045</text:p>
          </table:table-cell>
          <table:table-cell office:value-type="float" office:value="0.70799999833107" calcext:value-type="float">
            <text:p>0.7079999983</text:p>
          </table:table-cell>
          <table:table-cell table:number-columns-repeated="5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636000004410744" calcext:value-type="float">
            <text:p>0.6360000044</text:p>
          </table:table-cell>
          <table:table-cell office:value-type="float" office:value="0.716000002622604" calcext:value-type="float">
            <text:p>0.7160000026</text:p>
          </table:table-cell>
          <table:table-cell table:number-columns-repeated="5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632000005245209" calcext:value-type="float">
            <text:p>0.6320000052</text:p>
          </table:table-cell>
          <table:table-cell office:value-type="float" office:value="0.739999997615814" calcext:value-type="float">
            <text:p>0.7399999976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675999999046326" calcext:value-type="float">
            <text:p>0.675999999</text:p>
          </table:table-cell>
          <table:table-cell office:value-type="float" office:value="0.672000002861023" calcext:value-type="float">
            <text:p>0.6720000029</text:p>
          </table:table-cell>
          <table:table-cell table:number-columns-repeated="5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652000007033348" calcext:value-type="float">
            <text:p>0.652000007</text:p>
          </table:table-cell>
          <table:table-cell office:value-type="float" office:value="0.692000007629394" calcext:value-type="float">
            <text:p>0.6920000076</text:p>
          </table:table-cell>
          <table:table-cell table:number-columns-repeated="5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68000001013279" calcext:value-type="float">
            <text:p>0.6800000101</text:p>
          </table:table-cell>
          <table:table-cell office:value-type="float" office:value="0.736000007390976" calcext:value-type="float">
            <text:p>0.7360000074</text:p>
          </table:table-cell>
          <table:table-cell table:number-columns-repeated="5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636000004410744" calcext:value-type="float">
            <text:p>0.6360000044</text:p>
          </table:table-cell>
          <table:table-cell office:value-type="float" office:value="0.75200001001358" calcext:value-type="float">
            <text:p>0.75200001</text:p>
          </table:table-cell>
          <table:table-cell table:number-columns-repeated="5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664000016450882" calcext:value-type="float">
            <text:p>0.6640000165</text:p>
          </table:table-cell>
          <table:table-cell office:value-type="float" office:value="0.724000006914139" calcext:value-type="float">
            <text:p>0.7240000069</text:p>
          </table:table-cell>
          <table:table-cell table:number-columns-repeated="5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719999995827675" calcext:value-type="float">
            <text:p>0.7199999958</text:p>
          </table:table-cell>
          <table:table-cell office:value-type="float" office:value="0.672000002861023" calcext:value-type="float">
            <text:p>0.6720000029</text:p>
          </table:table-cell>
          <table:table-cell table:number-columns-repeated="5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643999993801117" calcext:value-type="float">
            <text:p>0.6439999938</text:p>
          </table:table-cell>
          <table:table-cell office:value-type="float" office:value="0.720000004768372" calcext:value-type="float">
            <text:p>0.7200000048</text:p>
          </table:table-cell>
          <table:table-cell table:number-columns-repeated="5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615999993681908" calcext:value-type="float">
            <text:p>0.6159999937</text:p>
          </table:table-cell>
          <table:table-cell office:value-type="float" office:value="0.719999992847443" calcext:value-type="float">
            <text:p>0.7199999928</text:p>
          </table:table-cell>
          <table:table-cell table:number-columns-repeated="5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663999989628792" calcext:value-type="float">
            <text:p>0.6639999896</text:p>
          </table:table-cell>
          <table:table-cell office:value-type="float" office:value="0.727999997138977" calcext:value-type="float">
            <text:p>0.7279999971</text:p>
          </table:table-cell>
          <table:table-cell table:number-columns-repeated="5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635999992489815" calcext:value-type="float">
            <text:p>0.6359999925</text:p>
          </table:table-cell>
          <table:table-cell office:value-type="float" office:value="0.71599999666214" calcext:value-type="float">
            <text:p>0.7159999967</text:p>
          </table:table-cell>
          <table:table-cell table:number-columns-repeated="5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636000004410744" calcext:value-type="float">
            <text:p>0.6360000044</text:p>
          </table:table-cell>
          <table:table-cell office:value-type="float" office:value="0.708000004291534" calcext:value-type="float">
            <text:p>0.7080000043</text:p>
          </table:table-cell>
          <table:table-cell table:number-columns-repeated="5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656000003218651" calcext:value-type="float">
            <text:p>0.6560000032</text:p>
          </table:table-cell>
          <table:table-cell office:value-type="float" office:value="0.743999999761581" calcext:value-type="float">
            <text:p>0.7439999998</text:p>
          </table:table-cell>
          <table:table-cell table:number-columns-repeated="5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643999993801117" calcext:value-type="float">
            <text:p>0.6439999938</text:p>
          </table:table-cell>
          <table:table-cell office:value-type="float" office:value="0.68400000333786" calcext:value-type="float">
            <text:p>0.6840000033</text:p>
          </table:table-cell>
          <table:table-cell table:number-columns-repeated="5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64800001680851" calcext:value-type="float">
            <text:p>0.6480000168</text:p>
          </table:table-cell>
          <table:table-cell office:value-type="float" office:value="0.708000004291534" calcext:value-type="float">
            <text:p>0.7080000043</text:p>
          </table:table-cell>
          <table:table-cell table:number-columns-repeated="5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651999998092651" calcext:value-type="float">
            <text:p>0.6519999981</text:p>
          </table:table-cell>
          <table:table-cell office:value-type="float" office:value="0.736000007390976" calcext:value-type="float">
            <text:p>0.7360000074</text:p>
          </table:table-cell>
          <table:table-cell table:number-columns-repeated="5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743999999761581" calcext:value-type="float">
            <text:p>0.7439999998</text:p>
          </table:table-cell>
          <table:table-cell office:value-type="float" office:value="0.7" calcext:value-type="float">
            <text:p>0.7</text:p>
          </table:table-cell>
          <table:table-cell table:number-columns-repeated="5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64799998998642" calcext:value-type="float">
            <text:p>0.64799999</text:p>
          </table:table-cell>
          <table:table-cell office:value-type="float" office:value="0.76000000834465" calcext:value-type="float">
            <text:p>0.7600000083</text:p>
          </table:table-cell>
          <table:table-cell table:number-columns-repeated="5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611999994516373" calcext:value-type="float">
            <text:p>0.6119999945</text:p>
          </table:table-cell>
          <table:table-cell office:value-type="float" office:value="0.684000009298325" calcext:value-type="float">
            <text:p>0.6840000093</text:p>
          </table:table-cell>
          <table:table-cell table:number-columns-repeated="5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680000013113022" calcext:value-type="float">
            <text:p>0.6800000131</text:p>
          </table:table-cell>
          <table:table-cell office:value-type="float" office:value="0.759999996423721" calcext:value-type="float">
            <text:p>0.7599999964</text:p>
          </table:table-cell>
          <table:table-cell table:number-columns-repeated="5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680000001192093" calcext:value-type="float">
            <text:p>0.6800000012</text:p>
          </table:table-cell>
          <table:table-cell office:value-type="float" office:value="0.704000008106232" calcext:value-type="float">
            <text:p>0.7040000081</text:p>
          </table:table-cell>
          <table:table-cell table:number-columns-repeated="5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688000005483627" calcext:value-type="float">
            <text:p>0.6880000055</text:p>
          </table:table-cell>
          <table:table-cell office:value-type="float" office:value="0.724000003933906" calcext:value-type="float">
            <text:p>0.7240000039</text:p>
          </table:table-cell>
          <table:table-cell table:number-columns-repeated="5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628000003099441" calcext:value-type="float">
            <text:p>0.6280000031</text:p>
          </table:table-cell>
          <table:table-cell office:value-type="float" office:value="0.763999992609024" calcext:value-type="float">
            <text:p>0.7639999926</text:p>
          </table:table-cell>
          <table:table-cell table:number-columns-repeated="5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66800000667572" calcext:value-type="float">
            <text:p>0.6680000067</text:p>
          </table:table-cell>
          <table:table-cell office:value-type="float" office:value="0.756000006198883" calcext:value-type="float">
            <text:p>0.7560000062</text:p>
          </table:table-cell>
          <table:table-cell table:number-columns-repeated="5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716000008583069" calcext:value-type="float">
            <text:p>0.7160000086</text:p>
          </table:table-cell>
          <table:table-cell office:value-type="float" office:value="0.708000010251999" calcext:value-type="float">
            <text:p>0.7080000103</text:p>
          </table:table-cell>
          <table:table-cell table:number-columns-repeated="5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631999999284744" calcext:value-type="float">
            <text:p>0.6319999993</text:p>
          </table:table-cell>
          <table:table-cell office:value-type="float" office:value="0.756000003218651" calcext:value-type="float">
            <text:p>0.7560000032</text:p>
          </table:table-cell>
          <table:table-cell table:number-columns-repeated="5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620000001788139" calcext:value-type="float">
            <text:p>0.6200000018</text:p>
          </table:table-cell>
          <table:table-cell office:value-type="float" office:value="0.736000007390976" calcext:value-type="float">
            <text:p>0.7360000074</text:p>
          </table:table-cell>
          <table:table-cell table:number-columns-repeated="5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664000004529953" calcext:value-type="float">
            <text:p>0.6640000045</text:p>
          </table:table-cell>
          <table:table-cell office:value-type="float" office:value="0.740000009536743" calcext:value-type="float">
            <text:p>0.7400000095</text:p>
          </table:table-cell>
          <table:table-cell table:number-columns-repeated="5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69200000166893" calcext:value-type="float">
            <text:p>0.6920000017</text:p>
          </table:table-cell>
          <table:table-cell office:value-type="float" office:value="0.767999994754791" calcext:value-type="float">
            <text:p>0.7679999948</text:p>
          </table:table-cell>
          <table:table-cell table:number-columns-repeated="5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72399999499321" calcext:value-type="float">
            <text:p>0.723999995</text:p>
          </table:table-cell>
          <table:table-cell office:value-type="float" office:value="0.731999999284744" calcext:value-type="float">
            <text:p>0.7319999993</text:p>
          </table:table-cell>
          <table:table-cell table:number-columns-repeated="5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704000002145767" calcext:value-type="float">
            <text:p>0.7040000021</text:p>
          </table:table-cell>
          <table:table-cell office:value-type="float" office:value="0.712000000476837" calcext:value-type="float">
            <text:p>0.7120000005</text:p>
          </table:table-cell>
          <table:table-cell table:number-columns-repeated="5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676000002026558" calcext:value-type="float">
            <text:p>0.676000002</text:p>
          </table:table-cell>
          <table:table-cell office:value-type="float" office:value="0.759999996423721" calcext:value-type="float">
            <text:p>0.7599999964</text:p>
          </table:table-cell>
          <table:table-cell table:number-columns-repeated="5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727999997138977" calcext:value-type="float">
            <text:p>0.7279999971</text:p>
          </table:table-cell>
          <table:table-cell office:value-type="float" office:value="0.744000005722046" calcext:value-type="float">
            <text:p>0.7440000057</text:p>
          </table:table-cell>
          <table:table-cell table:number-columns-repeated="5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672000002861023" calcext:value-type="float">
            <text:p>0.6720000029</text:p>
          </table:table-cell>
          <table:table-cell office:value-type="float" office:value="0.728000009059906" calcext:value-type="float">
            <text:p>0.7280000091</text:p>
          </table:table-cell>
          <table:table-cell table:number-columns-repeated="5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69200000166893" calcext:value-type="float">
            <text:p>0.6920000017</text:p>
          </table:table-cell>
          <table:table-cell office:value-type="float" office:value="0.700000017881393" calcext:value-type="float">
            <text:p>0.7000000179</text:p>
          </table:table-cell>
          <table:table-cell table:number-columns-repeated="5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663999998569489" calcext:value-type="float">
            <text:p>0.6639999986</text:p>
          </table:table-cell>
          <table:table-cell office:value-type="float" office:value="0.728000003099442" calcext:value-type="float">
            <text:p>0.7280000031</text:p>
          </table:table-cell>
          <table:table-cell table:number-columns-repeated="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70799999833107" calcext:value-type="float">
            <text:p>0.7079999983</text:p>
          </table:table-cell>
          <table:table-cell office:value-type="float" office:value="0.720000004768372" calcext:value-type="float">
            <text:p>0.7200000048</text:p>
          </table:table-cell>
          <table:table-cell table:number-columns-repeated="5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684000000357628" calcext:value-type="float">
            <text:p>0.6840000004</text:p>
          </table:table-cell>
          <table:table-cell office:value-type="float" office:value="0.70799999833107" calcext:value-type="float">
            <text:p>0.7079999983</text:p>
          </table:table-cell>
          <table:table-cell table:number-columns-repeated="5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66800000667572" calcext:value-type="float">
            <text:p>0.6680000067</text:p>
          </table:table-cell>
          <table:table-cell office:value-type="float" office:value="0.704000008106232" calcext:value-type="float">
            <text:p>0.7040000081</text:p>
          </table:table-cell>
          <table:table-cell table:number-columns-repeated="5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676000002026558" calcext:value-type="float">
            <text:p>0.676000002</text:p>
          </table:table-cell>
          <table:table-cell office:value-type="float" office:value="0.743999999761581" calcext:value-type="float">
            <text:p>0.7439999998</text:p>
          </table:table-cell>
          <table:table-cell table:number-columns-repeated="5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644000008702278" calcext:value-type="float">
            <text:p>0.6440000087</text:p>
          </table:table-cell>
          <table:table-cell office:value-type="float" office:value="0.736000001430512" calcext:value-type="float">
            <text:p>0.7360000014</text:p>
          </table:table-cell>
          <table:table-cell table:number-columns-repeated="5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644000002741814" calcext:value-type="float">
            <text:p>0.6440000027</text:p>
          </table:table-cell>
          <table:table-cell office:value-type="float" office:value="0.768000000715256" calcext:value-type="float">
            <text:p>0.7680000007</text:p>
          </table:table-cell>
          <table:table-cell table:number-columns-repeated="5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596000003814697" calcext:value-type="float">
            <text:p>0.5960000038</text:p>
          </table:table-cell>
          <table:table-cell office:value-type="float" office:value="0.728000003099442" calcext:value-type="float">
            <text:p>0.7280000031</text:p>
          </table:table-cell>
          <table:table-cell table:number-columns-repeated="5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676000010967255" calcext:value-type="float">
            <text:p>0.676000011</text:p>
          </table:table-cell>
          <table:table-cell office:value-type="float" office:value="0.708000010251999" calcext:value-type="float">
            <text:p>0.7080000103</text:p>
          </table:table-cell>
          <table:table-cell table:number-columns-repeated="5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684000009298325" calcext:value-type="float">
            <text:p>0.6840000093</text:p>
          </table:table-cell>
          <table:table-cell office:value-type="float" office:value="0.772000002861023" calcext:value-type="float">
            <text:p>0.7720000029</text:p>
          </table:table-cell>
          <table:table-cell table:number-columns-repeated="5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680000007152557" calcext:value-type="float">
            <text:p>0.6800000072</text:p>
          </table:table-cell>
          <table:table-cell office:value-type="float" office:value="0.700000011920929" calcext:value-type="float">
            <text:p>0.7000000119</text:p>
          </table:table-cell>
          <table:table-cell table:number-columns-repeated="5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663999989628792" calcext:value-type="float">
            <text:p>0.6639999896</text:p>
          </table:table-cell>
          <table:table-cell office:value-type="float" office:value="0.791999995708466" calcext:value-type="float">
            <text:p>0.7919999957</text:p>
          </table:table-cell>
          <table:table-cell table:number-columns-repeated="5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728000009059906" calcext:value-type="float">
            <text:p>0.7280000091</text:p>
          </table:table-cell>
          <table:table-cell office:value-type="float" office:value="0.752000004053116" calcext:value-type="float">
            <text:p>0.7520000041</text:p>
          </table:table-cell>
          <table:table-cell table:number-columns-repeated="5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680000001192093" calcext:value-type="float">
            <text:p>0.6800000012</text:p>
          </table:table-cell>
          <table:table-cell office:value-type="float" office:value="0.748000001907349" calcext:value-type="float">
            <text:p>0.7480000019</text:p>
          </table:table-cell>
          <table:table-cell table:number-columns-repeated="5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619999998807907" calcext:value-type="float">
            <text:p>0.6199999988</text:p>
          </table:table-cell>
          <table:table-cell office:value-type="float" office:value="0.691999998688698" calcext:value-type="float">
            <text:p>0.6919999987</text:p>
          </table:table-cell>
          <table:table-cell table:number-columns-repeated="5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664000004529953" calcext:value-type="float">
            <text:p>0.6640000045</text:p>
          </table:table-cell>
          <table:table-cell office:value-type="float" office:value="0.732000005245209" calcext:value-type="float">
            <text:p>0.7320000052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640000003576279" calcext:value-type="float">
            <text:p>0.6400000036</text:p>
          </table:table-cell>
          <table:table-cell office:value-type="float" office:value="0.724000000953674" calcext:value-type="float">
            <text:p>0.724000001</text:p>
          </table:table-cell>
          <table:table-cell table:number-columns-repeated="5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696000000834465" calcext:value-type="float">
            <text:p>0.6960000008</text:p>
          </table:table-cell>
          <table:table-cell office:value-type="float" office:value="0.731999999284744" calcext:value-type="float">
            <text:p>0.7319999993</text:p>
          </table:table-cell>
          <table:table-cell table:number-columns-repeated="5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635999995470047" calcext:value-type="float">
            <text:p>0.6359999955</text:p>
          </table:table-cell>
          <table:table-cell office:value-type="float" office:value="0.751999998092651" calcext:value-type="float">
            <text:p>0.7519999981</text:p>
          </table:table-cell>
          <table:table-cell table:number-columns-repeated="5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651999998092651" calcext:value-type="float">
            <text:p>0.6519999981</text:p>
          </table:table-cell>
          <table:table-cell office:value-type="float" office:value="0.748000001907349" calcext:value-type="float">
            <text:p>0.7480000019</text:p>
          </table:table-cell>
          <table:table-cell table:number-columns-repeated="5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672000005841255" calcext:value-type="float">
            <text:p>0.6720000058</text:p>
          </table:table-cell>
          <table:table-cell office:value-type="float" office:value="0.720000004768372" calcext:value-type="float">
            <text:p>0.7200000048</text:p>
          </table:table-cell>
          <table:table-cell table:number-columns-repeated="5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688000005483627" calcext:value-type="float">
            <text:p>0.6880000055</text:p>
          </table:table-cell>
          <table:table-cell office:value-type="float" office:value="0.704000002145767" calcext:value-type="float">
            <text:p>0.7040000021</text:p>
          </table:table-cell>
          <table:table-cell table:number-columns-repeated="5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644000002741814" calcext:value-type="float">
            <text:p>0.6440000027</text:p>
          </table:table-cell>
          <table:table-cell office:value-type="float" office:value="0.763999992609024" calcext:value-type="float">
            <text:p>0.7639999926</text:p>
          </table:table-cell>
          <table:table-cell table:number-columns-repeated="5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696000003814697" calcext:value-type="float">
            <text:p>0.6960000038</text:p>
          </table:table-cell>
          <table:table-cell office:value-type="float" office:value="0.716000008583069" calcext:value-type="float">
            <text:p>0.7160000086</text:p>
          </table:table-cell>
          <table:table-cell table:number-columns-repeated="5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619999992847443" calcext:value-type="float">
            <text:p>0.6199999928</text:p>
          </table:table-cell>
          <table:table-cell office:value-type="float" office:value="0.704000002145767" calcext:value-type="float">
            <text:p>0.7040000021</text:p>
          </table:table-cell>
          <table:table-cell table:number-columns-repeated="5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700000005960465" calcext:value-type="float">
            <text:p>0.700000006</text:p>
          </table:table-cell>
          <table:table-cell office:value-type="float" office:value="0.719999998807907" calcext:value-type="float">
            <text:p>0.7199999988</text:p>
          </table:table-cell>
          <table:table-cell table:number-columns-repeated="5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652000007033348" calcext:value-type="float">
            <text:p>0.652000007</text:p>
          </table:table-cell>
          <table:table-cell office:value-type="float" office:value="0.73199999332428" calcext:value-type="float">
            <text:p>0.7319999933</text:p>
          </table:table-cell>
          <table:table-cell table:number-columns-repeated="5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672000002861023" calcext:value-type="float">
            <text:p>0.6720000029</text:p>
          </table:table-cell>
          <table:table-cell office:value-type="float" office:value="0.732000005245209" calcext:value-type="float">
            <text:p>0.7320000052</text:p>
          </table:table-cell>
          <table:table-cell table:number-columns-repeated="5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703999999165535" calcext:value-type="float">
            <text:p>0.7039999992</text:p>
          </table:table-cell>
          <table:table-cell office:value-type="float" office:value="0.712000018358231" calcext:value-type="float">
            <text:p>0.7120000184</text:p>
          </table:table-cell>
          <table:table-cell table:number-columns-repeated="5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672000002861023" calcext:value-type="float">
            <text:p>0.6720000029</text:p>
          </table:table-cell>
          <table:table-cell office:value-type="float" office:value="0.748000007867813" calcext:value-type="float">
            <text:p>0.7480000079</text:p>
          </table:table-cell>
          <table:table-cell table:number-columns-repeated="5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672000005841255" calcext:value-type="float">
            <text:p>0.6720000058</text:p>
          </table:table-cell>
          <table:table-cell office:value-type="float" office:value="0.724000000953674" calcext:value-type="float">
            <text:p>0.724000001</text:p>
          </table:table-cell>
          <table:table-cell table:number-columns-repeated="5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660000002384186" calcext:value-type="float">
            <text:p>0.6600000024</text:p>
          </table:table-cell>
          <table:table-cell office:value-type="float" office:value="0.736000001430512" calcext:value-type="float">
            <text:p>0.7360000014</text:p>
          </table:table-cell>
          <table:table-cell table:number-columns-repeated="5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676000010967255" calcext:value-type="float">
            <text:p>0.676000011</text:p>
          </table:table-cell>
          <table:table-cell office:value-type="float" office:value="0.724000006914139" calcext:value-type="float">
            <text:p>0.7240000069</text:p>
          </table:table-cell>
          <table:table-cell table:number-columns-repeated="5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675999990105629" calcext:value-type="float">
            <text:p>0.6759999901</text:p>
          </table:table-cell>
          <table:table-cell office:value-type="float" office:value="0.736000001430512" calcext:value-type="float">
            <text:p>0.7360000014</text:p>
          </table:table-cell>
          <table:table-cell table:number-columns-repeated="5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667999994754791" calcext:value-type="float">
            <text:p>0.6679999948</text:p>
          </table:table-cell>
          <table:table-cell office:value-type="float" office:value="0.751999998092651" calcext:value-type="float">
            <text:p>0.7519999981</text:p>
          </table:table-cell>
          <table:table-cell table:number-columns-repeated="5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7" calcext:value-type="float">
            <text:p>0.7</text:p>
          </table:table-cell>
          <table:table-cell office:value-type="float" office:value="0.71599999666214" calcext:value-type="float">
            <text:p>0.7159999967</text:p>
          </table:table-cell>
          <table:table-cell table:number-columns-repeated="5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671999996900558" calcext:value-type="float">
            <text:p>0.6719999969</text:p>
          </table:table-cell>
          <table:table-cell office:value-type="float" office:value="0.795999991893768" calcext:value-type="float">
            <text:p>0.7959999919</text:p>
          </table:table-cell>
          <table:table-cell table:number-columns-repeated="5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624000006914139" calcext:value-type="float">
            <text:p>0.6240000069</text:p>
          </table:table-cell>
          <table:table-cell office:value-type="float" office:value="0.743999999761581" calcext:value-type="float">
            <text:p>0.7439999998</text:p>
          </table:table-cell>
          <table:table-cell table:number-columns-repeated="5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627999997138977" calcext:value-type="float">
            <text:p>0.6279999971</text:p>
          </table:table-cell>
          <table:table-cell office:value-type="float" office:value="0.76000000834465" calcext:value-type="float">
            <text:p>0.7600000083</text:p>
          </table:table-cell>
          <table:table-cell table:number-columns-repeated="5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672000014781952" calcext:value-type="float">
            <text:p>0.6720000148</text:p>
          </table:table-cell>
          <table:table-cell office:value-type="float" office:value="0.743999993801117" calcext:value-type="float">
            <text:p>0.7439999938</text:p>
          </table:table-cell>
          <table:table-cell table:number-columns-repeated="5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620000007748604" calcext:value-type="float">
            <text:p>0.6200000077</text:p>
          </table:table-cell>
          <table:table-cell office:value-type="float" office:value="0.704000014066696" calcext:value-type="float">
            <text:p>0.7040000141</text:p>
          </table:table-cell>
          <table:table-cell table:number-columns-repeated="5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631999999284744" calcext:value-type="float">
            <text:p>0.6319999993</text:p>
          </table:table-cell>
          <table:table-cell office:value-type="float" office:value="0.703999999165535" calcext:value-type="float">
            <text:p>0.7039999992</text:p>
          </table:table-cell>
          <table:table-cell table:number-columns-repeated="5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628000009059906" calcext:value-type="float">
            <text:p>0.6280000091</text:p>
          </table:table-cell>
          <table:table-cell office:value-type="float" office:value="0.740000003576279" calcext:value-type="float">
            <text:p>0.7400000036</text:p>
          </table:table-cell>
          <table:table-cell table:number-columns-repeated="5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676000010967255" calcext:value-type="float">
            <text:p>0.676000011</text:p>
          </table:table-cell>
          <table:table-cell office:value-type="float" office:value="0.684000009298325" calcext:value-type="float">
            <text:p>0.6840000093</text:p>
          </table:table-cell>
          <table:table-cell table:number-columns-repeated="5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680000007152557" calcext:value-type="float">
            <text:p>0.6800000072</text:p>
          </table:table-cell>
          <table:table-cell office:value-type="float" office:value="0.764000004529953" calcext:value-type="float">
            <text:p>0.7640000045</text:p>
          </table:table-cell>
          <table:table-cell table:number-columns-repeated="5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648000001907349" calcext:value-type="float">
            <text:p>0.6480000019</text:p>
          </table:table-cell>
          <table:table-cell office:value-type="float" office:value="0.712000000476837" calcext:value-type="float">
            <text:p>0.7120000005</text:p>
          </table:table-cell>
          <table:table-cell table:number-columns-repeated="5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736000001430512" calcext:value-type="float">
            <text:p>0.7360000014</text:p>
          </table:table-cell>
          <table:table-cell office:value-type="float" office:value="0.743999999761581" calcext:value-type="float">
            <text:p>0.7439999998</text:p>
          </table:table-cell>
          <table:table-cell table:number-columns-repeated="5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639999994635582" calcext:value-type="float">
            <text:p>0.6399999946</text:p>
          </table:table-cell>
          <table:table-cell office:value-type="float" office:value="0.740000003576279" calcext:value-type="float">
            <text:p>0.7400000036</text:p>
          </table:table-cell>
          <table:table-cell table:number-columns-repeated="5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676000010967255" calcext:value-type="float">
            <text:p>0.676000011</text:p>
          </table:table-cell>
          <table:table-cell office:value-type="float" office:value="0.716000014543533" calcext:value-type="float">
            <text:p>0.7160000145</text:p>
          </table:table-cell>
          <table:table-cell table:number-columns-repeated="5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59200000166893" calcext:value-type="float">
            <text:p>0.5920000017</text:p>
          </table:table-cell>
          <table:table-cell office:value-type="float" office:value="0.700000011920929" calcext:value-type="float">
            <text:p>0.7000000119</text:p>
          </table:table-cell>
          <table:table-cell table:number-columns-repeated="5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687999999523163" calcext:value-type="float">
            <text:p>0.6879999995</text:p>
          </table:table-cell>
          <table:table-cell office:value-type="float" office:value="0.755999994277954" calcext:value-type="float">
            <text:p>0.7559999943</text:p>
          </table:table-cell>
          <table:table-cell table:number-columns-repeated="5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640000003576279" calcext:value-type="float">
            <text:p>0.6400000036</text:p>
          </table:table-cell>
          <table:table-cell office:value-type="float" office:value="0.748000001907349" calcext:value-type="float">
            <text:p>0.7480000019</text:p>
          </table:table-cell>
          <table:table-cell table:number-columns-repeated="5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660000002384186" calcext:value-type="float">
            <text:p>0.6600000024</text:p>
          </table:table-cell>
          <table:table-cell office:value-type="float" office:value="0.756000006198883" calcext:value-type="float">
            <text:p>0.7560000062</text:p>
          </table:table-cell>
          <table:table-cell table:number-columns-repeated="5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687999999523163" calcext:value-type="float">
            <text:p>0.6879999995</text:p>
          </table:table-cell>
          <table:table-cell office:value-type="float" office:value="0.756000000238419" calcext:value-type="float">
            <text:p>0.7560000002</text:p>
          </table:table-cell>
          <table:table-cell table:number-columns-repeated="5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720000004768372" calcext:value-type="float">
            <text:p>0.7200000048</text:p>
          </table:table-cell>
          <table:table-cell office:value-type="float" office:value="0.752000015974045" calcext:value-type="float">
            <text:p>0.752000016</text:p>
          </table:table-cell>
          <table:table-cell table:number-columns-repeated="5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643999993801117" calcext:value-type="float">
            <text:p>0.6439999938</text:p>
          </table:table-cell>
          <table:table-cell office:value-type="float" office:value="0.752000004053116" calcext:value-type="float">
            <text:p>0.7520000041</text:p>
          </table:table-cell>
          <table:table-cell table:number-columns-repeated="5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66800000667572" calcext:value-type="float">
            <text:p>0.6680000067</text:p>
          </table:table-cell>
          <table:table-cell office:value-type="float" office:value="0.759999990463257" calcext:value-type="float">
            <text:p>0.7599999905</text:p>
          </table:table-cell>
          <table:table-cell table:number-columns-repeated="5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660000002384186" calcext:value-type="float">
            <text:p>0.6600000024</text:p>
          </table:table-cell>
          <table:table-cell office:value-type="float" office:value="0.748000001907349" calcext:value-type="float">
            <text:p>0.7480000019</text:p>
          </table:table-cell>
          <table:table-cell table:number-columns-repeated="5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660000014305115" calcext:value-type="float">
            <text:p>0.6600000143</text:p>
          </table:table-cell>
          <table:table-cell office:value-type="float" office:value="0.731999999284744" calcext:value-type="float">
            <text:p>0.7319999993</text:p>
          </table:table-cell>
          <table:table-cell table:number-columns-repeated="5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67600000500679" calcext:value-type="float">
            <text:p>0.676000005</text:p>
          </table:table-cell>
          <table:table-cell office:value-type="float" office:value="0.763999995589256" calcext:value-type="float">
            <text:p>0.7639999956</text:p>
          </table:table-cell>
          <table:table-cell table:number-columns-repeated="5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687999999523163" calcext:value-type="float">
            <text:p>0.6879999995</text:p>
          </table:table-cell>
          <table:table-cell office:value-type="float" office:value="0.755999994277954" calcext:value-type="float">
            <text:p>0.7559999943</text:p>
          </table:table-cell>
          <table:table-cell table:number-columns-repeated="5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65200001001358" calcext:value-type="float">
            <text:p>0.65200001</text:p>
          </table:table-cell>
          <table:table-cell office:value-type="float" office:value="0.688000017404556" calcext:value-type="float">
            <text:p>0.6880000174</text:p>
          </table:table-cell>
          <table:table-cell table:number-columns-repeated="5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663999989628792" calcext:value-type="float">
            <text:p>0.6639999896</text:p>
          </table:table-cell>
          <table:table-cell office:value-type="float" office:value="0.716000002622604" calcext:value-type="float">
            <text:p>0.7160000026</text:p>
          </table:table-cell>
          <table:table-cell table:number-columns-repeated="5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719999998807907" calcext:value-type="float">
            <text:p>0.7199999988</text:p>
          </table:table-cell>
          <table:table-cell office:value-type="float" office:value="0.756000012159348" calcext:value-type="float">
            <text:p>0.7560000122</text:p>
          </table:table-cell>
          <table:table-cell table:number-columns-repeated="5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696000009775162" calcext:value-type="float">
            <text:p>0.6960000098</text:p>
          </table:table-cell>
          <table:table-cell office:value-type="float" office:value="0.747999995946884" calcext:value-type="float">
            <text:p>0.7479999959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691999995708466" calcext:value-type="float">
            <text:p>0.6919999957</text:p>
          </table:table-cell>
          <table:table-cell office:value-type="float" office:value="0.799999994039535" calcext:value-type="float">
            <text:p>0.799999994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660000002384186" calcext:value-type="float">
            <text:p>0.6600000024</text:p>
          </table:table-cell>
          <table:table-cell office:value-type="float" office:value="0.74400001168251" calcext:value-type="float">
            <text:p>0.7440000117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64400001168251" calcext:value-type="float">
            <text:p>0.6440000117</text:p>
          </table:table-cell>
          <table:table-cell office:value-type="float" office:value="0.760000002384186" calcext:value-type="float">
            <text:p>0.7600000024</text:p>
          </table:table-cell>
          <table:table-cell table:number-columns-repeated="5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623999992012978" calcext:value-type="float">
            <text:p>0.623999992</text:p>
          </table:table-cell>
          <table:table-cell office:value-type="float" office:value="0.739999997615814" calcext:value-type="float">
            <text:p>0.7399999976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680000013113022" calcext:value-type="float">
            <text:p>0.6800000131</text:p>
          </table:table-cell>
          <table:table-cell office:value-type="float" office:value="0.736000001430512" calcext:value-type="float">
            <text:p>0.7360000014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643999993801117" calcext:value-type="float">
            <text:p>0.6439999938</text:p>
          </table:table-cell>
          <table:table-cell office:value-type="float" office:value="0.779999995231628" calcext:value-type="float">
            <text:p>0.7799999952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683999994397163" calcext:value-type="float">
            <text:p>0.6839999944</text:p>
          </table:table-cell>
          <table:table-cell office:value-type="float" office:value="0.743999999761581" calcext:value-type="float">
            <text:p>0.7439999998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668000000715256" calcext:value-type="float">
            <text:p>0.6680000007</text:p>
          </table:table-cell>
          <table:table-cell office:value-type="float" office:value="0.688000005483627" calcext:value-type="float">
            <text:p>0.6880000055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684000006318092" calcext:value-type="float">
            <text:p>0.6840000063</text:p>
          </table:table-cell>
          <table:table-cell office:value-type="float" office:value="0.775999987125397" calcext:value-type="float">
            <text:p>0.7759999871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608000004291534" calcext:value-type="float">
            <text:p>0.6080000043</text:p>
          </table:table-cell>
          <table:table-cell office:value-type="float" office:value="0.763999998569489" calcext:value-type="float">
            <text:p>0.7639999986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647999992966652" calcext:value-type="float">
            <text:p>0.647999993</text:p>
          </table:table-cell>
          <table:table-cell office:value-type="float" office:value="0.692000004649162" calcext:value-type="float">
            <text:p>0.6920000046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720000010728836" calcext:value-type="float">
            <text:p>0.7200000107</text:p>
          </table:table-cell>
          <table:table-cell office:value-type="float" office:value="0.708000010251999" calcext:value-type="float">
            <text:p>0.7080000103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616000005602837" calcext:value-type="float">
            <text:p>0.6160000056</text:p>
          </table:table-cell>
          <table:table-cell office:value-type="float" office:value="0.736000007390976" calcext:value-type="float">
            <text:p>0.7360000074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688000005483627" calcext:value-type="float">
            <text:p>0.6880000055</text:p>
          </table:table-cell>
          <table:table-cell office:value-type="float" office:value="0.743999999761581" calcext:value-type="float">
            <text:p>0.7439999998</text:p>
          </table:table-cell>
          <table:table-cell table:number-columns-repeated="5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664000010490417" calcext:value-type="float">
            <text:p>0.6640000105</text:p>
          </table:table-cell>
          <table:table-cell office:value-type="float" office:value="0.763999992609024" calcext:value-type="float">
            <text:p>0.7639999926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640000006556511" calcext:value-type="float">
            <text:p>0.6400000066</text:p>
          </table:table-cell>
          <table:table-cell office:value-type="float" office:value="0.763999998569489" calcext:value-type="float">
            <text:p>0.7639999986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732000011205673" calcext:value-type="float">
            <text:p>0.7320000112</text:p>
          </table:table-cell>
          <table:table-cell office:value-type="float" office:value="0.776000010967255" calcext:value-type="float">
            <text:p>0.776000011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683999997377396" calcext:value-type="float">
            <text:p>0.6839999974</text:p>
          </table:table-cell>
          <table:table-cell office:value-type="float" office:value="0.751999992132187" calcext:value-type="float">
            <text:p>0.7519999921</text:p>
          </table:table-cell>
          <table:table-cell table:number-columns-repeated="5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684000000357628" calcext:value-type="float">
            <text:p>0.6840000004</text:p>
          </table:table-cell>
          <table:table-cell office:value-type="float" office:value="0.724000012874603" calcext:value-type="float">
            <text:p>0.7240000129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663999998569489" calcext:value-type="float">
            <text:p>0.6639999986</text:p>
          </table:table-cell>
          <table:table-cell office:value-type="float" office:value="0.740000015497208" calcext:value-type="float">
            <text:p>0.7400000155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668000003695488" calcext:value-type="float">
            <text:p>0.6680000037</text:p>
          </table:table-cell>
          <table:table-cell office:value-type="float" office:value="0.760000002384186" calcext:value-type="float">
            <text:p>0.7600000024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680000001192093" calcext:value-type="float">
            <text:p>0.6800000012</text:p>
          </table:table-cell>
          <table:table-cell office:value-type="float" office:value="0.747999995946884" calcext:value-type="float">
            <text:p>0.7479999959</text:p>
          </table:table-cell>
          <table:table-cell table:number-columns-repeated="5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656000006198883" calcext:value-type="float">
            <text:p>0.6560000062</text:p>
          </table:table-cell>
          <table:table-cell office:value-type="float" office:value="0.740000003576279" calcext:value-type="float">
            <text:p>0.7400000036</text:p>
          </table:table-cell>
          <table:table-cell table:number-columns-repeated="5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668000000715256" calcext:value-type="float">
            <text:p>0.6680000007</text:p>
          </table:table-cell>
          <table:table-cell office:value-type="float" office:value="0.74400001168251" calcext:value-type="float">
            <text:p>0.7440000117</text:p>
          </table:table-cell>
          <table:table-cell table:number-columns-repeated="5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643999993801117" calcext:value-type="float">
            <text:p>0.6439999938</text:p>
          </table:table-cell>
          <table:table-cell office:value-type="float" office:value="0.752000004053116" calcext:value-type="float">
            <text:p>0.7520000041</text:p>
          </table:table-cell>
          <table:table-cell table:number-columns-repeated="5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656000000238419" calcext:value-type="float">
            <text:p>0.6560000002</text:p>
          </table:table-cell>
          <table:table-cell office:value-type="float" office:value="0.700000011920929" calcext:value-type="float">
            <text:p>0.7000000119</text:p>
          </table:table-cell>
          <table:table-cell table:number-columns-repeated="5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724000000953674" calcext:value-type="float">
            <text:p>0.724000001</text:p>
          </table:table-cell>
          <table:table-cell office:value-type="float" office:value="0.747999995946884" calcext:value-type="float">
            <text:p>0.7479999959</text:p>
          </table:table-cell>
          <table:table-cell table:number-columns-repeated="5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687999996542931" calcext:value-type="float">
            <text:p>0.6879999965</text:p>
          </table:table-cell>
          <table:table-cell office:value-type="float" office:value="0.727999991178513" calcext:value-type="float">
            <text:p>0.7279999912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640000000596046" calcext:value-type="float">
            <text:p>0.6400000006</text:p>
          </table:table-cell>
          <table:table-cell office:value-type="float" office:value="0.732000005245209" calcext:value-type="float">
            <text:p>0.7320000052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656000012159348" calcext:value-type="float">
            <text:p>0.6560000122</text:p>
          </table:table-cell>
          <table:table-cell office:value-type="float" office:value="0.751999998092651" calcext:value-type="float">
            <text:p>0.7519999981</text:p>
          </table:table-cell>
          <table:table-cell table:number-columns-repeated="5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664000004529953" calcext:value-type="float">
            <text:p>0.6640000045</text:p>
          </table:table-cell>
          <table:table-cell office:value-type="float" office:value="0.748000007867813" calcext:value-type="float">
            <text:p>0.7480000079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688000005483627" calcext:value-type="float">
            <text:p>0.6880000055</text:p>
          </table:table-cell>
          <table:table-cell office:value-type="float" office:value="0.724000000953674" calcext:value-type="float">
            <text:p>0.724000001</text:p>
          </table:table-cell>
          <table:table-cell table:number-columns-repeated="5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667999994754791" calcext:value-type="float">
            <text:p>0.6679999948</text:p>
          </table:table-cell>
          <table:table-cell office:value-type="float" office:value="0.732000005245209" calcext:value-type="float">
            <text:p>0.7320000052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628000012040138" calcext:value-type="float">
            <text:p>0.628000012</text:p>
          </table:table-cell>
          <table:table-cell office:value-type="float" office:value="0.76800000667572" calcext:value-type="float">
            <text:p>0.7680000067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67600000500679" calcext:value-type="float">
            <text:p>0.676000005</text:p>
          </table:table-cell>
          <table:table-cell office:value-type="float" office:value="0.719999998807907" calcext:value-type="float">
            <text:p>0.7199999988</text:p>
          </table:table-cell>
          <table:table-cell table:number-columns-repeated="5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67600000500679" calcext:value-type="float">
            <text:p>0.676000005</text:p>
          </table:table-cell>
          <table:table-cell office:value-type="float" office:value="0.728000003099442" calcext:value-type="float">
            <text:p>0.7280000031</text:p>
          </table:table-cell>
          <table:table-cell table:number-columns-repeated="5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695999994874001" calcext:value-type="float">
            <text:p>0.6959999949</text:p>
          </table:table-cell>
          <table:table-cell office:value-type="float" office:value="0.724000006914139" calcext:value-type="float">
            <text:p>0.7240000069</text:p>
          </table:table-cell>
          <table:table-cell table:number-columns-repeated="5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696000003814697" calcext:value-type="float">
            <text:p>0.6960000038</text:p>
          </table:table-cell>
          <table:table-cell office:value-type="float" office:value="0.720000016689301" calcext:value-type="float">
            <text:p>0.7200000167</text:p>
          </table:table-cell>
          <table:table-cell table:number-columns-repeated="5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632000002264977" calcext:value-type="float">
            <text:p>0.6320000023</text:p>
          </table:table-cell>
          <table:table-cell office:value-type="float" office:value="0.756000000238419" calcext:value-type="float">
            <text:p>0.7560000002</text:p>
          </table:table-cell>
          <table:table-cell table:number-columns-repeated="5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700000011920929" calcext:value-type="float">
            <text:p>0.7000000119</text:p>
          </table:table-cell>
          <table:table-cell office:value-type="float" office:value="0.795999997854233" calcext:value-type="float">
            <text:p>0.7959999979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647999998927116" calcext:value-type="float">
            <text:p>0.6479999989</text:p>
          </table:table-cell>
          <table:table-cell office:value-type="float" office:value="0.740000003576279" calcext:value-type="float">
            <text:p>0.7400000036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720000004768372" calcext:value-type="float">
            <text:p>0.7200000048</text:p>
          </table:table-cell>
          <table:table-cell office:value-type="float" office:value="0.739999997615814" calcext:value-type="float">
            <text:p>0.7399999976</text:p>
          </table:table-cell>
          <table:table-cell table:number-columns-repeated="5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66800000667572" calcext:value-type="float">
            <text:p>0.6680000067</text:p>
          </table:table-cell>
          <table:table-cell office:value-type="float" office:value="0.743999999761581" calcext:value-type="float">
            <text:p>0.7439999998</text:p>
          </table:table-cell>
          <table:table-cell table:number-columns-repeated="5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720000010728836" calcext:value-type="float">
            <text:p>0.7200000107</text:p>
          </table:table-cell>
          <table:table-cell office:value-type="float" office:value="0.724000006914139" calcext:value-type="float">
            <text:p>0.7240000069</text:p>
          </table:table-cell>
          <table:table-cell table:number-columns-repeated="5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695999997854233" calcext:value-type="float">
            <text:p>0.6959999979</text:p>
          </table:table-cell>
          <table:table-cell office:value-type="float" office:value="0.751999998092651" calcext:value-type="float">
            <text:p>0.7519999981</text:p>
          </table:table-cell>
          <table:table-cell table:number-columns-repeated="5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664000004529953" calcext:value-type="float">
            <text:p>0.6640000045</text:p>
          </table:table-cell>
          <table:table-cell office:value-type="float" office:value="0.764000004529953" calcext:value-type="float">
            <text:p>0.7640000045</text:p>
          </table:table-cell>
          <table:table-cell table:number-columns-repeated="5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696000009775162" calcext:value-type="float">
            <text:p>0.6960000098</text:p>
          </table:table-cell>
          <table:table-cell office:value-type="float" office:value="0.796000009775162" calcext:value-type="float">
            <text:p>0.7960000098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728000003099442" calcext:value-type="float">
            <text:p>0.7280000031</text:p>
          </table:table-cell>
          <table:table-cell office:value-type="float" office:value="0.739999997615814" calcext:value-type="float">
            <text:p>0.7399999976</text:p>
          </table:table-cell>
          <table:table-cell table:number-columns-repeated="5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68400000333786" calcext:value-type="float">
            <text:p>0.6840000033</text:p>
          </table:table-cell>
          <table:table-cell office:value-type="float" office:value="0.743999999761581" calcext:value-type="float">
            <text:p>0.7439999998</text:p>
          </table:table-cell>
          <table:table-cell table:number-columns-repeated="5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688000005483627" calcext:value-type="float">
            <text:p>0.6880000055</text:p>
          </table:table-cell>
          <table:table-cell office:value-type="float" office:value="0.780000001192093" calcext:value-type="float">
            <text:p>0.7800000012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636000001430512" calcext:value-type="float">
            <text:p>0.6360000014</text:p>
          </table:table-cell>
          <table:table-cell office:value-type="float" office:value="0.7" calcext:value-type="float">
            <text:p>0.7</text:p>
          </table:table-cell>
          <table:table-cell table:number-columns-repeated="5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7600000500679" calcext:value-type="float">
            <text:p>0.676000005</text:p>
          </table:table-cell>
          <table:table-cell office:value-type="float" office:value="0.720000010728836" calcext:value-type="float">
            <text:p>0.7200000107</text:p>
          </table:table-cell>
          <table:table-cell table:number-columns-repeated="5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668000000715256" calcext:value-type="float">
            <text:p>0.6680000007</text:p>
          </table:table-cell>
          <table:table-cell office:value-type="float" office:value="0.75200001001358" calcext:value-type="float">
            <text:p>0.75200001</text:p>
          </table:table-cell>
          <table:table-cell table:number-columns-repeated="5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67600000500679" calcext:value-type="float">
            <text:p>0.676000005</text:p>
          </table:table-cell>
          <table:table-cell office:value-type="float" office:value="0.80799999833107" calcext:value-type="float">
            <text:p>0.8079999983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67600000500679" calcext:value-type="float">
            <text:p>0.676000005</text:p>
          </table:table-cell>
          <table:table-cell office:value-type="float" office:value="0.795999997854233" calcext:value-type="float">
            <text:p>0.7959999979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672000008821487" calcext:value-type="float">
            <text:p>0.6720000088</text:p>
          </table:table-cell>
          <table:table-cell office:value-type="float" office:value="0.792000007629394" calcext:value-type="float">
            <text:p>0.7920000076</text:p>
          </table:table-cell>
          <table:table-cell table:number-columns-repeated="5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696000009775162" calcext:value-type="float">
            <text:p>0.6960000098</text:p>
          </table:table-cell>
          <table:table-cell office:value-type="float" office:value="0.720000004768372" calcext:value-type="float">
            <text:p>0.7200000048</text:p>
          </table:table-cell>
          <table:table-cell table:number-columns-repeated="5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651999998092651" calcext:value-type="float">
            <text:p>0.6519999981</text:p>
          </table:table-cell>
          <table:table-cell office:value-type="float" office:value="0.739999997615814" calcext:value-type="float">
            <text:p>0.7399999976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619999995827675" calcext:value-type="float">
            <text:p>0.6199999958</text:p>
          </table:table-cell>
          <table:table-cell office:value-type="float" office:value="0.731999999284744" calcext:value-type="float">
            <text:p>0.7319999993</text:p>
          </table:table-cell>
          <table:table-cell table:number-columns-repeated="5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700000011920929" calcext:value-type="float">
            <text:p>0.7000000119</text:p>
          </table:table-cell>
          <table:table-cell office:value-type="float" office:value="0.740000003576279" calcext:value-type="float">
            <text:p>0.7400000036</text:p>
          </table:table-cell>
          <table:table-cell table:number-columns-repeated="5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684000006318092" calcext:value-type="float">
            <text:p>0.6840000063</text:p>
          </table:table-cell>
          <table:table-cell office:value-type="float" office:value="0.736000001430512" calcext:value-type="float">
            <text:p>0.7360000014</text:p>
          </table:table-cell>
          <table:table-cell table:number-columns-repeated="5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656000012159348" calcext:value-type="float">
            <text:p>0.6560000122</text:p>
          </table:table-cell>
          <table:table-cell office:value-type="float" office:value="0.708000010251999" calcext:value-type="float">
            <text:p>0.7080000103</text:p>
          </table:table-cell>
          <table:table-cell table:number-columns-repeated="5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675999999046326" calcext:value-type="float">
            <text:p>0.675999999</text:p>
          </table:table-cell>
          <table:table-cell office:value-type="float" office:value="0.775999993085861" calcext:value-type="float">
            <text:p>0.7759999931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664000004529953" calcext:value-type="float">
            <text:p>0.6640000045</text:p>
          </table:table-cell>
          <table:table-cell office:value-type="float" office:value="0.743999993801117" calcext:value-type="float">
            <text:p>0.7439999938</text:p>
          </table:table-cell>
          <table:table-cell table:number-columns-repeated="5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66800000667572" calcext:value-type="float">
            <text:p>0.6680000067</text:p>
          </table:table-cell>
          <table:table-cell office:value-type="float" office:value="0.744000005722046" calcext:value-type="float">
            <text:p>0.7440000057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692000004649162" calcext:value-type="float">
            <text:p>0.6920000046</text:p>
          </table:table-cell>
          <table:table-cell office:value-type="float" office:value="0.764000004529953" calcext:value-type="float">
            <text:p>0.7640000045</text:p>
          </table:table-cell>
          <table:table-cell table:number-columns-repeated="5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70399999320507" calcext:value-type="float">
            <text:p>0.7039999932</text:p>
          </table:table-cell>
          <table:table-cell office:value-type="float" office:value="0.756000012159348" calcext:value-type="float">
            <text:p>0.7560000122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676000010967255" calcext:value-type="float">
            <text:p>0.676000011</text:p>
          </table:table-cell>
          <table:table-cell office:value-type="float" office:value="0.752000004053116" calcext:value-type="float">
            <text:p>0.7520000041</text:p>
          </table:table-cell>
          <table:table-cell table:number-columns-repeated="5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627999994158745" calcext:value-type="float">
            <text:p>0.6279999942</text:p>
          </table:table-cell>
          <table:table-cell office:value-type="float" office:value="0.7" calcext:value-type="float">
            <text:p>0.7</text:p>
          </table:table-cell>
          <table:table-cell table:number-columns-repeated="5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664000010490417" calcext:value-type="float">
            <text:p>0.6640000105</text:p>
          </table:table-cell>
          <table:table-cell office:value-type="float" office:value="0.751999998092651" calcext:value-type="float">
            <text:p>0.7519999981</text:p>
          </table:table-cell>
          <table:table-cell table:number-columns-repeated="5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643999996781349" calcext:value-type="float">
            <text:p>0.6439999968</text:p>
          </table:table-cell>
          <table:table-cell office:value-type="float" office:value="0.764000004529953" calcext:value-type="float">
            <text:p>0.7640000045</text:p>
          </table:table-cell>
          <table:table-cell table:number-columns-repeated="5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704000002145767" calcext:value-type="float">
            <text:p>0.7040000021</text:p>
          </table:table-cell>
          <table:table-cell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708000010251999" calcext:value-type="float">
            <text:p>0.7080000103</text:p>
          </table:table-cell>
          <table:table-cell office:value-type="float" office:value="0.779999989271164" calcext:value-type="float">
            <text:p>0.7799999893</text:p>
          </table:table-cell>
          <table:table-cell table:number-columns-repeated="5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732000005245209" calcext:value-type="float">
            <text:p>0.7320000052</text:p>
          </table:table-cell>
          <table:table-cell office:value-type="float" office:value="0.791999989748001" calcext:value-type="float">
            <text:p>0.7919999897</text:p>
          </table:table-cell>
          <table:table-cell table:number-columns-repeated="5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676000010967255" calcext:value-type="float">
            <text:p>0.676000011</text:p>
          </table:table-cell>
          <table:table-cell office:value-type="float" office:value="0.748000001907349" calcext:value-type="float">
            <text:p>0.7480000019</text:p>
          </table:table-cell>
          <table:table-cell table:number-columns-repeated="5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668000012636185" calcext:value-type="float">
            <text:p>0.6680000126</text:p>
          </table:table-cell>
          <table:table-cell office:value-type="float" office:value="0.763999998569489" calcext:value-type="float">
            <text:p>0.7639999986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643999996781349" calcext:value-type="float">
            <text:p>0.6439999968</text:p>
          </table:table-cell>
          <table:table-cell office:value-type="float" office:value="0.764000004529953" calcext:value-type="float">
            <text:p>0.7640000045</text:p>
          </table:table-cell>
          <table:table-cell table:number-columns-repeated="5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652000004053116" calcext:value-type="float">
            <text:p>0.6520000041</text:p>
          </table:table-cell>
          <table:table-cell office:value-type="float" office:value="0.76800000667572" calcext:value-type="float">
            <text:p>0.7680000067</text:p>
          </table:table-cell>
          <table:table-cell table:number-columns-repeated="5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704000002145767" calcext:value-type="float">
            <text:p>0.7040000021</text:p>
          </table:table-cell>
          <table:table-cell office:value-type="float" office:value="0.748000001907349" calcext:value-type="float">
            <text:p>0.7480000019</text:p>
          </table:table-cell>
          <table:table-cell table:number-columns-repeated="5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70799999833107" calcext:value-type="float">
            <text:p>0.7079999983</text:p>
          </table:table-cell>
          <table:table-cell office:value-type="float" office:value="0.764000010490417" calcext:value-type="float">
            <text:p>0.7640000105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652000001072884" calcext:value-type="float">
            <text:p>0.6520000011</text:p>
          </table:table-cell>
          <table:table-cell office:value-type="float" office:value="0.760000002384186" calcext:value-type="float">
            <text:p>0.7600000024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656000006198883" calcext:value-type="float">
            <text:p>0.6560000062</text:p>
          </table:table-cell>
          <table:table-cell office:value-type="float" office:value="0.780000007152557" calcext:value-type="float">
            <text:p>0.7800000072</text:p>
          </table:table-cell>
          <table:table-cell table:number-columns-repeated="5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727999997138977" calcext:value-type="float">
            <text:p>0.7279999971</text:p>
          </table:table-cell>
          <table:table-cell office:value-type="float" office:value="0.783999997377396" calcext:value-type="float">
            <text:p>0.7839999974</text:p>
          </table:table-cell>
          <table:table-cell table:number-columns-repeated="5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652000001072884" calcext:value-type="float">
            <text:p>0.6520000011</text:p>
          </table:table-cell>
          <table:table-cell office:value-type="float" office:value="0.748000007867813" calcext:value-type="float">
            <text:p>0.7480000079</text:p>
          </table:table-cell>
          <table:table-cell table:number-columns-repeated="5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664000004529953" calcext:value-type="float">
            <text:p>0.6640000045</text:p>
          </table:table-cell>
          <table:table-cell office:value-type="float" office:value="0.783999997377396" calcext:value-type="float">
            <text:p>0.7839999974</text:p>
          </table:table-cell>
          <table:table-cell table:number-columns-repeated="5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728000009059906" calcext:value-type="float">
            <text:p>0.7280000091</text:p>
          </table:table-cell>
          <table:table-cell office:value-type="float" office:value="0.804000002145767" calcext:value-type="float">
            <text:p>0.8040000021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708000007271767" calcext:value-type="float">
            <text:p>0.7080000073</text:p>
          </table:table-cell>
          <table:table-cell office:value-type="float" office:value="0.763999998569489" calcext:value-type="float">
            <text:p>0.7639999986</text:p>
          </table:table-cell>
          <table:table-cell table:number-columns-repeated="5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67600000500679" calcext:value-type="float">
            <text:p>0.676000005</text:p>
          </table:table-cell>
          <table:table-cell office:value-type="float" office:value="0.803999990224838" calcext:value-type="float">
            <text:p>0.8039999902</text:p>
          </table:table-cell>
          <table:table-cell table:number-columns-repeated="5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676000010967255" calcext:value-type="float">
            <text:p>0.676000011</text:p>
          </table:table-cell>
          <table:table-cell office:value-type="float" office:value="0.771999996900558" calcext:value-type="float">
            <text:p>0.7719999969</text:p>
          </table:table-cell>
          <table:table-cell table:number-columns-repeated="5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675999999046326" calcext:value-type="float">
            <text:p>0.675999999</text:p>
          </table:table-cell>
          <table:table-cell office:value-type="float" office:value="0.767999988794327" calcext:value-type="float">
            <text:p>0.7679999888</text:p>
          </table:table-cell>
          <table:table-cell table:number-columns-repeated="5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659999996423721" calcext:value-type="float">
            <text:p>0.6599999964</text:p>
          </table:table-cell>
          <table:table-cell office:value-type="float" office:value="0.724000012874603" calcext:value-type="float">
            <text:p>0.7240000129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712000012397766" calcext:value-type="float">
            <text:p>0.7120000124</text:p>
          </table:table-cell>
          <table:table-cell office:value-type="float" office:value="0.747999995946884" calcext:value-type="float">
            <text:p>0.7479999959</text:p>
          </table:table-cell>
          <table:table-cell table:number-columns-repeated="5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664000001549721" calcext:value-type="float">
            <text:p>0.6640000015</text:p>
          </table:table-cell>
          <table:table-cell office:value-type="float" office:value="0.760000002384186" calcext:value-type="float">
            <text:p>0.7600000024</text:p>
          </table:table-cell>
          <table:table-cell table:number-columns-repeated="5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700000005960465" calcext:value-type="float">
            <text:p>0.700000006</text:p>
          </table:table-cell>
          <table:table-cell office:value-type="float" office:value="0.783999997377396" calcext:value-type="float">
            <text:p>0.7839999974</text:p>
          </table:table-cell>
          <table:table-cell table:number-columns-repeated="5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675999999046326" calcext:value-type="float">
            <text:p>0.675999999</text:p>
          </table:table-cell>
          <table:table-cell office:value-type="float" office:value="0.803999996185303" calcext:value-type="float">
            <text:p>0.8039999962</text:p>
          </table:table-cell>
          <table:table-cell table:number-columns-repeated="5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732000005245209" calcext:value-type="float">
            <text:p>0.7320000052</text:p>
          </table:table-cell>
          <table:table-cell office:value-type="float" office:value="0.79200000166893" calcext:value-type="float">
            <text:p>0.7920000017</text:p>
          </table:table-cell>
          <table:table-cell table:number-columns-repeated="5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656000000238419" calcext:value-type="float">
            <text:p>0.6560000002</text:p>
          </table:table-cell>
          <table:table-cell office:value-type="float" office:value="0.73199999332428" calcext:value-type="float">
            <text:p>0.7319999933</text:p>
          </table:table-cell>
          <table:table-cell table:number-columns-repeated="5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712000000476837" calcext:value-type="float">
            <text:p>0.7120000005</text:p>
          </table:table-cell>
          <table:table-cell office:value-type="float" office:value="0.79200000166893" calcext:value-type="float">
            <text:p>0.7920000017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691999989748001" calcext:value-type="float">
            <text:p>0.6919999897</text:p>
          </table:table-cell>
          <table:table-cell office:value-type="float" office:value="0.73999999165535" calcext:value-type="float">
            <text:p>0.7399999917</text:p>
          </table:table-cell>
          <table:table-cell table:number-columns-repeated="5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627999997138977" calcext:value-type="float">
            <text:p>0.6279999971</text:p>
          </table:table-cell>
          <table:table-cell office:value-type="float" office:value="0.771999996900558" calcext:value-type="float">
            <text:p>0.7719999969</text:p>
          </table:table-cell>
          <table:table-cell table:number-columns-repeated="5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660000014305115" calcext:value-type="float">
            <text:p>0.6600000143</text:p>
          </table:table-cell>
          <table:table-cell office:value-type="float" office:value="0.736000007390976" calcext:value-type="float">
            <text:p>0.7360000074</text:p>
          </table:table-cell>
          <table:table-cell table:number-columns-repeated="5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656000009179115" calcext:value-type="float">
            <text:p>0.6560000092</text:p>
          </table:table-cell>
          <table:table-cell office:value-type="float" office:value="0.79200000166893" calcext:value-type="float">
            <text:p>0.7920000017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692000007629394" calcext:value-type="float">
            <text:p>0.6920000076</text:p>
          </table:table-cell>
          <table:table-cell office:value-type="float" office:value="0.764000004529953" calcext:value-type="float">
            <text:p>0.7640000045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704000014066696" calcext:value-type="float">
            <text:p>0.7040000141</text:p>
          </table:table-cell>
          <table:table-cell office:value-type="float" office:value="0.752000004053116" calcext:value-type="float">
            <text:p>0.7520000041</text:p>
          </table:table-cell>
          <table:table-cell table:number-columns-repeated="5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692000007629394" calcext:value-type="float">
            <text:p>0.6920000076</text:p>
          </table:table-cell>
          <table:table-cell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684000009298325" calcext:value-type="float">
            <text:p>0.6840000093</text:p>
          </table:table-cell>
          <table:table-cell office:value-type="float" office:value="0.779999995231628" calcext:value-type="float">
            <text:p>0.7799999952</text:p>
          </table:table-cell>
          <table:table-cell table:number-columns-repeated="5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2" office:value-type="float" office:value="0.724000000953674" calcext:value-type="float">
            <text:p>0.724000001</text:p>
          </table:table-cell>
          <table:table-cell table:number-columns-repeated="5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660000005364418" calcext:value-type="float">
            <text:p>0.6600000054</text:p>
          </table:table-cell>
          <table:table-cell office:value-type="float" office:value="0.779999995231628" calcext:value-type="float">
            <text:p>0.7799999952</text:p>
          </table:table-cell>
          <table:table-cell table:number-columns-repeated="5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69200000166893" calcext:value-type="float">
            <text:p>0.6920000017</text:p>
          </table:table-cell>
          <table:table-cell office:value-type="float" office:value="0.796000009775162" calcext:value-type="float">
            <text:p>0.7960000098</text:p>
          </table:table-cell>
          <table:table-cell table:number-columns-repeated="5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672000008821487" calcext:value-type="float">
            <text:p>0.6720000088</text:p>
          </table:table-cell>
          <table:table-cell office:value-type="float" office:value="0.772000002861023" calcext:value-type="float">
            <text:p>0.7720000029</text:p>
          </table:table-cell>
          <table:table-cell table:number-columns-repeated="5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716000008583069" calcext:value-type="float">
            <text:p>0.7160000086</text:p>
          </table:table-cell>
          <table:table-cell office:value-type="float" office:value="0.752000004053116" calcext:value-type="float">
            <text:p>0.7520000041</text:p>
          </table:table-cell>
          <table:table-cell table:number-columns-repeated="5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712000006437302" calcext:value-type="float">
            <text:p>0.7120000064</text:p>
          </table:table-cell>
          <table:table-cell office:value-type="float" office:value="0.744000017642975" calcext:value-type="float">
            <text:p>0.7440000176</text:p>
          </table:table-cell>
          <table:table-cell table:number-columns-repeated="5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671999996900558" calcext:value-type="float">
            <text:p>0.6719999969</text:p>
          </table:table-cell>
          <table:table-cell office:value-type="float" office:value="0.74799998998642" calcext:value-type="float">
            <text:p>0.74799999</text:p>
          </table:table-cell>
          <table:table-cell table:number-columns-repeated="5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640000000596046" calcext:value-type="float">
            <text:p>0.6400000006</text:p>
          </table:table-cell>
          <table:table-cell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712000012397766" calcext:value-type="float">
            <text:p>0.7120000124</text:p>
          </table:table-cell>
          <table:table-cell office:value-type="float" office:value="0.771999996900558" calcext:value-type="float">
            <text:p>0.7719999969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7" calcext:value-type="float">
            <text:p>0.7</text:p>
          </table:table-cell>
          <table:table-cell office:value-type="float" office:value="0.780000007152557" calcext:value-type="float">
            <text:p>0.7800000072</text:p>
          </table:table-cell>
          <table:table-cell table:number-columns-repeated="5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716000008583069" calcext:value-type="float">
            <text:p>0.7160000086</text:p>
          </table:table-cell>
          <table:table-cell office:value-type="float" office:value="0.752000004053116" calcext:value-type="float">
            <text:p>0.7520000041</text:p>
          </table:table-cell>
          <table:table-cell table:number-columns-repeated="5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691999995708466" calcext:value-type="float">
            <text:p>0.6919999957</text:p>
          </table:table-cell>
          <table:table-cell office:value-type="float" office:value="0.804000002145767" calcext:value-type="float">
            <text:p>0.8040000021</text:p>
          </table:table-cell>
          <table:table-cell table:number-columns-repeated="5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704000008106232" calcext:value-type="float">
            <text:p>0.7040000081</text:p>
          </table:table-cell>
          <table:table-cell office:value-type="float" office:value="0.81599999666214" calcext:value-type="float">
            <text:p>0.8159999967</text:p>
          </table:table-cell>
          <table:table-cell table:number-columns-repeated="5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672000005841255" calcext:value-type="float">
            <text:p>0.6720000058</text:p>
          </table:table-cell>
          <table:table-cell office:value-type="float" office:value="0.799999994039535" calcext:value-type="float">
            <text:p>0.799999994</text:p>
          </table:table-cell>
          <table:table-cell table:number-columns-repeated="5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68400000333786" calcext:value-type="float">
            <text:p>0.6840000033</text:p>
          </table:table-cell>
          <table:table-cell office:value-type="float" office:value="0.752000004053116" calcext:value-type="float">
            <text:p>0.7520000041</text:p>
          </table:table-cell>
          <table:table-cell table:number-columns-repeated="5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67600000500679" calcext:value-type="float">
            <text:p>0.676000005</text:p>
          </table:table-cell>
          <table:table-cell office:value-type="float" office:value="0.772000002861023" calcext:value-type="float">
            <text:p>0.7720000029</text:p>
          </table:table-cell>
          <table:table-cell table:number-columns-repeated="5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664000007510185" calcext:value-type="float">
            <text:p>0.6640000075</text:p>
          </table:table-cell>
          <table:table-cell office:value-type="float" office:value="0.760000002384186" calcext:value-type="float">
            <text:p>0.7600000024</text:p>
          </table:table-cell>
          <table:table-cell table:number-columns-repeated="5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704000008106232" calcext:value-type="float">
            <text:p>0.7040000081</text:p>
          </table:table-cell>
          <table:table-cell office:value-type="float" office:value="0.716000002622604" calcext:value-type="float">
            <text:p>0.7160000026</text:p>
          </table:table-cell>
          <table:table-cell table:number-columns-repeated="5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696000009775162" calcext:value-type="float">
            <text:p>0.6960000098</text:p>
          </table:table-cell>
          <table:table-cell office:value-type="float" office:value="0.76800000667572" calcext:value-type="float">
            <text:p>0.7680000067</text:p>
          </table:table-cell>
          <table:table-cell table:number-columns-repeated="5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696000003814697" calcext:value-type="float">
            <text:p>0.6960000038</text:p>
          </table:table-cell>
          <table:table-cell office:value-type="float" office:value="0.736000007390976" calcext:value-type="float">
            <text:p>0.7360000074</text:p>
          </table:table-cell>
          <table:table-cell table:number-columns-repeated="5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724000000953674" calcext:value-type="float">
            <text:p>0.724000001</text:p>
          </table:table-cell>
          <table:table-cell office:value-type="float" office:value="0.804000002145767" calcext:value-type="float">
            <text:p>0.8040000021</text:p>
          </table:table-cell>
          <table:table-cell table:number-columns-repeated="5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696000009775162" calcext:value-type="float">
            <text:p>0.6960000098</text:p>
          </table:table-cell>
          <table:table-cell office:value-type="float" office:value="0.783999997377396" calcext:value-type="float">
            <text:p>0.7839999974</text:p>
          </table:table-cell>
          <table:table-cell table:number-columns-repeated="5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68400000333786" calcext:value-type="float">
            <text:p>0.6840000033</text:p>
          </table:table-cell>
          <table:table-cell office:value-type="float" office:value="0.795999997854233" calcext:value-type="float">
            <text:p>0.7959999979</text:p>
          </table:table-cell>
          <table:table-cell table:number-columns-repeated="5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675999999046326" calcext:value-type="float">
            <text:p>0.675999999</text:p>
          </table:table-cell>
          <table:table-cell office:value-type="float" office:value="0.775999993085861" calcext:value-type="float">
            <text:p>0.7759999931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703999996185303" calcext:value-type="float">
            <text:p>0.7039999962</text:p>
          </table:table-cell>
          <table:table-cell office:value-type="float" office:value="0.740000003576279" calcext:value-type="float">
            <text:p>0.7400000036</text:p>
          </table:table-cell>
          <table:table-cell table:number-columns-repeated="5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708000004291534" calcext:value-type="float">
            <text:p>0.7080000043</text:p>
          </table:table-cell>
          <table:table-cell office:value-type="float" office:value="0.743999993801117" calcext:value-type="float">
            <text:p>0.7439999938</text:p>
          </table:table-cell>
          <table:table-cell table:number-columns-repeated="5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672000014781952" calcext:value-type="float">
            <text:p>0.6720000148</text:p>
          </table:table-cell>
          <table:table-cell office:value-type="float" office:value="0.763999998569489" calcext:value-type="float">
            <text:p>0.7639999986</text:p>
          </table:table-cell>
          <table:table-cell table:number-columns-repeated="5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735999995470047" calcext:value-type="float">
            <text:p>0.7359999955</text:p>
          </table:table-cell>
          <table:table-cell office:value-type="float" office:value="0.783999997377396" calcext:value-type="float">
            <text:p>0.7839999974</text:p>
          </table:table-cell>
          <table:table-cell table:number-columns-repeated="5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66800000667572" calcext:value-type="float">
            <text:p>0.6680000067</text:p>
          </table:table-cell>
          <table:table-cell office:value-type="float" office:value="0.756000006198883" calcext:value-type="float">
            <text:p>0.7560000062</text:p>
          </table:table-cell>
          <table:table-cell table:number-columns-repeated="5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712000000476837" calcext:value-type="float">
            <text:p>0.7120000005</text:p>
          </table:table-cell>
          <table:table-cell office:value-type="float" office:value="0.791999995708466" calcext:value-type="float">
            <text:p>0.7919999957</text:p>
          </table:table-cell>
          <table:table-cell table:number-columns-repeated="5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68400000333786" calcext:value-type="float">
            <text:p>0.6840000033</text:p>
          </table:table-cell>
          <table:table-cell office:value-type="float" office:value="0.720000001788139" calcext:value-type="float">
            <text:p>0.7200000018</text:p>
          </table:table-cell>
          <table:table-cell table:number-columns-repeated="5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692000004649162" calcext:value-type="float">
            <text:p>0.6920000046</text:p>
          </table:table-cell>
          <table:table-cell office:value-type="float" office:value="0.784000009298325" calcext:value-type="float">
            <text:p>0.7840000093</text:p>
          </table:table-cell>
          <table:table-cell table:number-columns-repeated="5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647999992966652" calcext:value-type="float">
            <text:p>0.647999993</text:p>
          </table:table-cell>
          <table:table-cell office:value-type="float" office:value="0.7" calcext:value-type="float">
            <text:p>0.7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648000004887581" calcext:value-type="float">
            <text:p>0.6480000049</text:p>
          </table:table-cell>
          <table:table-cell office:value-type="float" office:value="0.703999996185303" calcext:value-type="float">
            <text:p>0.7039999962</text:p>
          </table:table-cell>
          <table:table-cell table:number-columns-repeated="5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704000008106232" calcext:value-type="float">
            <text:p>0.7040000081</text:p>
          </table:table-cell>
          <table:table-cell office:value-type="float" office:value="0.77600000500679" calcext:value-type="float">
            <text:p>0.776000005</text:p>
          </table:table-cell>
          <table:table-cell table:number-columns-repeated="5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615999999642372" calcext:value-type="float">
            <text:p>0.6159999996</text:p>
          </table:table-cell>
          <table:table-cell office:value-type="float" office:value="0.759999996423721" calcext:value-type="float">
            <text:p>0.7599999964</text:p>
          </table:table-cell>
          <table:table-cell table:number-columns-repeated="5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659999993443489" calcext:value-type="float">
            <text:p>0.6599999934</text:p>
          </table:table-cell>
          <table:table-cell office:value-type="float" office:value="0.756000006198883" calcext:value-type="float">
            <text:p>0.7560000062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748000013828278" calcext:value-type="float">
            <text:p>0.7480000138</text:p>
          </table:table-cell>
          <table:table-cell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684000009298325" calcext:value-type="float">
            <text:p>0.6840000093</text:p>
          </table:table-cell>
          <table:table-cell office:value-type="float" office:value="0.827999997138977" calcext:value-type="float">
            <text:p>0.8279999971</text:p>
          </table:table-cell>
          <table:table-cell table:number-columns-repeated="5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656000000238419" calcext:value-type="float">
            <text:p>0.6560000002</text:p>
          </table:table-cell>
          <table:table-cell office:value-type="float" office:value="0.836000007390976" calcext:value-type="float">
            <text:p>0.8360000074</text:p>
          </table:table-cell>
          <table:table-cell table:number-columns-repeated="5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679999998211861" calcext:value-type="float">
            <text:p>0.6799999982</text:p>
          </table:table-cell>
          <table:table-cell office:value-type="float" office:value="0.76800000667572" calcext:value-type="float">
            <text:p>0.7680000067</text:p>
          </table:table-cell>
          <table:table-cell table:number-columns-repeated="5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70799999833107" calcext:value-type="float">
            <text:p>0.7079999983</text:p>
          </table:table-cell>
          <table:table-cell office:value-type="float" office:value="0.740000003576279" calcext:value-type="float">
            <text:p>0.7400000036</text:p>
          </table:table-cell>
          <table:table-cell table:number-columns-repeated="5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648000010848045" calcext:value-type="float">
            <text:p>0.6480000108</text:p>
          </table:table-cell>
          <table:table-cell office:value-type="float" office:value="0.756000000238419" calcext:value-type="float">
            <text:p>0.7560000002</text:p>
          </table:table-cell>
          <table:table-cell table:number-columns-repeated="5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684000009298325" calcext:value-type="float">
            <text:p>0.6840000093</text:p>
          </table:table-cell>
          <table:table-cell office:value-type="float" office:value="0.772000002861023" calcext:value-type="float">
            <text:p>0.7720000029</text:p>
          </table:table-cell>
          <table:table-cell table:number-columns-repeated="5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680000007152557" calcext:value-type="float">
            <text:p>0.6800000072</text:p>
          </table:table-cell>
          <table:table-cell office:value-type="float" office:value="0.76800000667572" calcext:value-type="float">
            <text:p>0.7680000067</text:p>
          </table:table-cell>
          <table:table-cell table:number-columns-repeated="5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719999998807907" calcext:value-type="float">
            <text:p>0.7199999988</text:p>
          </table:table-cell>
          <table:table-cell office:value-type="float" office:value="0.768000000715256" calcext:value-type="float">
            <text:p>0.7680000007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695999994874001" calcext:value-type="float">
            <text:p>0.6959999949</text:p>
          </table:table-cell>
          <table:table-cell office:value-type="float" office:value="0.795999997854233" calcext:value-type="float">
            <text:p>0.7959999979</text:p>
          </table:table-cell>
          <table:table-cell table:number-columns-repeated="5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672000008821487" calcext:value-type="float">
            <text:p>0.6720000088</text:p>
          </table:table-cell>
          <table:table-cell office:value-type="float" office:value="0.771999990940094" calcext:value-type="float">
            <text:p>0.7719999909</text:p>
          </table:table-cell>
          <table:table-cell table:number-columns-repeated="5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716000002622604" calcext:value-type="float">
            <text:p>0.7160000026</text:p>
          </table:table-cell>
          <table:table-cell office:value-type="float" office:value="0.756000000238419" calcext:value-type="float">
            <text:p>0.7560000002</text:p>
          </table:table-cell>
          <table:table-cell table:number-columns-repeated="5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696000003814697" calcext:value-type="float">
            <text:p>0.6960000038</text:p>
          </table:table-cell>
          <table:table-cell office:value-type="float" office:value="0.771999990940094" calcext:value-type="float">
            <text:p>0.7719999909</text:p>
          </table:table-cell>
          <table:table-cell table:number-columns-repeated="5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712000000476837" calcext:value-type="float">
            <text:p>0.7120000005</text:p>
          </table:table-cell>
          <table:table-cell office:value-type="float" office:value="0.80799999833107" calcext:value-type="float">
            <text:p>0.8079999983</text:p>
          </table:table-cell>
          <table:table-cell table:number-columns-repeated="5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712000000476837" calcext:value-type="float">
            <text:p>0.7120000005</text:p>
          </table:table-cell>
          <table:table-cell office:value-type="float" office:value="0.81599999666214" calcext:value-type="float">
            <text:p>0.8159999967</text:p>
          </table:table-cell>
          <table:table-cell table:number-columns-repeated="5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67600000500679" calcext:value-type="float">
            <text:p>0.676000005</text:p>
          </table:table-cell>
          <table:table-cell office:value-type="float" office:value="0.748000001907349" calcext:value-type="float">
            <text:p>0.7480000019</text:p>
          </table:table-cell>
          <table:table-cell table:number-columns-repeated="5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67600000500679" calcext:value-type="float">
            <text:p>0.676000005</text:p>
          </table:table-cell>
          <table:table-cell office:value-type="float" office:value="0.759999996423721" calcext:value-type="float">
            <text:p>0.7599999964</text:p>
          </table:table-cell>
          <table:table-cell table:number-columns-repeated="5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704000002145767" calcext:value-type="float">
            <text:p>0.7040000021</text:p>
          </table:table-cell>
          <table:table-cell office:value-type="float" office:value="0.728000003099442" calcext:value-type="float">
            <text:p>0.7280000031</text:p>
          </table:table-cell>
          <table:table-cell table:number-columns-repeated="5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692000007629394" calcext:value-type="float">
            <text:p>0.6920000076</text:p>
          </table:table-cell>
          <table:table-cell office:value-type="float" office:value="0.760000002384186" calcext:value-type="float">
            <text:p>0.7600000024</text:p>
          </table:table-cell>
          <table:table-cell table:number-columns-repeated="5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715999990701675" calcext:value-type="float">
            <text:p>0.7159999907</text:p>
          </table:table-cell>
          <table:table-cell office:value-type="float" office:value="0.787999993562698" calcext:value-type="float">
            <text:p>0.7879999936</text:p>
          </table:table-cell>
          <table:table-cell table:number-columns-repeated="5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660000014305115" calcext:value-type="float">
            <text:p>0.6600000143</text:p>
          </table:table-cell>
          <table:table-cell office:value-type="float" office:value="0.76000000834465" calcext:value-type="float">
            <text:p>0.7600000083</text:p>
          </table:table-cell>
          <table:table-cell table:number-columns-repeated="5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640000003576279" calcext:value-type="float">
            <text:p>0.6400000036</text:p>
          </table:table-cell>
          <table:table-cell office:value-type="float" office:value="0.756000000238419" calcext:value-type="float">
            <text:p>0.7560000002</text:p>
          </table:table-cell>
          <table:table-cell table:number-columns-repeated="5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704000002145767" calcext:value-type="float">
            <text:p>0.7040000021</text:p>
          </table:table-cell>
          <table:table-cell office:value-type="float" office:value="0.768000000715256" calcext:value-type="float">
            <text:p>0.7680000007</text:p>
          </table:table-cell>
          <table:table-cell table:number-columns-repeated="5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640000003576279" calcext:value-type="float">
            <text:p>0.6400000036</text:p>
          </table:table-cell>
          <table:table-cell office:value-type="float" office:value="0.795999997854233" calcext:value-type="float">
            <text:p>0.7959999979</text:p>
          </table:table-cell>
          <table:table-cell table:number-columns-repeated="5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664000007510185" calcext:value-type="float">
            <text:p>0.6640000075</text:p>
          </table:table-cell>
          <table:table-cell office:value-type="float" office:value="0.743999993801117" calcext:value-type="float">
            <text:p>0.7439999938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671999996900558" calcext:value-type="float">
            <text:p>0.6719999969</text:p>
          </table:table-cell>
          <table:table-cell office:value-type="float" office:value="0.756000006198883" calcext:value-type="float">
            <text:p>0.7560000062</text:p>
          </table:table-cell>
          <table:table-cell table:number-columns-repeated="5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687999996542931" calcext:value-type="float">
            <text:p>0.6879999965</text:p>
          </table:table-cell>
          <table:table-cell office:value-type="float" office:value="0.820000004768371" calcext:value-type="float">
            <text:p>0.8200000048</text:p>
          </table:table-cell>
          <table:table-cell table:number-columns-repeated="5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660000002384186" calcext:value-type="float">
            <text:p>0.6600000024</text:p>
          </table:table-cell>
          <table:table-cell office:value-type="float" office:value="0.740000003576279" calcext:value-type="float">
            <text:p>0.7400000036</text:p>
          </table:table-cell>
          <table:table-cell table:number-columns-repeated="5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651999992132187" calcext:value-type="float">
            <text:p>0.6519999921</text:p>
          </table:table-cell>
          <table:table-cell office:value-type="float" office:value="0.803999996185303" calcext:value-type="float">
            <text:p>0.8039999962</text:p>
          </table:table-cell>
          <table:table-cell table:number-columns-repeated="5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683999997377396" calcext:value-type="float">
            <text:p>0.6839999974</text:p>
          </table:table-cell>
          <table:table-cell office:value-type="float" office:value="0.791999989748001" calcext:value-type="float">
            <text:p>0.7919999897</text:p>
          </table:table-cell>
          <table:table-cell table:number-columns-repeated="5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732000011205673" calcext:value-type="float">
            <text:p>0.7320000112</text:p>
          </table:table-cell>
          <table:table-cell office:value-type="float" office:value="0.748000001907349" calcext:value-type="float">
            <text:p>0.7480000019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675999990105629" calcext:value-type="float">
            <text:p>0.6759999901</text:p>
          </table:table-cell>
          <table:table-cell office:value-type="float" office:value="0.755999994277954" calcext:value-type="float">
            <text:p>0.7559999943</text:p>
          </table:table-cell>
          <table:table-cell table:number-columns-repeated="5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663999998569489" calcext:value-type="float">
            <text:p>0.6639999986</text:p>
          </table:table-cell>
          <table:table-cell office:value-type="float" office:value="0.756000000238419" calcext:value-type="float">
            <text:p>0.7560000002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688000005483627" calcext:value-type="float">
            <text:p>0.6880000055</text:p>
          </table:table-cell>
          <table:table-cell office:value-type="float" office:value="0.752000004053116" calcext:value-type="float">
            <text:p>0.7520000041</text:p>
          </table:table-cell>
          <table:table-cell table:number-columns-repeated="5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696000009775162" calcext:value-type="float">
            <text:p>0.6960000098</text:p>
          </table:table-cell>
          <table:table-cell office:value-type="float" office:value="0.780000001192093" calcext:value-type="float">
            <text:p>0.7800000012</text:p>
          </table:table-cell>
          <table:table-cell table:number-columns-repeated="5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627999994158745" calcext:value-type="float">
            <text:p>0.6279999942</text:p>
          </table:table-cell>
          <table:table-cell office:value-type="float" office:value="0.764000010490417" calcext:value-type="float">
            <text:p>0.7640000105</text:p>
          </table:table-cell>
          <table:table-cell table:number-columns-repeated="5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667999994754791" calcext:value-type="float">
            <text:p>0.6679999948</text:p>
          </table:table-cell>
          <table:table-cell office:value-type="float" office:value="0.764000010490417" calcext:value-type="float">
            <text:p>0.7640000105</text:p>
          </table:table-cell>
          <table:table-cell table:number-columns-repeated="5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651999998092651" calcext:value-type="float">
            <text:p>0.6519999981</text:p>
          </table:table-cell>
          <table:table-cell office:value-type="float" office:value="0.772000002861023" calcext:value-type="float">
            <text:p>0.7720000029</text:p>
          </table:table-cell>
          <table:table-cell table:number-columns-repeated="5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655999991297722" calcext:value-type="float">
            <text:p>0.6559999913</text:p>
          </table:table-cell>
          <table:table-cell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704000008106232" calcext:value-type="float">
            <text:p>0.7040000081</text:p>
          </table:table-cell>
          <table:table-cell office:value-type="float" office:value="0.76800000667572" calcext:value-type="float">
            <text:p>0.7680000067</text:p>
          </table:table-cell>
          <table:table-cell table:number-columns-repeated="5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631999996304512" calcext:value-type="float">
            <text:p>0.6319999963</text:p>
          </table:table-cell>
          <table:table-cell office:value-type="float" office:value="0.83199999332428" calcext:value-type="float">
            <text:p>0.8319999933</text:p>
          </table:table-cell>
          <table:table-cell table:number-columns-repeated="5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691999992728233" calcext:value-type="float">
            <text:p>0.6919999927</text:p>
          </table:table-cell>
          <table:table-cell office:value-type="float" office:value="0.795999997854233" calcext:value-type="float">
            <text:p>0.7959999979</text:p>
          </table:table-cell>
          <table:table-cell table:number-columns-repeated="5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67600000500679" calcext:value-type="float">
            <text:p>0.676000005</text:p>
          </table:table-cell>
          <table:table-cell office:value-type="float" office:value="0.80799999833107" calcext:value-type="float">
            <text:p>0.8079999983</text:p>
          </table:table-cell>
          <table:table-cell table:number-columns-repeated="5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664000010490417" calcext:value-type="float">
            <text:p>0.6640000105</text:p>
          </table:table-cell>
          <table:table-cell office:value-type="float" office:value="0.759999996423721" calcext:value-type="float">
            <text:p>0.7599999964</text:p>
          </table:table-cell>
          <table:table-cell table:number-columns-repeated="5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66800000667572" calcext:value-type="float">
            <text:p>0.6680000067</text:p>
          </table:table-cell>
          <table:table-cell office:value-type="float" office:value="0.79200000166893" calcext:value-type="float">
            <text:p>0.7920000017</text:p>
          </table:table-cell>
          <table:table-cell table:number-columns-repeated="5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732000011205673" calcext:value-type="float">
            <text:p>0.7320000112</text:p>
          </table:table-cell>
          <table:table-cell office:value-type="float" office:value="0.764000010490417" calcext:value-type="float">
            <text:p>0.7640000105</text:p>
          </table:table-cell>
          <table:table-cell table:number-columns-repeated="5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672000008821487" calcext:value-type="float">
            <text:p>0.6720000088</text:p>
          </table:table-cell>
          <table:table-cell office:value-type="float" office:value="0.756000000238419" calcext:value-type="float">
            <text:p>0.7560000002</text:p>
          </table:table-cell>
          <table:table-cell table:number-columns-repeated="5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616000008583069" calcext:value-type="float">
            <text:p>0.6160000086</text:p>
          </table:table-cell>
          <table:table-cell office:value-type="float" office:value="0.80799999833107" calcext:value-type="float">
            <text:p>0.8079999983</text:p>
          </table:table-cell>
          <table:table-cell table:number-columns-repeated="5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69200000166893" calcext:value-type="float">
            <text:p>0.6920000017</text:p>
          </table:table-cell>
          <table:table-cell office:value-type="float" office:value="0.772000008821487" calcext:value-type="float">
            <text:p>0.7720000088</text:p>
          </table:table-cell>
          <table:table-cell table:number-columns-repeated="5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716000005602837" calcext:value-type="float">
            <text:p>0.7160000056</text:p>
          </table:table-cell>
          <table:table-cell office:value-type="float" office:value="0.763999998569489" calcext:value-type="float">
            <text:p>0.7639999986</text:p>
          </table:table-cell>
          <table:table-cell table:number-columns-repeated="5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748000001907349" calcext:value-type="float">
            <text:p>0.7480000019</text:p>
          </table:table-cell>
          <table:table-cell office:value-type="float" office:value="0.748000007867813" calcext:value-type="float">
            <text:p>0.7480000079</text:p>
          </table:table-cell>
          <table:table-cell table:number-columns-repeated="5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724000006914139" calcext:value-type="float">
            <text:p>0.7240000069</text:p>
          </table:table-cell>
          <table:table-cell office:value-type="float" office:value="0.77600000500679" calcext:value-type="float">
            <text:p>0.776000005</text:p>
          </table:table-cell>
          <table:table-cell table:number-columns-repeated="5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691999998688698" calcext:value-type="float">
            <text:p>0.6919999987</text:p>
          </table:table-cell>
          <table:table-cell office:value-type="float" office:value="0.787999999523163" calcext:value-type="float">
            <text:p>0.7879999995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680000007152557" calcext:value-type="float">
            <text:p>0.6800000072</text:p>
          </table:table-cell>
          <table:table-cell office:value-type="float" office:value="0.791999995708466" calcext:value-type="float">
            <text:p>0.7919999957</text:p>
          </table:table-cell>
          <table:table-cell table:number-columns-repeated="5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720000001788139" calcext:value-type="float">
            <text:p>0.7200000018</text:p>
          </table:table-cell>
          <table:table-cell office:value-type="float" office:value="0.763999992609024" calcext:value-type="float">
            <text:p>0.7639999926</text:p>
          </table:table-cell>
          <table:table-cell table:number-columns-repeated="5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671999999880791" calcext:value-type="float">
            <text:p>0.6719999999</text:p>
          </table:table-cell>
          <table:table-cell office:value-type="float" office:value="0.78400000333786" calcext:value-type="float">
            <text:p>0.7840000033</text:p>
          </table:table-cell>
          <table:table-cell table:number-columns-repeated="5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648000013828278" calcext:value-type="float">
            <text:p>0.6480000138</text:p>
          </table:table-cell>
          <table:table-cell office:value-type="float" office:value="0.796000003814697" calcext:value-type="float">
            <text:p>0.7960000038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65200001001358" calcext:value-type="float">
            <text:p>0.65200001</text:p>
          </table:table-cell>
          <table:table-cell office:value-type="float" office:value="0.804000008106232" calcext:value-type="float">
            <text:p>0.8040000081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696000003814697" calcext:value-type="float">
            <text:p>0.6960000038</text:p>
          </table:table-cell>
          <table:table-cell office:value-type="float" office:value="0.796000009775162" calcext:value-type="float">
            <text:p>0.7960000098</text:p>
          </table:table-cell>
          <table:table-cell table:number-columns-repeated="5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660000002384186" calcext:value-type="float">
            <text:p>0.6600000024</text:p>
          </table:table-cell>
          <table:table-cell office:value-type="float" office:value="0.787999999523163" calcext:value-type="float">
            <text:p>0.7879999995</text:p>
          </table:table-cell>
          <table:table-cell table:number-columns-repeated="5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652000007033348" calcext:value-type="float">
            <text:p>0.652000007</text:p>
          </table:table-cell>
          <table:table-cell office:value-type="float" office:value="0.76000000834465" calcext:value-type="float">
            <text:p>0.7600000083</text:p>
          </table:table-cell>
          <table:table-cell table:number-columns-repeated="5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712000006437302" calcext:value-type="float">
            <text:p>0.7120000064</text:p>
          </table:table-cell>
          <table:table-cell office:value-type="float" office:value="0.788000005483627" calcext:value-type="float">
            <text:p>0.7880000055</text:p>
          </table:table-cell>
          <table:table-cell table:number-columns-repeated="5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647999998927116" calcext:value-type="float">
            <text:p>0.6479999989</text:p>
          </table:table-cell>
          <table:table-cell office:value-type="float" office:value="0.780000007152557" calcext:value-type="float">
            <text:p>0.7800000072</text:p>
          </table:table-cell>
          <table:table-cell table:number-columns-repeated="5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684000009298325" calcext:value-type="float">
            <text:p>0.6840000093</text:p>
          </table:table-cell>
          <table:table-cell office:value-type="float" office:value="0.784000009298325" calcext:value-type="float">
            <text:p>0.7840000093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684000006318092" calcext:value-type="float">
            <text:p>0.6840000063</text:p>
          </table:table-cell>
          <table:table-cell office:value-type="float" office:value="0.783999997377396" calcext:value-type="float">
            <text:p>0.7839999974</text:p>
          </table:table-cell>
          <table:table-cell table:number-columns-repeated="5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676000010967255" calcext:value-type="float">
            <text:p>0.676000011</text:p>
          </table:table-cell>
          <table:table-cell office:value-type="float" office:value="0.800000011920929" calcext:value-type="float">
            <text:p>0.8000000119</text:p>
          </table:table-cell>
          <table:table-cell table:number-columns-repeated="5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640000000596046" calcext:value-type="float">
            <text:p>0.6400000006</text:p>
          </table:table-cell>
          <table:table-cell office:value-type="float" office:value="0.804000002145767" calcext:value-type="float">
            <text:p>0.8040000021</text:p>
          </table:table-cell>
          <table:table-cell table:number-columns-repeated="5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70799999833107" calcext:value-type="float">
            <text:p>0.7079999983</text:p>
          </table:table-cell>
          <table:table-cell office:value-type="float" office:value="0.724000006914139" calcext:value-type="float">
            <text:p>0.7240000069</text:p>
          </table:table-cell>
          <table:table-cell table:number-columns-repeated="5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707999995350838" calcext:value-type="float">
            <text:p>0.7079999954</text:p>
          </table:table-cell>
          <table:table-cell office:value-type="float" office:value="0.720000004768372" calcext:value-type="float">
            <text:p>0.7200000048</text:p>
          </table:table-cell>
          <table:table-cell table:number-columns-repeated="5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692000007629394" calcext:value-type="float">
            <text:p>0.6920000076</text:p>
          </table:table-cell>
          <table:table-cell office:value-type="float" office:value="0.748000007867813" calcext:value-type="float">
            <text:p>0.7480000079</text:p>
          </table:table-cell>
          <table:table-cell table:number-columns-repeated="5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680000001192093" calcext:value-type="float">
            <text:p>0.6800000012</text:p>
          </table:table-cell>
          <table:table-cell office:value-type="float" office:value="0.768000000715256" calcext:value-type="float">
            <text:p>0.7680000007</text:p>
          </table:table-cell>
          <table:table-cell table:number-columns-repeated="5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660000005364418" calcext:value-type="float">
            <text:p>0.6600000054</text:p>
          </table:table-cell>
          <table:table-cell office:value-type="float" office:value="0.756000006198883" calcext:value-type="float">
            <text:p>0.7560000062</text:p>
          </table:table-cell>
          <table:table-cell table:number-columns-repeated="5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687999999523163" calcext:value-type="float">
            <text:p>0.6879999995</text:p>
          </table:table-cell>
          <table:table-cell office:value-type="float" office:value="0.787999999523163" calcext:value-type="float">
            <text:p>0.7879999995</text:p>
          </table:table-cell>
          <table:table-cell table:number-columns-repeated="5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692000007629394" calcext:value-type="float">
            <text:p>0.6920000076</text:p>
          </table:table-cell>
          <table:table-cell office:value-type="float" office:value="0.787999993562698" calcext:value-type="float">
            <text:p>0.7879999936</text:p>
          </table:table-cell>
          <table:table-cell table:number-columns-repeated="5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640000006556511" calcext:value-type="float">
            <text:p>0.6400000066</text:p>
          </table:table-cell>
          <table:table-cell office:value-type="float" office:value="0.767999991774559" calcext:value-type="float">
            <text:p>0.7679999918</text:p>
          </table:table-cell>
          <table:table-cell table:number-columns-repeated="5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647999998927116" calcext:value-type="float">
            <text:p>0.6479999989</text:p>
          </table:table-cell>
          <table:table-cell office:value-type="float" office:value="0.795999997854233" calcext:value-type="float">
            <text:p>0.7959999979</text:p>
          </table:table-cell>
          <table:table-cell table:number-columns-repeated="5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680000007152557" calcext:value-type="float">
            <text:p>0.6800000072</text:p>
          </table:table-cell>
          <table:table-cell office:value-type="float" office:value="0.77600000500679" calcext:value-type="float">
            <text:p>0.776000005</text:p>
          </table:table-cell>
          <table:table-cell table:number-columns-repeated="5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687999999523163" calcext:value-type="float">
            <text:p>0.6879999995</text:p>
          </table:table-cell>
          <table:table-cell office:value-type="float" office:value="0.772000002861023" calcext:value-type="float">
            <text:p>0.7720000029</text:p>
          </table:table-cell>
          <table:table-cell table:number-columns-repeated="5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719999998807907" calcext:value-type="float">
            <text:p>0.7199999988</text:p>
          </table:table-cell>
          <table:table-cell office:value-type="float" office:value="0.808000004291534" calcext:value-type="float">
            <text:p>0.8080000043</text:p>
          </table:table-cell>
          <table:table-cell table:number-columns-repeated="5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676000007987022" calcext:value-type="float">
            <text:p>0.676000008</text:p>
          </table:table-cell>
          <table:table-cell office:value-type="float" office:value="0.807999992370606" calcext:value-type="float">
            <text:p>0.8079999924</text:p>
          </table:table-cell>
          <table:table-cell table:number-columns-repeated="5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748000007867813" calcext:value-type="float">
            <text:p>0.7480000079</text:p>
          </table:table-cell>
          <table:table-cell office:value-type="float" office:value="0.79200000166893" calcext:value-type="float">
            <text:p>0.7920000017</text:p>
          </table:table-cell>
          <table:table-cell table:number-columns-repeated="5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640000000596046" calcext:value-type="float">
            <text:p>0.6400000006</text:p>
          </table:table-cell>
          <table:table-cell office:value-type="float" office:value="0.763999998569489" calcext:value-type="float">
            <text:p>0.7639999986</text:p>
          </table:table-cell>
          <table:table-cell table:number-columns-repeated="5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671999990940094" calcext:value-type="float">
            <text:p>0.6719999909</text:p>
          </table:table-cell>
          <table:table-cell office:value-type="float" office:value="0.768000000715256" calcext:value-type="float">
            <text:p>0.7680000007</text:p>
          </table:table-cell>
          <table:table-cell table:number-columns-repeated="5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716000002622604" calcext:value-type="float">
            <text:p>0.7160000026</text:p>
          </table:table-cell>
          <table:table-cell office:value-type="float" office:value="0.772000008821487" calcext:value-type="float">
            <text:p>0.7720000088</text:p>
          </table:table-cell>
          <table:table-cell table:number-columns-repeated="5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716000014543533" calcext:value-type="float">
            <text:p>0.7160000145</text:p>
          </table:table-cell>
          <table:table-cell office:value-type="float" office:value="0.788000005483627" calcext:value-type="float">
            <text:p>0.7880000055</text:p>
          </table:table-cell>
          <table:table-cell table:number-columns-repeated="5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659999999403954" calcext:value-type="float">
            <text:p>0.6599999994</text:p>
          </table:table-cell>
          <table:table-cell office:value-type="float" office:value="0.819999992847443" calcext:value-type="float">
            <text:p>0.8199999928</text:p>
          </table:table-cell>
          <table:table-cell table:number-columns-repeated="5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640000009536743" calcext:value-type="float">
            <text:p>0.6400000095</text:p>
          </table:table-cell>
          <table:table-cell office:value-type="float" office:value="0.804000008106232" calcext:value-type="float">
            <text:p>0.8040000081</text:p>
          </table:table-cell>
          <table:table-cell table:number-columns-repeated="5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66800000667572" calcext:value-type="float">
            <text:p>0.6680000067</text:p>
          </table:table-cell>
          <table:table-cell office:value-type="float" office:value="0.811999994516373" calcext:value-type="float">
            <text:p>0.8119999945</text:p>
          </table:table-cell>
          <table:table-cell table:number-columns-repeated="5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700000011920929" calcext:value-type="float">
            <text:p>0.7000000119</text:p>
          </table:table-cell>
          <table:table-cell office:value-type="float" office:value="0.804000002145767" calcext:value-type="float">
            <text:p>0.8040000021</text:p>
          </table:table-cell>
          <table:table-cell table:number-columns-repeated="5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716000014543533" calcext:value-type="float">
            <text:p>0.7160000145</text:p>
          </table:table-cell>
          <table:table-cell office:value-type="float" office:value="0.795999997854233" calcext:value-type="float">
            <text:p>0.7959999979</text:p>
          </table:table-cell>
          <table:table-cell table:number-columns-repeated="5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644000002741814" calcext:value-type="float">
            <text:p>0.6440000027</text:p>
          </table:table-cell>
          <table:table-cell office:value-type="float" office:value="0.756000006198883" calcext:value-type="float">
            <text:p>0.7560000062</text:p>
          </table:table-cell>
          <table:table-cell table:number-columns-repeated="5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696000003814697" calcext:value-type="float">
            <text:p>0.6960000038</text:p>
          </table:table-cell>
          <table:table-cell office:value-type="float" office:value="0.799999988079071" calcext:value-type="float">
            <text:p>0.7999999881</text:p>
          </table:table-cell>
          <table:table-cell table:number-columns-repeated="5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684000000357628" calcext:value-type="float">
            <text:p>0.6840000004</text:p>
          </table:table-cell>
          <table:table-cell office:value-type="float" office:value="0.787999993562698" calcext:value-type="float">
            <text:p>0.7879999936</text:p>
          </table:table-cell>
          <table:table-cell table:number-columns-repeated="5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664000001549721" calcext:value-type="float">
            <text:p>0.6640000015</text:p>
          </table:table-cell>
          <table:table-cell office:value-type="float" office:value="0.788000005483627" calcext:value-type="float">
            <text:p>0.7880000055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703999996185303" calcext:value-type="float">
            <text:p>0.7039999962</text:p>
          </table:table-cell>
          <table:table-cell office:value-type="float" office:value="0.791999995708466" calcext:value-type="float">
            <text:p>0.7919999957</text:p>
          </table:table-cell>
          <table:table-cell table:number-columns-repeated="5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648000004887581" calcext:value-type="float">
            <text:p>0.6480000049</text:p>
          </table:table-cell>
          <table:table-cell office:value-type="float" office:value="0.763999998569489" calcext:value-type="float">
            <text:p>0.7639999986</text:p>
          </table:table-cell>
          <table:table-cell table:number-columns-repeated="5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667999994754791" calcext:value-type="float">
            <text:p>0.6679999948</text:p>
          </table:table-cell>
          <table:table-cell office:value-type="float" office:value="0.81599999666214" calcext:value-type="float">
            <text:p>0.8159999967</text:p>
          </table:table-cell>
          <table:table-cell table:number-columns-repeated="5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687999999523163" calcext:value-type="float">
            <text:p>0.6879999995</text:p>
          </table:table-cell>
          <table:table-cell office:value-type="float" office:value="0.767999994754791" calcext:value-type="float">
            <text:p>0.7679999948</text:p>
          </table:table-cell>
          <table:table-cell table:number-columns-repeated="5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628000003099441" calcext:value-type="float">
            <text:p>0.6280000031</text:p>
          </table:table-cell>
          <table:table-cell office:value-type="float" office:value="0.771999996900558" calcext:value-type="float">
            <text:p>0.7719999969</text:p>
          </table:table-cell>
          <table:table-cell table:number-columns-repeated="5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647999995946884" calcext:value-type="float">
            <text:p>0.6479999959</text:p>
          </table:table-cell>
          <table:table-cell office:value-type="float" office:value="0.732000005245209" calcext:value-type="float">
            <text:p>0.7320000052</text:p>
          </table:table-cell>
          <table:table-cell table:number-columns-repeated="5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692000013589859" calcext:value-type="float">
            <text:p>0.6920000136</text:p>
          </table:table-cell>
          <table:table-cell office:value-type="float" office:value="0.811999994516373" calcext:value-type="float">
            <text:p>0.8119999945</text:p>
          </table:table-cell>
          <table:table-cell table:number-columns-repeated="5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732000005245209" calcext:value-type="float">
            <text:p>0.7320000052</text:p>
          </table:table-cell>
          <table:table-cell office:value-type="float" office:value="0.8" calcext:value-type="float">
            <text:p>0.8</text:p>
          </table:table-cell>
          <table:table-cell table:number-columns-repeated="5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70799999833107" calcext:value-type="float">
            <text:p>0.7079999983</text:p>
          </table:table-cell>
          <table:table-cell office:value-type="float" office:value="0.799999994039535" calcext:value-type="float">
            <text:p>0.799999994</text:p>
          </table:table-cell>
          <table:table-cell table:number-columns-repeated="5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652000007033348" calcext:value-type="float">
            <text:p>0.652000007</text:p>
          </table:table-cell>
          <table:table-cell office:value-type="float" office:value="0.743999999761581" calcext:value-type="float">
            <text:p>0.7439999998</text:p>
          </table:table-cell>
          <table:table-cell table:number-columns-repeated="5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696000003814697" calcext:value-type="float">
            <text:p>0.6960000038</text:p>
          </table:table-cell>
          <table:table-cell office:value-type="float" office:value="0.756000000238419" calcext:value-type="float">
            <text:p>0.7560000002</text:p>
          </table:table-cell>
          <table:table-cell table:number-columns-repeated="5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71599999666214" calcext:value-type="float">
            <text:p>0.7159999967</text:p>
          </table:table-cell>
          <table:table-cell office:value-type="float" office:value="0.772000002861023" calcext:value-type="float">
            <text:p>0.7720000029</text:p>
          </table:table-cell>
          <table:table-cell table:number-columns-repeated="5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720000004768372" calcext:value-type="float">
            <text:p>0.7200000048</text:p>
          </table:table-cell>
          <table:table-cell office:value-type="float" office:value="0.787999999523163" calcext:value-type="float">
            <text:p>0.7879999995</text:p>
          </table:table-cell>
          <table:table-cell table:number-columns-repeated="5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716000008583069" calcext:value-type="float">
            <text:p>0.7160000086</text:p>
          </table:table-cell>
          <table:table-cell office:value-type="float" office:value="0.752000004053116" calcext:value-type="float">
            <text:p>0.7520000041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67600000500679" calcext:value-type="float">
            <text:p>0.676000005</text:p>
          </table:table-cell>
          <table:table-cell office:value-type="float" office:value="0.775999999046326" calcext:value-type="float">
            <text:p>0.77599999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8T15:26:43.335521226</dc:date>
    <meta:editing-duration>PT5M7S</meta:editing-duration>
    <meta:editing-cycles>2</meta:editing-cycles>
    <meta:generator>LibreOffice/5.1.6.2$Linux_X86_64 LibreOffice_project/10m0$Build-2</meta:generator>
    <meta:document-statistic meta:table-count="1" meta:cell-count="15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1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svg:stroke-opacity="25%" draw:fill-color="#004586" draw:opacity="25%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15" loext:regression-extrapolate-forward="0" loext:regression-extrapolate-backward="0" loext:regression-force-intercept="false" loext:regression-intercept-value="0" chart:regression-type="moving-average"/>
      <style:graphic-properties svg:stroke-width="0.1cm" svg:stroke-color="#004586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svg:stroke-opacity="25%" draw:fill-color="#ff420e" draw:opacity="25%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15" loext:regression-extrapolate-forward="0" loext:regression-extrapolate-backward="0" loext:regression-force-intercept="false" loext:regression-intercept-value="0" chart:regression-type="moving-average"/>
      <style:graphic-properties svg:stroke-width="0.1cm" svg:stroke-color="#ff420e"/>
    </style:style>
    <style:style style:name="ch14" style:family="chart">
      <style:chart-properties chart:solid-type="cuboi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695cm" svg:height="13.325cm" xlink:href=".." xlink:type="simple" chart:class="chart:scatter" chart:style-name="ch1">
        <chart:legend svg:x="17.923cm" svg:y="9.187cm" style:legend-expansion="custom" chartooo:width="5.272cm" chartooo:height="2.245cm" style:legend-expansion-aspect-ratio="2.34832962138085" chart:style-name="ch2"/>
        <chart:plot-area chart:style-name="ch3" table:cell-range-address="'run_2_0_08-22_03_21_conv_cifar10focus-tag-source_train_top_1'.A2:'run_2_0_08-22_03_21_conv_cifar10focus-tag-source_train_top_1'.C501 'run_2_0_08-22_03_21_conv_cifar10focus-tag-source_train_top_1'.B1:'run_2_0_08-22_03_21_conv_cifar10focus-tag-source_train_top_1'.C1" chart:data-source-has-labels="row" svg:x="1.17cm" svg:y="0.264cm" svg:width="22.427cm" svg:height="11.808cm">
          <chartooo:coordinate-region svg:x="1.897cm" svg:y="0.463cm" svg:width="21.328cm" svg:height="10.962cm"/>
          <chart:axis chart:dimension="x" chart:name="primary-x" chart:style-name="ch4">
            <chart:title svg:x="11.4cm" svg:y="12.338cm" chart:style-name="ch5">
              <text:p>Training step</text:p>
            </chart:title>
          </chart:axis>
          <chart:axis chart:dimension="y" chart:name="primary-y" chart:style-name="ch6">
            <chart:title svg:x="0.137cm" svg:y="6.887cm" chart:style-name="ch7">
              <text:p>Accuracy</text:p>
            </chart:title>
            <chart:grid chart:style-name="ch8" chart:class="major"/>
            <chart:grid chart:style-name="ch9" chart:class="minor"/>
          </chart:axis>
          <chart:series chart:style-name="ch10" chart:values-cell-range-address="'run_2_0_08-22_03_21_conv_cifar10focus-tag-source_train_top_1'.B2:'run_2_0_08-22_03_21_conv_cifar10focus-tag-source_train_top_1'.B501" chart:label-cell-address="'run_2_0_08-22_03_21_conv_cifar10focus-tag-source_train_top_1'.B1:'run_2_0_08-22_03_21_conv_cifar10focus-tag-source_train_top_1'.B1" chart:class="chart:scatter">
            <chart:domain table:cell-range-address="'run_2_0_08-22_03_21_conv_cifar10focus-tag-source_train_top_1'.A2:'run_2_0_08-22_03_21_conv_cifar10focus-tag-source_train_top_1'.A501"/>
            <chart:regression-curve chart:style-name="ch11"/>
            <chart:data-point chart:repeated="500"/>
          </chart:series>
          <chart:series chart:style-name="ch12" chart:values-cell-range-address="'run_2_0_08-22_03_21_conv_cifar10focus-tag-source_train_top_1'.C2:'run_2_0_08-22_03_21_conv_cifar10focus-tag-source_train_top_1'.C501" chart:label-cell-address="'run_2_0_08-22_03_21_conv_cifar10focus-tag-source_train_top_1'.C1:'run_2_0_08-22_03_21_conv_cifar10focus-tag-source_train_top_1'.C1" chart:class="chart:scatter">
            <chart:regression-curve chart:style-name="ch13"/>
            <chart:data-point chart:repeated="207"/>
            <chart:data-point chart:style-name="ch14"/>
            <chart:data-point chart:repeated="45"/>
            <chart:data-point chart:style-name="ch14"/>
            <chart:data-point chart:repeated="24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st</text:p>
                <draw:g>
                  <svg:desc>'run_2_0_08-22_03_21_conv_cifar10focus-tag-source_train_top_1'.B1:'run_2_0_08-22_03_21_conv_cifar10focus-tag-source_train_top_1'.B1</svg:desc>
                </draw:g>
              </table:table-cell>
              <table:table-cell office:value-type="string">
                <text:p>Train</text:p>
                <draw:g>
                  <svg:desc>'run_2_0_08-22_03_21_conv_cifar10focus-tag-source_train_top_1'.C1:'run_2_0_08-22_03_21_conv_cifar10focus-tag-source_train_top_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run_2_0_08-22_03_21_conv_cifar10focus-tag-source_train_top_1'.A2:'run_2_0_08-22_03_21_conv_cifar10focus-tag-source_train_top_1'.A501</svg:desc>
                </draw:g>
              </table:table-cell>
              <table:table-cell office:value-type="float" office:value="0.195999997854233">
                <text:p>0.195999997854233</text:p>
                <draw:g>
                  <svg:desc>'run_2_0_08-22_03_21_conv_cifar10focus-tag-source_train_top_1'.B2:'run_2_0_08-22_03_21_conv_cifar10focus-tag-source_train_top_1'.B501</svg:desc>
                </draw:g>
              </table:table-cell>
              <table:table-cell office:value-type="float" office:value="0.204000000655651">
                <text:p>0.204000000655651</text:p>
                <draw:g>
                  <svg:desc>'run_2_0_08-22_03_21_conv_cifar10focus-tag-source_train_top_1'.C2:'run_2_0_08-22_03_21_conv_cifar10focus-tag-source_train_top_1'.C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243999999016523">
                <text:p>0.243999999016523</text:p>
              </table:table-cell>
              <table:table-cell office:value-type="float" office:value="0.248000000417233">
                <text:p>0.2480000004172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27600000500679">
                <text:p>0.27600000500679</text:p>
              </table:table-cell>
              <table:table-cell office:value-type="float" office:value="0.296000000834465">
                <text:p>0.296000000834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315999999642372">
                <text:p>0.315999999642372</text:p>
              </table:table-cell>
              <table:table-cell office:value-type="float" office:value="0.3239999987185">
                <text:p>0.3239999987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396000002324581">
                <text:p>0.396000002324581</text:p>
              </table:table-cell>
              <table:table-cell office:value-type="float" office:value="0.404000005125999">
                <text:p>0.4040000051259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0.300000001490116">
                <text:p>0.300000001490116</text:p>
              </table:table-cell>
              <table:table-cell office:value-type="float" office:value="0.368000000715256">
                <text:p>0.368000000715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440000005066395">
                <text:p>0.440000005066395</text:p>
              </table:table-cell>
              <table:table-cell office:value-type="float" office:value="0.384000000357628">
                <text:p>0.3840000003576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0.396000002324581">
                <text:p>0.396000002324581</text:p>
              </table:table-cell>
              <table:table-cell office:value-type="float" office:value="0.479999995231628">
                <text:p>0.4799999952316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0.39200000166893">
                <text:p>0.39200000166893</text:p>
              </table:table-cell>
              <table:table-cell office:value-type="float" office:value="0.452000008523464">
                <text:p>0.4520000085234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.471999993920326">
                <text:p>0.471999993920326</text:p>
              </table:table-cell>
              <table:table-cell office:value-type="float" office:value="0.459999997913837">
                <text:p>0.4599999979138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">
                <text:p>22</text:p>
              </table:table-cell>
              <table:table-cell office:value-type="float" office:value="0.49200000166893">
                <text:p>0.49200000166893</text:p>
              </table:table-cell>
              <table:table-cell office:value-type="float" office:value="0.444000005722046">
                <text:p>0.4440000057220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0.532000008225441">
                <text:p>0.532000008225441</text:p>
              </table:table-cell>
              <table:table-cell office:value-type="float" office:value="0.560000002384186">
                <text:p>0.5600000023841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0.512000003457069">
                <text:p>0.51200000345706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0.463999995589256">
                <text:p>0.463999995589256</text:p>
              </table:table-cell>
              <table:table-cell office:value-type="float" office:value="0.499999995529652">
                <text:p>0.4999999955296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.52399999499321">
                <text:p>0.52399999499321</text:p>
              </table:table-cell>
              <table:table-cell office:value-type="float" office:value="0.532000002264976">
                <text:p>0.5320000022649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0.575999996066093">
                <text:p>0.575999996066093</text:p>
              </table:table-cell>
              <table:table-cell office:value-type="float" office:value="0.483999997377396">
                <text:p>0.4839999973773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0.491999995708466">
                <text:p>0.491999995708466</text:p>
              </table:table-cell>
              <table:table-cell office:value-type="float" office:value="0.471999996900559">
                <text:p>0.4719999969005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0.524000000953674">
                <text:p>0.524000000953674</text:p>
              </table:table-cell>
              <table:table-cell office:value-type="float" office:value="0.51599999666214">
                <text:p>0.515999996662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0.531999996304512">
                <text:p>0.531999996304512</text:p>
              </table:table-cell>
              <table:table-cell office:value-type="float" office:value="0.531999996304512">
                <text:p>0.5319999963045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0.495999999344349">
                <text:p>0.495999999344349</text:p>
              </table:table-cell>
              <table:table-cell office:value-type="float" office:value="0.587999996542931">
                <text:p>0.5879999965429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0.591999995708466">
                <text:p>0.591999995708466</text:p>
              </table:table-cell>
              <table:table-cell office:value-type="float" office:value="0.58400000333786">
                <text:p>0.584000003337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">
                <text:p>44</text:p>
              </table:table-cell>
              <table:table-cell office:value-type="float" office:value="0.571999996900559">
                <text:p>0.571999996900559</text:p>
              </table:table-cell>
              <table:table-cell office:value-type="float" office:value="0.583999997377396">
                <text:p>0.5839999973773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0.57600000500679">
                <text:p>0.57600000500679</text:p>
              </table:table-cell>
              <table:table-cell office:value-type="float" office:value="0.568000000715256">
                <text:p>0.5680000007152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0.543999990820885">
                <text:p>0.543999990820885</text:p>
              </table:table-cell>
              <table:table-cell office:value-type="float" office:value="0.603999996185303">
                <text:p>0.6039999961853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0.552000007033348">
                <text:p>0.552000007033348</text:p>
              </table:table-cell>
              <table:table-cell office:value-type="float" office:value="0.583999997377396">
                <text:p>0.5839999973773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">
                <text:p>52</text:p>
              </table:table-cell>
              <table:table-cell office:value-type="float" office:value="0.544000005722046">
                <text:p>0.544000005722046</text:p>
              </table:table-cell>
              <table:table-cell office:value-type="float" office:value="0.592000004649162">
                <text:p>0.5920000046491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0.548000004887581">
                <text:p>0.548000004887581</text:p>
              </table:table-cell>
              <table:table-cell office:value-type="float" office:value="0.628000012040138">
                <text:p>0.6280000120401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">
                <text:p>56</text:p>
              </table:table-cell>
              <table:table-cell office:value-type="float" office:value="0.604000002145767">
                <text:p>0.604000002145767</text:p>
              </table:table-cell>
              <table:table-cell office:value-type="float" office:value="0.68400000333786">
                <text:p>0.684000003337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">
                <text:p>58</text:p>
              </table:table-cell>
              <table:table-cell office:value-type="float" office:value="0.547999995946884">
                <text:p>0.547999995946884</text:p>
              </table:table-cell>
              <table:table-cell office:value-type="float" office:value="0.579999998211861">
                <text:p>0.5799999982118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0.639999997615814">
                <text:p>0.639999997615814</text:p>
              </table:table-cell>
              <table:table-cell office:value-type="float" office:value="0.639999997615814">
                <text:p>0.6399999976158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">
                <text:p>62</text:p>
              </table:table-cell>
              <table:table-cell office:value-type="float" office:value="0.579999998211861">
                <text:p>0.579999998211861</text:p>
              </table:table-cell>
              <table:table-cell office:value-type="float" office:value="0.603999996185303">
                <text:p>0.6039999961853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0.591999992728233">
                <text:p>0.591999992728233</text:p>
              </table:table-cell>
              <table:table-cell office:value-type="float" office:value="0.596000000834465">
                <text:p>0.5960000008344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">
                <text:p>66</text:p>
              </table:table-cell>
              <table:table-cell office:value-type="float" office:value="0.576000002026558">
                <text:p>0.576000002026558</text:p>
              </table:table-cell>
              <table:table-cell office:value-type="float" office:value="0.651999998092651">
                <text:p>0.6519999980926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">
                <text:p>68</text:p>
              </table:table-cell>
              <table:table-cell office:value-type="float" office:value="0.59200000166893">
                <text:p>0.59200000166893</text:p>
              </table:table-cell>
              <table:table-cell office:value-type="float" office:value="0.619999998807907">
                <text:p>0.6199999988079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0.595999994874001">
                <text:p>0.595999994874001</text:p>
              </table:table-cell>
              <table:table-cell office:value-type="float" office:value="0.643999999761581">
                <text:p>0.6439999997615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">
                <text:p>72</text:p>
              </table:table-cell>
              <table:table-cell office:value-type="float" office:value="0.636000010371208">
                <text:p>0.636000010371208</text:p>
              </table:table-cell>
              <table:table-cell office:value-type="float" office:value="0.616000005602837">
                <text:p>0.6160000056028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">
                <text:p>74</text:p>
              </table:table-cell>
              <table:table-cell office:value-type="float" office:value="0.564000001549721">
                <text:p>0.564000001549721</text:p>
              </table:table-cell>
              <table:table-cell office:value-type="float" office:value="0.591999998688698">
                <text:p>0.5919999986886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">
                <text:p>76</text:p>
              </table:table-cell>
              <table:table-cell office:value-type="float" office:value="0.652000001072884">
                <text:p>0.652000001072884</text:p>
              </table:table-cell>
              <table:table-cell office:value-type="float" office:value="0.560000002384186">
                <text:p>0.5600000023841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">
                <text:p>78</text:p>
              </table:table-cell>
              <table:table-cell office:value-type="float" office:value="0.572000005841255">
                <text:p>0.572000005841255</text:p>
              </table:table-cell>
              <table:table-cell office:value-type="float" office:value="0.587999999523163">
                <text:p>0.5879999995231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0.580000004172325">
                <text:p>0.580000004172325</text:p>
              </table:table-cell>
              <table:table-cell office:value-type="float" office:value="0.628000006079674">
                <text:p>0.6280000060796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">
                <text:p>82</text:p>
              </table:table-cell>
              <table:table-cell office:value-type="float" office:value="0.628000009059906">
                <text:p>0.628000009059906</text:p>
              </table:table-cell>
              <table:table-cell office:value-type="float" office:value="0.659999996423721">
                <text:p>0.6599999964237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">
                <text:p>84</text:p>
              </table:table-cell>
              <table:table-cell office:value-type="float" office:value="0.588000005483627">
                <text:p>0.588000005483627</text:p>
              </table:table-cell>
              <table:table-cell office:value-type="float" office:value="0.632000005245209">
                <text:p>0.6320000052452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">
                <text:p>86</text:p>
              </table:table-cell>
              <table:table-cell office:value-type="float" office:value="0.591999998688698">
                <text:p>0.591999998688698</text:p>
              </table:table-cell>
              <table:table-cell office:value-type="float" office:value="0.636000007390976">
                <text:p>0.6360000073909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">
                <text:p>88</text:p>
              </table:table-cell>
              <table:table-cell office:value-type="float" office:value="0.6">
                <text:p>0.6</text:p>
              </table:table-cell>
              <table:table-cell office:value-type="float" office:value="0.632000005245209">
                <text:p>0.6320000052452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">
                <text:p>90</text:p>
              </table:table-cell>
              <table:table-cell office:value-type="float" office:value="0.660000002384186">
                <text:p>0.660000002384186</text:p>
              </table:table-cell>
              <table:table-cell office:value-type="float" office:value="0.600000005960464">
                <text:p>0.6000000059604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">
                <text:p>92</text:p>
              </table:table-cell>
              <table:table-cell office:value-type="float" office:value="0.564000004529953">
                <text:p>0.564000004529953</text:p>
              </table:table-cell>
              <table:table-cell office:value-type="float" office:value="0.631999999284744">
                <text:p>0.6319999992847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">
                <text:p>94</text:p>
              </table:table-cell>
              <table:table-cell office:value-type="float" office:value="0.612000009417534">
                <text:p>0.612000009417534</text:p>
              </table:table-cell>
              <table:table-cell office:value-type="float" office:value="0.640000003576279">
                <text:p>0.6400000035762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">
                <text:p>96</text:p>
              </table:table-cell>
              <table:table-cell office:value-type="float" office:value="0.651999998092651">
                <text:p>0.651999998092651</text:p>
              </table:table-cell>
              <table:table-cell office:value-type="float" office:value="0.639999997615814">
                <text:p>0.6399999976158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">
                <text:p>98</text:p>
              </table:table-cell>
              <table:table-cell office:value-type="float" office:value="0.628000000119209">
                <text:p>0.628000000119209</text:p>
              </table:table-cell>
              <table:table-cell office:value-type="float" office:value="0.61599999666214">
                <text:p>0.615999996662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0.620000004768372">
                <text:p>0.620000004768372</text:p>
              </table:table-cell>
              <table:table-cell office:value-type="float" office:value="0.636000010371208">
                <text:p>0.6360000103712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">
                <text:p>102</text:p>
              </table:table-cell>
              <table:table-cell office:value-type="float" office:value="0.619999998807907">
                <text:p>0.619999998807907</text:p>
              </table:table-cell>
              <table:table-cell office:value-type="float" office:value="0.680000001192093">
                <text:p>0.6800000011920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4">
                <text:p>104</text:p>
              </table:table-cell>
              <table:table-cell office:value-type="float" office:value="0.644000005722046">
                <text:p>0.644000005722046</text:p>
              </table:table-cell>
              <table:table-cell office:value-type="float" office:value="0.652000012993813">
                <text:p>0.6520000129938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6">
                <text:p>106</text:p>
              </table:table-cell>
              <table:table-cell office:value-type="float" office:value="0.636000004410744">
                <text:p>0.636000004410744</text:p>
              </table:table-cell>
              <table:table-cell office:value-type="float" office:value="0.596000003814697">
                <text:p>0.5960000038146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">
                <text:p>108</text:p>
              </table:table-cell>
              <table:table-cell office:value-type="float" office:value="0.66000000834465">
                <text:p>0.66000000834465</text:p>
              </table:table-cell>
              <table:table-cell office:value-type="float" office:value="0.680000007152557">
                <text:p>0.6800000071525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">
                <text:p>110</text:p>
              </table:table-cell>
              <table:table-cell office:value-type="float" office:value="0.564000001549721">
                <text:p>0.564000001549721</text:p>
              </table:table-cell>
              <table:table-cell office:value-type="float" office:value="0.587999999523163">
                <text:p>0.5879999995231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">
                <text:p>112</text:p>
              </table:table-cell>
              <table:table-cell office:value-type="float" office:value="0.591999995708466">
                <text:p>0.591999995708466</text:p>
              </table:table-cell>
              <table:table-cell office:value-type="float" office:value="0.700000011920929">
                <text:p>0.7000000119209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">
                <text:p>114</text:p>
              </table:table-cell>
              <table:table-cell office:value-type="float" office:value="0.600000005960464">
                <text:p>0.600000005960464</text:p>
              </table:table-cell>
              <table:table-cell office:value-type="float" office:value="0.636000001430512">
                <text:p>0.6360000014305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6">
                <text:p>116</text:p>
              </table:table-cell>
              <table:table-cell office:value-type="float" office:value="0.616000008583069">
                <text:p>0.616000008583069</text:p>
              </table:table-cell>
              <table:table-cell office:value-type="float" office:value="0.632000005245209">
                <text:p>0.6320000052452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8">
                <text:p>118</text:p>
              </table:table-cell>
              <table:table-cell office:value-type="float" office:value="0.604000005125999">
                <text:p>0.604000005125999</text:p>
              </table:table-cell>
              <table:table-cell office:value-type="float" office:value="0.680000007152557">
                <text:p>0.6800000071525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">
                <text:p>120</text:p>
              </table:table-cell>
              <table:table-cell office:value-type="float" office:value="0.663999998569489">
                <text:p>0.663999998569489</text:p>
              </table:table-cell>
              <table:table-cell office:value-type="float" office:value="0.608000001311302">
                <text:p>0.6080000013113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">
                <text:p>122</text:p>
              </table:table-cell>
              <table:table-cell office:value-type="float" office:value="0.619999998807907">
                <text:p>0.619999998807907</text:p>
              </table:table-cell>
              <table:table-cell office:value-type="float" office:value="0.648000001907349">
                <text:p>0.6480000019073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4">
                <text:p>124</text:p>
              </table:table-cell>
              <table:table-cell office:value-type="float" office:value="0.640000003576279">
                <text:p>0.640000003576279</text:p>
              </table:table-cell>
              <table:table-cell office:value-type="float" office:value="0.620000010728836">
                <text:p>0.6200000107288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">
                <text:p>126</text:p>
              </table:table-cell>
              <table:table-cell office:value-type="float" office:value="0.612000003457069">
                <text:p>0.612000003457069</text:p>
              </table:table-cell>
              <table:table-cell office:value-type="float" office:value="0.664000001549721">
                <text:p>0.6640000015497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0.619999998807907">
                <text:p>0.619999998807907</text:p>
              </table:table-cell>
              <table:table-cell office:value-type="float" office:value="0.623999997973442">
                <text:p>0.6239999979734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">
                <text:p>130</text:p>
              </table:table-cell>
              <table:table-cell office:value-type="float" office:value="0.552000001072884">
                <text:p>0.552000001072884</text:p>
              </table:table-cell>
              <table:table-cell office:value-type="float" office:value="0.644000005722046">
                <text:p>0.64400000572204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">
                <text:p>132</text:p>
              </table:table-cell>
              <table:table-cell office:value-type="float" office:value="0.636000004410744">
                <text:p>0.636000004410744</text:p>
              </table:table-cell>
              <table:table-cell office:value-type="float" office:value="0.651999998092651">
                <text:p>0.6519999980926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4">
                <text:p>134</text:p>
              </table:table-cell>
              <table:table-cell office:value-type="float" office:value="0.620000001788139">
                <text:p>0.620000001788139</text:p>
              </table:table-cell>
              <table:table-cell office:value-type="float" office:value="0.68000001013279">
                <text:p>0.680000010132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">
                <text:p>136</text:p>
              </table:table-cell>
              <table:table-cell office:value-type="float" office:value="0.620000010728836">
                <text:p>0.620000010728836</text:p>
              </table:table-cell>
              <table:table-cell office:value-type="float" office:value="0.688000005483627">
                <text:p>0.6880000054836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8">
                <text:p>138</text:p>
              </table:table-cell>
              <table:table-cell office:value-type="float" office:value="0.672000008821487">
                <text:p>0.672000008821487</text:p>
              </table:table-cell>
              <table:table-cell office:value-type="float" office:value="0.687999999523163">
                <text:p>0.68799999952316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0">
                <text:p>140</text:p>
              </table:table-cell>
              <table:table-cell office:value-type="float" office:value="0.592000004649162">
                <text:p>0.592000004649162</text:p>
              </table:table-cell>
              <table:table-cell office:value-type="float" office:value="0.676000002026558">
                <text:p>0.6760000020265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2">
                <text:p>142</text:p>
              </table:table-cell>
              <table:table-cell office:value-type="float" office:value="0.660000005364418">
                <text:p>0.660000005364418</text:p>
              </table:table-cell>
              <table:table-cell office:value-type="float" office:value="0.687999999523163">
                <text:p>0.6879999995231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4">
                <text:p>144</text:p>
              </table:table-cell>
              <table:table-cell office:value-type="float" office:value="0.680000001192093">
                <text:p>0.680000001192093</text:p>
              </table:table-cell>
              <table:table-cell office:value-type="float" office:value="0.659999999403954">
                <text:p>0.6599999994039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6">
                <text:p>146</text:p>
              </table:table-cell>
              <table:table-cell office:value-type="float" office:value="0.660000002384186">
                <text:p>0.660000002384186</text:p>
              </table:table-cell>
              <table:table-cell office:value-type="float" office:value="0.700000005960465">
                <text:p>0.7000000059604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8">
                <text:p>148</text:p>
              </table:table-cell>
              <table:table-cell office:value-type="float" office:value="0.672000002861023">
                <text:p>0.672000002861023</text:p>
              </table:table-cell>
              <table:table-cell office:value-type="float" office:value="0.716000005602837">
                <text:p>0.7160000056028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">
                <text:p>150</text:p>
              </table:table-cell>
              <table:table-cell office:value-type="float" office:value="0.684000006318092">
                <text:p>0.684000006318092</text:p>
              </table:table-cell>
              <table:table-cell office:value-type="float" office:value="0.66800000667572">
                <text:p>0.668000006675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2">
                <text:p>152</text:p>
              </table:table-cell>
              <table:table-cell office:value-type="float" office:value="0.615999999642372">
                <text:p>0.615999999642372</text:p>
              </table:table-cell>
              <table:table-cell office:value-type="float" office:value="0.636000001430512">
                <text:p>0.6360000014305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4">
                <text:p>154</text:p>
              </table:table-cell>
              <table:table-cell office:value-type="float" office:value="0.675999996066093">
                <text:p>0.675999996066093</text:p>
              </table:table-cell>
              <table:table-cell office:value-type="float" office:value="0.67600000500679">
                <text:p>0.676000005006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6">
                <text:p>156</text:p>
              </table:table-cell>
              <table:table-cell office:value-type="float" office:value="0.639999997615814">
                <text:p>0.639999997615814</text:p>
              </table:table-cell>
              <table:table-cell office:value-type="float" office:value="0.684000009298325">
                <text:p>0.6840000092983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8">
                <text:p>158</text:p>
              </table:table-cell>
              <table:table-cell office:value-type="float" office:value="0.632000002264977">
                <text:p>0.632000002264977</text:p>
              </table:table-cell>
              <table:table-cell office:value-type="float" office:value="0.680000001192093">
                <text:p>0.6800000011920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0">
                <text:p>160</text:p>
              </table:table-cell>
              <table:table-cell office:value-type="float" office:value="0.636000001430512">
                <text:p>0.636000001430512</text:p>
              </table:table-cell>
              <table:table-cell office:value-type="float" office:value="0.696000003814697">
                <text:p>0.6960000038146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">
                <text:p>162</text:p>
              </table:table-cell>
              <table:table-cell office:value-type="float" office:value="0.656000003218651">
                <text:p>0.656000003218651</text:p>
              </table:table-cell>
              <table:table-cell office:value-type="float" office:value="0.68400000333786">
                <text:p>0.684000003337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4">
                <text:p>164</text:p>
              </table:table-cell>
              <table:table-cell office:value-type="float" office:value="0.584000000357628">
                <text:p>0.584000000357628</text:p>
              </table:table-cell>
              <table:table-cell office:value-type="float" office:value="0.664000001549721">
                <text:p>0.6640000015497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6">
                <text:p>166</text:p>
              </table:table-cell>
              <table:table-cell office:value-type="float" office:value="0.66400001347065">
                <text:p>0.66400001347065</text:p>
              </table:table-cell>
              <table:table-cell office:value-type="float" office:value="0.724000000953674">
                <text:p>0.7240000009536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8">
                <text:p>168</text:p>
              </table:table-cell>
              <table:table-cell office:value-type="float" office:value="0.584000012278557">
                <text:p>0.584000012278557</text:p>
              </table:table-cell>
              <table:table-cell office:value-type="float" office:value="0.688000011444092">
                <text:p>0.6880000114440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0">
                <text:p>170</text:p>
              </table:table-cell>
              <table:table-cell office:value-type="float" office:value="0.647999992966652">
                <text:p>0.647999992966652</text:p>
              </table:table-cell>
              <table:table-cell office:value-type="float" office:value="0.696000009775162">
                <text:p>0.6960000097751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2">
                <text:p>172</text:p>
              </table:table-cell>
              <table:table-cell office:value-type="float" office:value="0.612000006437302">
                <text:p>0.612000006437302</text:p>
              </table:table-cell>
              <table:table-cell office:value-type="float" office:value="0.684000009298325">
                <text:p>0.6840000092983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4">
                <text:p>174</text:p>
              </table:table-cell>
              <table:table-cell office:value-type="float" office:value="0.592000010609627">
                <text:p>0.592000010609627</text:p>
              </table:table-cell>
              <table:table-cell office:value-type="float" office:value="0.656000003218651">
                <text:p>0.6560000032186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6">
                <text:p>176</text:p>
              </table:table-cell>
              <table:table-cell office:value-type="float" office:value="0.603999999165535">
                <text:p>0.603999999165535</text:p>
              </table:table-cell>
              <table:table-cell office:value-type="float" office:value="0.716000002622604">
                <text:p>0.7160000026226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8">
                <text:p>178</text:p>
              </table:table-cell>
              <table:table-cell office:value-type="float" office:value="0.656000006198883">
                <text:p>0.656000006198883</text:p>
              </table:table-cell>
              <table:table-cell office:value-type="float" office:value="0.680000007152557">
                <text:p>0.6800000071525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">
                <text:p>180</text:p>
              </table:table-cell>
              <table:table-cell office:value-type="float" office:value="0.628000000119209">
                <text:p>0.628000000119209</text:p>
              </table:table-cell>
              <table:table-cell office:value-type="float" office:value="0.695999991893768">
                <text:p>0.6959999918937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2">
                <text:p>182</text:p>
              </table:table-cell>
              <table:table-cell office:value-type="float" office:value="0.648000007867813">
                <text:p>0.648000007867813</text:p>
              </table:table-cell>
              <table:table-cell office:value-type="float" office:value="0.704000008106232">
                <text:p>0.70400000810623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4">
                <text:p>184</text:p>
              </table:table-cell>
              <table:table-cell office:value-type="float" office:value="0.652000001072884">
                <text:p>0.652000001072884</text:p>
              </table:table-cell>
              <table:table-cell office:value-type="float" office:value="0.676000002026558">
                <text:p>0.6760000020265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">
                <text:p>186</text:p>
              </table:table-cell>
              <table:table-cell office:value-type="float" office:value="0.608000004291534">
                <text:p>0.608000004291534</text:p>
              </table:table-cell>
              <table:table-cell office:value-type="float" office:value="0.724000000953674">
                <text:p>0.7240000009536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8">
                <text:p>188</text:p>
              </table:table-cell>
              <table:table-cell office:value-type="float" office:value="0.680000007152557">
                <text:p>0.680000007152557</text:p>
              </table:table-cell>
              <table:table-cell office:value-type="float" office:value="0.708000004291534">
                <text:p>0.7080000042915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0">
                <text:p>190</text:p>
              </table:table-cell>
              <table:table-cell office:value-type="float" office:value="0.628000006079674">
                <text:p>0.628000006079674</text:p>
              </table:table-cell>
              <table:table-cell office:value-type="float" office:value="0.712000006437302">
                <text:p>0.7120000064373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2">
                <text:p>192</text:p>
              </table:table-cell>
              <table:table-cell office:value-type="float" office:value="0.616000008583069">
                <text:p>0.616000008583069</text:p>
              </table:table-cell>
              <table:table-cell office:value-type="float" office:value="0.659999996423721">
                <text:p>0.6599999964237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4">
                <text:p>194</text:p>
              </table:table-cell>
              <table:table-cell office:value-type="float" office:value="0.664000010490417">
                <text:p>0.664000010490417</text:p>
              </table:table-cell>
              <table:table-cell office:value-type="float" office:value="0.675999993085861">
                <text:p>0.67599999308586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6">
                <text:p>196</text:p>
              </table:table-cell>
              <table:table-cell office:value-type="float" office:value="0.644000014662743">
                <text:p>0.644000014662743</text:p>
              </table:table-cell>
              <table:table-cell office:value-type="float" office:value="0.696000009775162">
                <text:p>0.6960000097751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">
                <text:p>198</text:p>
              </table:table-cell>
              <table:table-cell office:value-type="float" office:value="0.672000008821487">
                <text:p>0.672000008821487</text:p>
              </table:table-cell>
              <table:table-cell office:value-type="float" office:value="0.708000004291534">
                <text:p>0.70800000429153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0.680000007152557">
                <text:p>0.680000007152557</text:p>
              </table:table-cell>
              <table:table-cell office:value-type="float" office:value="0.688000011444092">
                <text:p>0.6880000114440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2">
                <text:p>202</text:p>
              </table:table-cell>
              <table:table-cell office:value-type="float" office:value="0.668000018596649">
                <text:p>0.668000018596649</text:p>
              </table:table-cell>
              <table:table-cell office:value-type="float" office:value="0.704000011086464">
                <text:p>0.7040000110864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4">
                <text:p>204</text:p>
              </table:table-cell>
              <table:table-cell office:value-type="float" office:value="0.580000001192093">
                <text:p>0.580000001192093</text:p>
              </table:table-cell>
              <table:table-cell office:value-type="float" office:value="0.672000008821487">
                <text:p>0.6720000088214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6">
                <text:p>206</text:p>
              </table:table-cell>
              <table:table-cell office:value-type="float" office:value="0.635999998450279">
                <text:p>0.635999998450279</text:p>
              </table:table-cell>
              <table:table-cell office:value-type="float" office:value="0.680000001192093">
                <text:p>0.6800000011920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8">
                <text:p>208</text:p>
              </table:table-cell>
              <table:table-cell office:value-type="float" office:value="0.67600000500679">
                <text:p>0.67600000500679</text:p>
              </table:table-cell>
              <table:table-cell office:value-type="float" office:value="0.680000004172325">
                <text:p>0.6800000041723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0">
                <text:p>210</text:p>
              </table:table-cell>
              <table:table-cell office:value-type="float" office:value="0.619999998807907">
                <text:p>0.619999998807907</text:p>
              </table:table-cell>
              <table:table-cell office:value-type="float" office:value="0.700000005960465">
                <text:p>0.7000000059604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2">
                <text:p>212</text:p>
              </table:table-cell>
              <table:table-cell office:value-type="float" office:value="0.632000002264977">
                <text:p>0.632000002264977</text:p>
              </table:table-cell>
              <table:table-cell office:value-type="float" office:value="0.695999994874001">
                <text:p>0.69599999487400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4">
                <text:p>214</text:p>
              </table:table-cell>
              <table:table-cell office:value-type="float" office:value="0.644000005722046">
                <text:p>0.644000005722046</text:p>
              </table:table-cell>
              <table:table-cell office:value-type="float" office:value="0.704000008106232">
                <text:p>0.7040000081062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6">
                <text:p>216</text:p>
              </table:table-cell>
              <table:table-cell office:value-type="float" office:value="0.655999997258186">
                <text:p>0.655999997258186</text:p>
              </table:table-cell>
              <table:table-cell office:value-type="float" office:value="0.70799999833107">
                <text:p>0.707999998331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8">
                <text:p>218</text:p>
              </table:table-cell>
              <table:table-cell office:value-type="float" office:value="0.612000000476837">
                <text:p>0.612000000476837</text:p>
              </table:table-cell>
              <table:table-cell office:value-type="float" office:value="0.648000001907349">
                <text:p>0.6480000019073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0">
                <text:p>220</text:p>
              </table:table-cell>
              <table:table-cell office:value-type="float" office:value="0.571999999880791">
                <text:p>0.571999999880791</text:p>
              </table:table-cell>
              <table:table-cell office:value-type="float" office:value="0.724000000953674">
                <text:p>0.7240000009536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2">
                <text:p>222</text:p>
              </table:table-cell>
              <table:table-cell office:value-type="float" office:value="0.620000013709068">
                <text:p>0.62000001370906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4">
                <text:p>224</text:p>
              </table:table-cell>
              <table:table-cell office:value-type="float" office:value="0.679999998211861">
                <text:p>0.679999998211861</text:p>
              </table:table-cell>
              <table:table-cell office:value-type="float" office:value="0.683999997377396">
                <text:p>0.6839999973773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6">
                <text:p>226</text:p>
              </table:table-cell>
              <table:table-cell office:value-type="float" office:value="0.628000000119209">
                <text:p>0.628000000119209</text:p>
              </table:table-cell>
              <table:table-cell office:value-type="float" office:value="0.720000010728836">
                <text:p>0.7200000107288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8">
                <text:p>228</text:p>
              </table:table-cell>
              <table:table-cell office:value-type="float" office:value="0.611999994516373">
                <text:p>0.611999994516373</text:p>
              </table:table-cell>
              <table:table-cell office:value-type="float" office:value="0.667999991774559">
                <text:p>0.6679999917745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0">
                <text:p>230</text:p>
              </table:table-cell>
              <table:table-cell office:value-type="float" office:value="0.636000001430512">
                <text:p>0.636000001430512</text:p>
              </table:table-cell>
              <table:table-cell office:value-type="float" office:value="0.756000000238419">
                <text:p>0.7560000002384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2">
                <text:p>232</text:p>
              </table:table-cell>
              <table:table-cell office:value-type="float" office:value="0.67600000500679">
                <text:p>0.67600000500679</text:p>
              </table:table-cell>
              <table:table-cell office:value-type="float" office:value="0.696000003814697">
                <text:p>0.6960000038146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4">
                <text:p>234</text:p>
              </table:table-cell>
              <table:table-cell office:value-type="float" office:value="0.67600000500679">
                <text:p>0.67600000500679</text:p>
              </table:table-cell>
              <table:table-cell office:value-type="float" office:value="0.700000005960465">
                <text:p>0.70000000596046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6">
                <text:p>236</text:p>
              </table:table-cell>
              <table:table-cell office:value-type="float" office:value="0.648000007867813">
                <text:p>0.648000007867813</text:p>
              </table:table-cell>
              <table:table-cell office:value-type="float" office:value="0.720000004768372">
                <text:p>0.7200000047683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8">
                <text:p>238</text:p>
              </table:table-cell>
              <table:table-cell office:value-type="float" office:value="0.696000009775162">
                <text:p>0.696000009775162</text:p>
              </table:table-cell>
              <table:table-cell office:value-type="float" office:value="0.716000008583069">
                <text:p>0.71600000858306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0">
                <text:p>240</text:p>
              </table:table-cell>
              <table:table-cell office:value-type="float" office:value="0.608000004291534">
                <text:p>0.60800000429153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2">
                <text:p>242</text:p>
              </table:table-cell>
              <table:table-cell office:value-type="float" office:value="0.640000009536743">
                <text:p>0.640000009536743</text:p>
              </table:table-cell>
              <table:table-cell office:value-type="float" office:value="0.740000009536743">
                <text:p>0.74000000953674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4">
                <text:p>244</text:p>
              </table:table-cell>
              <table:table-cell office:value-type="float" office:value="0.628000009059906">
                <text:p>0.628000009059906</text:p>
              </table:table-cell>
              <table:table-cell office:value-type="float" office:value="0.691999998688698">
                <text:p>0.6919999986886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6">
                <text:p>246</text:p>
              </table:table-cell>
              <table:table-cell office:value-type="float" office:value="0.679999998211861">
                <text:p>0.679999998211861</text:p>
              </table:table-cell>
              <table:table-cell office:value-type="float" office:value="0.724000006914139">
                <text:p>0.7240000069141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8">
                <text:p>248</text:p>
              </table:table-cell>
              <table:table-cell office:value-type="float" office:value="0.692000013589859">
                <text:p>0.692000013589859</text:p>
              </table:table-cell>
              <table:table-cell office:value-type="float" office:value="0.675999999046326">
                <text:p>0.6759999990463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0">
                <text:p>250</text:p>
              </table:table-cell>
              <table:table-cell office:value-type="float" office:value="0.647999995946884">
                <text:p>0.647999995946884</text:p>
              </table:table-cell>
              <table:table-cell office:value-type="float" office:value="0.684000009298325">
                <text:p>0.6840000092983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2">
                <text:p>252</text:p>
              </table:table-cell>
              <table:table-cell office:value-type="float" office:value="0.59200000166893">
                <text:p>0.59200000166893</text:p>
              </table:table-cell>
              <table:table-cell office:value-type="float" office:value="0.643999999761581">
                <text:p>0.6439999997615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4">
                <text:p>254</text:p>
              </table:table-cell>
              <table:table-cell office:value-type="float" office:value="0.652000004053116">
                <text:p>0.652000004053116</text:p>
              </table:table-cell>
              <table:table-cell office:value-type="float" office:value="0.71599999666214">
                <text:p>0.715999996662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0.644000014662743">
                <text:p>0.644000014662743</text:p>
              </table:table-cell>
              <table:table-cell office:value-type="float" office:value="0.756000006198883">
                <text:p>0.7560000061988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8">
                <text:p>258</text:p>
              </table:table-cell>
              <table:table-cell office:value-type="float" office:value="0.636000001430512">
                <text:p>0.636000001430512</text:p>
              </table:table-cell>
              <table:table-cell office:value-type="float" office:value="0.704000014066696">
                <text:p>0.7040000140666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0">
                <text:p>260</text:p>
              </table:table-cell>
              <table:table-cell office:value-type="float" office:value="0.628000000119209">
                <text:p>0.628000000119209</text:p>
              </table:table-cell>
              <table:table-cell office:value-type="float" office:value="0.67600000500679">
                <text:p>0.676000005006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2">
                <text:p>262</text:p>
              </table:table-cell>
              <table:table-cell office:value-type="float" office:value="0.632000008225441">
                <text:p>0.632000008225441</text:p>
              </table:table-cell>
              <table:table-cell office:value-type="float" office:value="0.704000002145767">
                <text:p>0.70400000214576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4">
                <text:p>264</text:p>
              </table:table-cell>
              <table:table-cell office:value-type="float" office:value="0.66800000667572">
                <text:p>0.66800000667572</text:p>
              </table:table-cell>
              <table:table-cell office:value-type="float" office:value="0.687999996542931">
                <text:p>0.6879999965429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6">
                <text:p>266</text:p>
              </table:table-cell>
              <table:table-cell office:value-type="float" office:value="0.608000001311302">
                <text:p>0.608000001311302</text:p>
              </table:table-cell>
              <table:table-cell office:value-type="float" office:value="0.716000002622604">
                <text:p>0.7160000026226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8">
                <text:p>268</text:p>
              </table:table-cell>
              <table:table-cell office:value-type="float" office:value="0.648000013828278">
                <text:p>0.648000013828278</text:p>
              </table:table-cell>
              <table:table-cell office:value-type="float" office:value="0.728000000119209">
                <text:p>0.7280000001192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0">
                <text:p>270</text:p>
              </table:table-cell>
              <table:table-cell office:value-type="float" office:value="0.600000008940697">
                <text:p>0.600000008940697</text:p>
              </table:table-cell>
              <table:table-cell office:value-type="float" office:value="0.704000008106232">
                <text:p>0.7040000081062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2">
                <text:p>272</text:p>
              </table:table-cell>
              <table:table-cell office:value-type="float" office:value="0.687999996542931">
                <text:p>0.687999996542931</text:p>
              </table:table-cell>
              <table:table-cell office:value-type="float" office:value="0.728000003099442">
                <text:p>0.7280000030994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4">
                <text:p>274</text:p>
              </table:table-cell>
              <table:table-cell office:value-type="float" office:value="0.64400001168251">
                <text:p>0.64400001168251</text:p>
              </table:table-cell>
              <table:table-cell office:value-type="float" office:value="0.728000003099442">
                <text:p>0.72800000309944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6">
                <text:p>276</text:p>
              </table:table-cell>
              <table:table-cell office:value-type="float" office:value="0.652000001072884">
                <text:p>0.652000001072884</text:p>
              </table:table-cell>
              <table:table-cell office:value-type="float" office:value="0.704000008106232">
                <text:p>0.7040000081062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8">
                <text:p>278</text:p>
              </table:table-cell>
              <table:table-cell office:value-type="float" office:value="0.616000008583069">
                <text:p>0.616000008583069</text:p>
              </table:table-cell>
              <table:table-cell office:value-type="float" office:value="0.716000002622604">
                <text:p>0.7160000026226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0">
                <text:p>280</text:p>
              </table:table-cell>
              <table:table-cell office:value-type="float" office:value="0.656000006198883">
                <text:p>0.656000006198883</text:p>
              </table:table-cell>
              <table:table-cell office:value-type="float" office:value="0.736000007390976">
                <text:p>0.7360000073909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2">
                <text:p>282</text:p>
              </table:table-cell>
              <table:table-cell office:value-type="float" office:value="0.636000007390976">
                <text:p>0.636000007390976</text:p>
              </table:table-cell>
              <table:table-cell office:value-type="float" office:value="0.724000000953674">
                <text:p>0.7240000009536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4">
                <text:p>284</text:p>
              </table:table-cell>
              <table:table-cell office:value-type="float" office:value="0.724000006914139">
                <text:p>0.724000006914139</text:p>
              </table:table-cell>
              <table:table-cell office:value-type="float" office:value="0.747999995946884">
                <text:p>0.7479999959468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6">
                <text:p>286</text:p>
              </table:table-cell>
              <table:table-cell office:value-type="float" office:value="0.628000012040138">
                <text:p>0.628000012040138</text:p>
              </table:table-cell>
              <table:table-cell office:value-type="float" office:value="0.704000002145767">
                <text:p>0.7040000021457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8">
                <text:p>288</text:p>
              </table:table-cell>
              <table:table-cell office:value-type="float" office:value="0.648000007867813">
                <text:p>0.648000007867813</text:p>
              </table:table-cell>
              <table:table-cell office:value-type="float" office:value="0.736000001430512">
                <text:p>0.7360000014305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0">
                <text:p>290</text:p>
              </table:table-cell>
              <table:table-cell office:value-type="float" office:value="0.671999996900558">
                <text:p>0.671999996900558</text:p>
              </table:table-cell>
              <table:table-cell office:value-type="float" office:value="0.732000002264977">
                <text:p>0.73200000226497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2">
                <text:p>292</text:p>
              </table:table-cell>
              <table:table-cell office:value-type="float" office:value="0.672000008821487">
                <text:p>0.672000008821487</text:p>
              </table:table-cell>
              <table:table-cell office:value-type="float" office:value="0.740000009536743">
                <text:p>0.7400000095367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4">
                <text:p>294</text:p>
              </table:table-cell>
              <table:table-cell office:value-type="float" office:value="0.664000004529953">
                <text:p>0.664000004529953</text:p>
              </table:table-cell>
              <table:table-cell office:value-type="float" office:value="0.70799999833107">
                <text:p>0.707999998331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6">
                <text:p>296</text:p>
              </table:table-cell>
              <table:table-cell office:value-type="float" office:value="0.636000004410744">
                <text:p>0.636000004410744</text:p>
              </table:table-cell>
              <table:table-cell office:value-type="float" office:value="0.716000002622604">
                <text:p>0.7160000026226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8">
                <text:p>298</text:p>
              </table:table-cell>
              <table:table-cell office:value-type="float" office:value="0.632000005245209">
                <text:p>0.632000005245209</text:p>
              </table:table-cell>
              <table:table-cell office:value-type="float" office:value="0.739999997615814">
                <text:p>0.73999999761581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0">
                <text:p>300</text:p>
              </table:table-cell>
              <table:table-cell office:value-type="float" office:value="0.675999999046326">
                <text:p>0.675999999046326</text:p>
              </table:table-cell>
              <table:table-cell office:value-type="float" office:value="0.672000002861023">
                <text:p>0.6720000028610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2">
                <text:p>302</text:p>
              </table:table-cell>
              <table:table-cell office:value-type="float" office:value="0.652000007033348">
                <text:p>0.652000007033348</text:p>
              </table:table-cell>
              <table:table-cell office:value-type="float" office:value="0.692000007629394">
                <text:p>0.69200000762939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4">
                <text:p>304</text:p>
              </table:table-cell>
              <table:table-cell office:value-type="float" office:value="0.68000001013279">
                <text:p>0.68000001013279</text:p>
              </table:table-cell>
              <table:table-cell office:value-type="float" office:value="0.736000007390976">
                <text:p>0.7360000073909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6">
                <text:p>306</text:p>
              </table:table-cell>
              <table:table-cell office:value-type="float" office:value="0.636000004410744">
                <text:p>0.636000004410744</text:p>
              </table:table-cell>
              <table:table-cell office:value-type="float" office:value="0.75200001001358">
                <text:p>0.752000010013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8">
                <text:p>308</text:p>
              </table:table-cell>
              <table:table-cell office:value-type="float" office:value="0.664000016450882">
                <text:p>0.664000016450882</text:p>
              </table:table-cell>
              <table:table-cell office:value-type="float" office:value="0.724000006914139">
                <text:p>0.7240000069141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0">
                <text:p>310</text:p>
              </table:table-cell>
              <table:table-cell office:value-type="float" office:value="0.719999995827675">
                <text:p>0.719999995827675</text:p>
              </table:table-cell>
              <table:table-cell office:value-type="float" office:value="0.672000002861023">
                <text:p>0.6720000028610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2">
                <text:p>312</text:p>
              </table:table-cell>
              <table:table-cell office:value-type="float" office:value="0.643999993801117">
                <text:p>0.643999993801117</text:p>
              </table:table-cell>
              <table:table-cell office:value-type="float" office:value="0.720000004768372">
                <text:p>0.7200000047683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4">
                <text:p>314</text:p>
              </table:table-cell>
              <table:table-cell office:value-type="float" office:value="0.615999993681908">
                <text:p>0.615999993681908</text:p>
              </table:table-cell>
              <table:table-cell office:value-type="float" office:value="0.719999992847443">
                <text:p>0.7199999928474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6">
                <text:p>316</text:p>
              </table:table-cell>
              <table:table-cell office:value-type="float" office:value="0.663999989628792">
                <text:p>0.663999989628792</text:p>
              </table:table-cell>
              <table:table-cell office:value-type="float" office:value="0.727999997138977">
                <text:p>0.7279999971389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8">
                <text:p>318</text:p>
              </table:table-cell>
              <table:table-cell office:value-type="float" office:value="0.635999992489815">
                <text:p>0.635999992489815</text:p>
              </table:table-cell>
              <table:table-cell office:value-type="float" office:value="0.71599999666214">
                <text:p>0.715999996662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0">
                <text:p>320</text:p>
              </table:table-cell>
              <table:table-cell office:value-type="float" office:value="0.636000004410744">
                <text:p>0.636000004410744</text:p>
              </table:table-cell>
              <table:table-cell office:value-type="float" office:value="0.708000004291534">
                <text:p>0.7080000042915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2">
                <text:p>322</text:p>
              </table:table-cell>
              <table:table-cell office:value-type="float" office:value="0.656000003218651">
                <text:p>0.656000003218651</text:p>
              </table:table-cell>
              <table:table-cell office:value-type="float" office:value="0.743999999761581">
                <text:p>0.74399999976158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4">
                <text:p>324</text:p>
              </table:table-cell>
              <table:table-cell office:value-type="float" office:value="0.643999993801117">
                <text:p>0.643999993801117</text:p>
              </table:table-cell>
              <table:table-cell office:value-type="float" office:value="0.68400000333786">
                <text:p>0.6840000033378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6">
                <text:p>326</text:p>
              </table:table-cell>
              <table:table-cell office:value-type="float" office:value="0.64800001680851">
                <text:p>0.64800001680851</text:p>
              </table:table-cell>
              <table:table-cell office:value-type="float" office:value="0.708000004291534">
                <text:p>0.7080000042915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8">
                <text:p>328</text:p>
              </table:table-cell>
              <table:table-cell office:value-type="float" office:value="0.651999998092651">
                <text:p>0.651999998092651</text:p>
              </table:table-cell>
              <table:table-cell office:value-type="float" office:value="0.736000007390976">
                <text:p>0.7360000073909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0">
                <text:p>330</text:p>
              </table:table-cell>
              <table:table-cell office:value-type="float" office:value="0.743999999761581">
                <text:p>0.74399999976158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2">
                <text:p>332</text:p>
              </table:table-cell>
              <table:table-cell office:value-type="float" office:value="0.64799998998642">
                <text:p>0.64799998998642</text:p>
              </table:table-cell>
              <table:table-cell office:value-type="float" office:value="0.76000000834465">
                <text:p>0.760000008344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4">
                <text:p>334</text:p>
              </table:table-cell>
              <table:table-cell office:value-type="float" office:value="0.611999994516373">
                <text:p>0.611999994516373</text:p>
              </table:table-cell>
              <table:table-cell office:value-type="float" office:value="0.684000009298325">
                <text:p>0.6840000092983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6">
                <text:p>336</text:p>
              </table:table-cell>
              <table:table-cell office:value-type="float" office:value="0.680000013113022">
                <text:p>0.680000013113022</text:p>
              </table:table-cell>
              <table:table-cell office:value-type="float" office:value="0.759999996423721">
                <text:p>0.75999999642372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8">
                <text:p>338</text:p>
              </table:table-cell>
              <table:table-cell office:value-type="float" office:value="0.680000001192093">
                <text:p>0.680000001192093</text:p>
              </table:table-cell>
              <table:table-cell office:value-type="float" office:value="0.704000008106232">
                <text:p>0.7040000081062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0">
                <text:p>340</text:p>
              </table:table-cell>
              <table:table-cell office:value-type="float" office:value="0.688000005483627">
                <text:p>0.688000005483627</text:p>
              </table:table-cell>
              <table:table-cell office:value-type="float" office:value="0.724000003933906">
                <text:p>0.7240000039339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2">
                <text:p>342</text:p>
              </table:table-cell>
              <table:table-cell office:value-type="float" office:value="0.628000003099441">
                <text:p>0.628000003099441</text:p>
              </table:table-cell>
              <table:table-cell office:value-type="float" office:value="0.763999992609024">
                <text:p>0.7639999926090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4">
                <text:p>344</text:p>
              </table:table-cell>
              <table:table-cell office:value-type="float" office:value="0.66800000667572">
                <text:p>0.66800000667572</text:p>
              </table:table-cell>
              <table:table-cell office:value-type="float" office:value="0.756000006198883">
                <text:p>0.7560000061988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6">
                <text:p>346</text:p>
              </table:table-cell>
              <table:table-cell office:value-type="float" office:value="0.716000008583069">
                <text:p>0.716000008583069</text:p>
              </table:table-cell>
              <table:table-cell office:value-type="float" office:value="0.708000010251999">
                <text:p>0.7080000102519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8">
                <text:p>348</text:p>
              </table:table-cell>
              <table:table-cell office:value-type="float" office:value="0.631999999284744">
                <text:p>0.631999999284744</text:p>
              </table:table-cell>
              <table:table-cell office:value-type="float" office:value="0.756000003218651">
                <text:p>0.7560000032186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0">
                <text:p>350</text:p>
              </table:table-cell>
              <table:table-cell office:value-type="float" office:value="0.620000001788139">
                <text:p>0.620000001788139</text:p>
              </table:table-cell>
              <table:table-cell office:value-type="float" office:value="0.736000007390976">
                <text:p>0.7360000073909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2">
                <text:p>352</text:p>
              </table:table-cell>
              <table:table-cell office:value-type="float" office:value="0.664000004529953">
                <text:p>0.664000004529953</text:p>
              </table:table-cell>
              <table:table-cell office:value-type="float" office:value="0.740000009536743">
                <text:p>0.7400000095367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4">
                <text:p>354</text:p>
              </table:table-cell>
              <table:table-cell office:value-type="float" office:value="0.69200000166893">
                <text:p>0.69200000166893</text:p>
              </table:table-cell>
              <table:table-cell office:value-type="float" office:value="0.767999994754791">
                <text:p>0.7679999947547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6">
                <text:p>356</text:p>
              </table:table-cell>
              <table:table-cell office:value-type="float" office:value="0.72399999499321">
                <text:p>0.72399999499321</text:p>
              </table:table-cell>
              <table:table-cell office:value-type="float" office:value="0.731999999284744">
                <text:p>0.73199999928474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8">
                <text:p>358</text:p>
              </table:table-cell>
              <table:table-cell office:value-type="float" office:value="0.704000002145767">
                <text:p>0.704000002145767</text:p>
              </table:table-cell>
              <table:table-cell office:value-type="float" office:value="0.712000000476837">
                <text:p>0.7120000004768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0">
                <text:p>360</text:p>
              </table:table-cell>
              <table:table-cell office:value-type="float" office:value="0.676000002026558">
                <text:p>0.676000002026558</text:p>
              </table:table-cell>
              <table:table-cell office:value-type="float" office:value="0.759999996423721">
                <text:p>0.7599999964237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2">
                <text:p>362</text:p>
              </table:table-cell>
              <table:table-cell office:value-type="float" office:value="0.727999997138977">
                <text:p>0.727999997138977</text:p>
              </table:table-cell>
              <table:table-cell office:value-type="float" office:value="0.744000005722046">
                <text:p>0.7440000057220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4">
                <text:p>364</text:p>
              </table:table-cell>
              <table:table-cell office:value-type="float" office:value="0.672000002861023">
                <text:p>0.672000002861023</text:p>
              </table:table-cell>
              <table:table-cell office:value-type="float" office:value="0.728000009059906">
                <text:p>0.7280000090599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6">
                <text:p>366</text:p>
              </table:table-cell>
              <table:table-cell office:value-type="float" office:value="0.69200000166893">
                <text:p>0.69200000166893</text:p>
              </table:table-cell>
              <table:table-cell office:value-type="float" office:value="0.700000017881393">
                <text:p>0.7000000178813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8">
                <text:p>368</text:p>
              </table:table-cell>
              <table:table-cell office:value-type="float" office:value="0.663999998569489">
                <text:p>0.663999998569489</text:p>
              </table:table-cell>
              <table:table-cell office:value-type="float" office:value="0.728000003099442">
                <text:p>0.7280000030994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0">
                <text:p>370</text:p>
              </table:table-cell>
              <table:table-cell office:value-type="float" office:value="0.70799999833107">
                <text:p>0.70799999833107</text:p>
              </table:table-cell>
              <table:table-cell office:value-type="float" office:value="0.720000004768372">
                <text:p>0.72000000476837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2">
                <text:p>372</text:p>
              </table:table-cell>
              <table:table-cell office:value-type="float" office:value="0.684000000357628">
                <text:p>0.684000000357628</text:p>
              </table:table-cell>
              <table:table-cell office:value-type="float" office:value="0.70799999833107">
                <text:p>0.7079999983310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4">
                <text:p>374</text:p>
              </table:table-cell>
              <table:table-cell office:value-type="float" office:value="0.66800000667572">
                <text:p>0.66800000667572</text:p>
              </table:table-cell>
              <table:table-cell office:value-type="float" office:value="0.704000008106232">
                <text:p>0.7040000081062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6">
                <text:p>376</text:p>
              </table:table-cell>
              <table:table-cell office:value-type="float" office:value="0.676000002026558">
                <text:p>0.676000002026558</text:p>
              </table:table-cell>
              <table:table-cell office:value-type="float" office:value="0.743999999761581">
                <text:p>0.74399999976158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8">
                <text:p>378</text:p>
              </table:table-cell>
              <table:table-cell office:value-type="float" office:value="0.644000008702278">
                <text:p>0.644000008702278</text:p>
              </table:table-cell>
              <table:table-cell office:value-type="float" office:value="0.736000001430512">
                <text:p>0.7360000014305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80">
                <text:p>380</text:p>
              </table:table-cell>
              <table:table-cell office:value-type="float" office:value="0.644000002741814">
                <text:p>0.644000002741814</text:p>
              </table:table-cell>
              <table:table-cell office:value-type="float" office:value="0.768000000715256">
                <text:p>0.7680000007152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2">
                <text:p>382</text:p>
              </table:table-cell>
              <table:table-cell office:value-type="float" office:value="0.596000003814697">
                <text:p>0.596000003814697</text:p>
              </table:table-cell>
              <table:table-cell office:value-type="float" office:value="0.728000003099442">
                <text:p>0.7280000030994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4">
                <text:p>384</text:p>
              </table:table-cell>
              <table:table-cell office:value-type="float" office:value="0.676000010967255">
                <text:p>0.676000010967255</text:p>
              </table:table-cell>
              <table:table-cell office:value-type="float" office:value="0.708000010251999">
                <text:p>0.7080000102519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6">
                <text:p>386</text:p>
              </table:table-cell>
              <table:table-cell office:value-type="float" office:value="0.684000009298325">
                <text:p>0.684000009298325</text:p>
              </table:table-cell>
              <table:table-cell office:value-type="float" office:value="0.772000002861023">
                <text:p>0.77200000286102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8">
                <text:p>388</text:p>
              </table:table-cell>
              <table:table-cell office:value-type="float" office:value="0.680000007152557">
                <text:p>0.680000007152557</text:p>
              </table:table-cell>
              <table:table-cell office:value-type="float" office:value="0.700000011920929">
                <text:p>0.7000000119209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0">
                <text:p>390</text:p>
              </table:table-cell>
              <table:table-cell office:value-type="float" office:value="0.663999989628792">
                <text:p>0.663999989628792</text:p>
              </table:table-cell>
              <table:table-cell office:value-type="float" office:value="0.791999995708466">
                <text:p>0.7919999957084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2">
                <text:p>392</text:p>
              </table:table-cell>
              <table:table-cell office:value-type="float" office:value="0.728000009059906">
                <text:p>0.728000009059906</text:p>
              </table:table-cell>
              <table:table-cell office:value-type="float" office:value="0.752000004053116">
                <text:p>0.7520000040531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4">
                <text:p>394</text:p>
              </table:table-cell>
              <table:table-cell office:value-type="float" office:value="0.680000001192093">
                <text:p>0.680000001192093</text:p>
              </table:table-cell>
              <table:table-cell office:value-type="float" office:value="0.748000001907349">
                <text:p>0.7480000019073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6">
                <text:p>396</text:p>
              </table:table-cell>
              <table:table-cell office:value-type="float" office:value="0.619999998807907">
                <text:p>0.619999998807907</text:p>
              </table:table-cell>
              <table:table-cell office:value-type="float" office:value="0.691999998688698">
                <text:p>0.6919999986886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8">
                <text:p>398</text:p>
              </table:table-cell>
              <table:table-cell office:value-type="float" office:value="0.664000004529953">
                <text:p>0.664000004529953</text:p>
              </table:table-cell>
              <table:table-cell office:value-type="float" office:value="0.732000005245209">
                <text:p>0.73200000524520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0.640000003576279">
                <text:p>0.640000003576279</text:p>
              </table:table-cell>
              <table:table-cell office:value-type="float" office:value="0.724000000953674">
                <text:p>0.7240000009536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2">
                <text:p>402</text:p>
              </table:table-cell>
              <table:table-cell office:value-type="float" office:value="0.696000000834465">
                <text:p>0.696000000834465</text:p>
              </table:table-cell>
              <table:table-cell office:value-type="float" office:value="0.731999999284744">
                <text:p>0.73199999928474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4">
                <text:p>404</text:p>
              </table:table-cell>
              <table:table-cell office:value-type="float" office:value="0.635999995470047">
                <text:p>0.635999995470047</text:p>
              </table:table-cell>
              <table:table-cell office:value-type="float" office:value="0.751999998092651">
                <text:p>0.7519999980926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6">
                <text:p>406</text:p>
              </table:table-cell>
              <table:table-cell office:value-type="float" office:value="0.651999998092651">
                <text:p>0.651999998092651</text:p>
              </table:table-cell>
              <table:table-cell office:value-type="float" office:value="0.748000001907349">
                <text:p>0.74800000190734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8">
                <text:p>408</text:p>
              </table:table-cell>
              <table:table-cell office:value-type="float" office:value="0.672000005841255">
                <text:p>0.672000005841255</text:p>
              </table:table-cell>
              <table:table-cell office:value-type="float" office:value="0.720000004768372">
                <text:p>0.7200000047683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0">
                <text:p>410</text:p>
              </table:table-cell>
              <table:table-cell office:value-type="float" office:value="0.688000005483627">
                <text:p>0.688000005483627</text:p>
              </table:table-cell>
              <table:table-cell office:value-type="float" office:value="0.704000002145767">
                <text:p>0.7040000021457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2">
                <text:p>412</text:p>
              </table:table-cell>
              <table:table-cell office:value-type="float" office:value="0.644000002741814">
                <text:p>0.644000002741814</text:p>
              </table:table-cell>
              <table:table-cell office:value-type="float" office:value="0.763999992609024">
                <text:p>0.7639999926090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4">
                <text:p>414</text:p>
              </table:table-cell>
              <table:table-cell office:value-type="float" office:value="0.696000003814697">
                <text:p>0.696000003814697</text:p>
              </table:table-cell>
              <table:table-cell office:value-type="float" office:value="0.716000008583069">
                <text:p>0.7160000085830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6">
                <text:p>416</text:p>
              </table:table-cell>
              <table:table-cell office:value-type="float" office:value="0.619999992847443">
                <text:p>0.619999992847443</text:p>
              </table:table-cell>
              <table:table-cell office:value-type="float" office:value="0.704000002145767">
                <text:p>0.7040000021457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8">
                <text:p>418</text:p>
              </table:table-cell>
              <table:table-cell office:value-type="float" office:value="0.700000005960465">
                <text:p>0.700000005960465</text:p>
              </table:table-cell>
              <table:table-cell office:value-type="float" office:value="0.719999998807907">
                <text:p>0.71999999880790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0">
                <text:p>420</text:p>
              </table:table-cell>
              <table:table-cell office:value-type="float" office:value="0.652000007033348">
                <text:p>0.652000007033348</text:p>
              </table:table-cell>
              <table:table-cell office:value-type="float" office:value="0.73199999332428">
                <text:p>0.7319999933242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2">
                <text:p>422</text:p>
              </table:table-cell>
              <table:table-cell office:value-type="float" office:value="0.672000002861023">
                <text:p>0.672000002861023</text:p>
              </table:table-cell>
              <table:table-cell office:value-type="float" office:value="0.732000005245209">
                <text:p>0.73200000524520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4">
                <text:p>424</text:p>
              </table:table-cell>
              <table:table-cell office:value-type="float" office:value="0.703999999165535">
                <text:p>0.703999999165535</text:p>
              </table:table-cell>
              <table:table-cell office:value-type="float" office:value="0.712000018358231">
                <text:p>0.7120000183582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6">
                <text:p>426</text:p>
              </table:table-cell>
              <table:table-cell office:value-type="float" office:value="0.672000002861023">
                <text:p>0.672000002861023</text:p>
              </table:table-cell>
              <table:table-cell office:value-type="float" office:value="0.748000007867813">
                <text:p>0.7480000078678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8">
                <text:p>428</text:p>
              </table:table-cell>
              <table:table-cell office:value-type="float" office:value="0.672000005841255">
                <text:p>0.672000005841255</text:p>
              </table:table-cell>
              <table:table-cell office:value-type="float" office:value="0.724000000953674">
                <text:p>0.72400000095367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30">
                <text:p>430</text:p>
              </table:table-cell>
              <table:table-cell office:value-type="float" office:value="0.660000002384186">
                <text:p>0.660000002384186</text:p>
              </table:table-cell>
              <table:table-cell office:value-type="float" office:value="0.736000001430512">
                <text:p>0.7360000014305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2">
                <text:p>432</text:p>
              </table:table-cell>
              <table:table-cell office:value-type="float" office:value="0.676000010967255">
                <text:p>0.676000010967255</text:p>
              </table:table-cell>
              <table:table-cell office:value-type="float" office:value="0.724000006914139">
                <text:p>0.7240000069141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4">
                <text:p>434</text:p>
              </table:table-cell>
              <table:table-cell office:value-type="float" office:value="0.675999990105629">
                <text:p>0.675999990105629</text:p>
              </table:table-cell>
              <table:table-cell office:value-type="float" office:value="0.736000001430512">
                <text:p>0.73600000143051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6">
                <text:p>436</text:p>
              </table:table-cell>
              <table:table-cell office:value-type="float" office:value="0.667999994754791">
                <text:p>0.667999994754791</text:p>
              </table:table-cell>
              <table:table-cell office:value-type="float" office:value="0.751999998092651">
                <text:p>0.75199999809265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8">
                <text:p>438</text:p>
              </table:table-cell>
              <table:table-cell office:value-type="float" office:value="0.7">
                <text:p>0.7</text:p>
              </table:table-cell>
              <table:table-cell office:value-type="float" office:value="0.71599999666214">
                <text:p>0.715999996662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40">
                <text:p>440</text:p>
              </table:table-cell>
              <table:table-cell office:value-type="float" office:value="0.671999996900558">
                <text:p>0.671999996900558</text:p>
              </table:table-cell>
              <table:table-cell office:value-type="float" office:value="0.795999991893768">
                <text:p>0.7959999918937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2">
                <text:p>442</text:p>
              </table:table-cell>
              <table:table-cell office:value-type="float" office:value="0.624000006914139">
                <text:p>0.624000006914139</text:p>
              </table:table-cell>
              <table:table-cell office:value-type="float" office:value="0.743999999761581">
                <text:p>0.74399999976158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4">
                <text:p>444</text:p>
              </table:table-cell>
              <table:table-cell office:value-type="float" office:value="0.627999997138977">
                <text:p>0.627999997138977</text:p>
              </table:table-cell>
              <table:table-cell office:value-type="float" office:value="0.76000000834465">
                <text:p>0.760000008344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6">
                <text:p>446</text:p>
              </table:table-cell>
              <table:table-cell office:value-type="float" office:value="0.672000014781952">
                <text:p>0.672000014781952</text:p>
              </table:table-cell>
              <table:table-cell office:value-type="float" office:value="0.743999993801117">
                <text:p>0.7439999938011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8">
                <text:p>448</text:p>
              </table:table-cell>
              <table:table-cell office:value-type="float" office:value="0.620000007748604">
                <text:p>0.620000007748604</text:p>
              </table:table-cell>
              <table:table-cell office:value-type="float" office:value="0.704000014066696">
                <text:p>0.70400001406669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0">
                <text:p>450</text:p>
              </table:table-cell>
              <table:table-cell office:value-type="float" office:value="0.631999999284744">
                <text:p>0.631999999284744</text:p>
              </table:table-cell>
              <table:table-cell office:value-type="float" office:value="0.703999999165535">
                <text:p>0.7039999991655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2">
                <text:p>452</text:p>
              </table:table-cell>
              <table:table-cell office:value-type="float" office:value="0.628000009059906">
                <text:p>0.628000009059906</text:p>
              </table:table-cell>
              <table:table-cell office:value-type="float" office:value="0.740000003576279">
                <text:p>0.74000000357627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4">
                <text:p>454</text:p>
              </table:table-cell>
              <table:table-cell office:value-type="float" office:value="0.676000010967255">
                <text:p>0.676000010967255</text:p>
              </table:table-cell>
              <table:table-cell office:value-type="float" office:value="0.684000009298325">
                <text:p>0.68400000929832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6">
                <text:p>456</text:p>
              </table:table-cell>
              <table:table-cell office:value-type="float" office:value="0.680000007152557">
                <text:p>0.680000007152557</text:p>
              </table:table-cell>
              <table:table-cell office:value-type="float" office:value="0.764000004529953">
                <text:p>0.76400000452995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8">
                <text:p>458</text:p>
              </table:table-cell>
              <table:table-cell office:value-type="float" office:value="0.648000001907349">
                <text:p>0.648000001907349</text:p>
              </table:table-cell>
              <table:table-cell office:value-type="float" office:value="0.712000000476837">
                <text:p>0.71200000047683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60">
                <text:p>460</text:p>
              </table:table-cell>
              <table:table-cell office:value-type="float" office:value="0.736000001430512">
                <text:p>0.736000001430512</text:p>
              </table:table-cell>
              <table:table-cell office:value-type="float" office:value="0.743999999761581">
                <text:p>0.7439999997615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2">
                <text:p>462</text:p>
              </table:table-cell>
              <table:table-cell office:value-type="float" office:value="0.639999994635582">
                <text:p>0.639999994635582</text:p>
              </table:table-cell>
              <table:table-cell office:value-type="float" office:value="0.740000003576279">
                <text:p>0.7400000035762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4">
                <text:p>464</text:p>
              </table:table-cell>
              <table:table-cell office:value-type="float" office:value="0.676000010967255">
                <text:p>0.676000010967255</text:p>
              </table:table-cell>
              <table:table-cell office:value-type="float" office:value="0.716000014543533">
                <text:p>0.71600001454353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6">
                <text:p>466</text:p>
              </table:table-cell>
              <table:table-cell office:value-type="float" office:value="0.59200000166893">
                <text:p>0.59200000166893</text:p>
              </table:table-cell>
              <table:table-cell office:value-type="float" office:value="0.700000011920929">
                <text:p>0.70000001192092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8">
                <text:p>468</text:p>
              </table:table-cell>
              <table:table-cell office:value-type="float" office:value="0.687999999523163">
                <text:p>0.687999999523163</text:p>
              </table:table-cell>
              <table:table-cell office:value-type="float" office:value="0.755999994277954">
                <text:p>0.7559999942779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70">
                <text:p>470</text:p>
              </table:table-cell>
              <table:table-cell office:value-type="float" office:value="0.640000003576279">
                <text:p>0.640000003576279</text:p>
              </table:table-cell>
              <table:table-cell office:value-type="float" office:value="0.748000001907349">
                <text:p>0.7480000019073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2">
                <text:p>472</text:p>
              </table:table-cell>
              <table:table-cell office:value-type="float" office:value="0.660000002384186">
                <text:p>0.660000002384186</text:p>
              </table:table-cell>
              <table:table-cell office:value-type="float" office:value="0.756000006198883">
                <text:p>0.75600000619888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4">
                <text:p>474</text:p>
              </table:table-cell>
              <table:table-cell office:value-type="float" office:value="0.687999999523163">
                <text:p>0.687999999523163</text:p>
              </table:table-cell>
              <table:table-cell office:value-type="float" office:value="0.756000000238419">
                <text:p>0.7560000002384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6">
                <text:p>476</text:p>
              </table:table-cell>
              <table:table-cell office:value-type="float" office:value="0.720000004768372">
                <text:p>0.720000004768372</text:p>
              </table:table-cell>
              <table:table-cell office:value-type="float" office:value="0.752000015974045">
                <text:p>0.7520000159740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8">
                <text:p>478</text:p>
              </table:table-cell>
              <table:table-cell office:value-type="float" office:value="0.643999993801117">
                <text:p>0.643999993801117</text:p>
              </table:table-cell>
              <table:table-cell office:value-type="float" office:value="0.752000004053116">
                <text:p>0.75200000405311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80">
                <text:p>480</text:p>
              </table:table-cell>
              <table:table-cell office:value-type="float" office:value="0.66800000667572">
                <text:p>0.66800000667572</text:p>
              </table:table-cell>
              <table:table-cell office:value-type="float" office:value="0.759999990463257">
                <text:p>0.7599999904632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2">
                <text:p>482</text:p>
              </table:table-cell>
              <table:table-cell office:value-type="float" office:value="0.660000002384186">
                <text:p>0.660000002384186</text:p>
              </table:table-cell>
              <table:table-cell office:value-type="float" office:value="0.748000001907349">
                <text:p>0.74800000190734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4">
                <text:p>484</text:p>
              </table:table-cell>
              <table:table-cell office:value-type="float" office:value="0.660000014305115">
                <text:p>0.660000014305115</text:p>
              </table:table-cell>
              <table:table-cell office:value-type="float" office:value="0.731999999284744">
                <text:p>0.7319999992847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6">
                <text:p>486</text:p>
              </table:table-cell>
              <table:table-cell office:value-type="float" office:value="0.67600000500679">
                <text:p>0.67600000500679</text:p>
              </table:table-cell>
              <table:table-cell office:value-type="float" office:value="0.763999995589256">
                <text:p>0.7639999955892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8">
                <text:p>488</text:p>
              </table:table-cell>
              <table:table-cell office:value-type="float" office:value="0.687999999523163">
                <text:p>0.687999999523163</text:p>
              </table:table-cell>
              <table:table-cell office:value-type="float" office:value="0.755999994277954">
                <text:p>0.75599999427795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0">
                <text:p>490</text:p>
              </table:table-cell>
              <table:table-cell office:value-type="float" office:value="0.65200001001358">
                <text:p>0.65200001001358</text:p>
              </table:table-cell>
              <table:table-cell office:value-type="float" office:value="0.688000017404556">
                <text:p>0.6880000174045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2">
                <text:p>492</text:p>
              </table:table-cell>
              <table:table-cell office:value-type="float" office:value="0.663999989628792">
                <text:p>0.663999989628792</text:p>
              </table:table-cell>
              <table:table-cell office:value-type="float" office:value="0.716000002622604">
                <text:p>0.71600000262260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4">
                <text:p>494</text:p>
              </table:table-cell>
              <table:table-cell office:value-type="float" office:value="0.719999998807907">
                <text:p>0.719999998807907</text:p>
              </table:table-cell>
              <table:table-cell office:value-type="float" office:value="0.756000012159348">
                <text:p>0.7560000121593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6">
                <text:p>496</text:p>
              </table:table-cell>
              <table:table-cell office:value-type="float" office:value="0.696000009775162">
                <text:p>0.696000009775162</text:p>
              </table:table-cell>
              <table:table-cell office:value-type="float" office:value="0.747999995946884">
                <text:p>0.74799999594688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8">
                <text:p>498</text:p>
              </table:table-cell>
              <table:table-cell office:value-type="float" office:value="0.691999995708466">
                <text:p>0.691999995708466</text:p>
              </table:table-cell>
              <table:table-cell office:value-type="float" office:value="0.799999994039535">
                <text:p>0.7999999940395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00">
                <text:p>500</text:p>
              </table:table-cell>
              <table:table-cell office:value-type="float" office:value="0.660000002384186">
                <text:p>0.660000002384186</text:p>
              </table:table-cell>
              <table:table-cell office:value-type="float" office:value="0.74400001168251">
                <text:p>0.7440000116825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2">
                <text:p>502</text:p>
              </table:table-cell>
              <table:table-cell office:value-type="float" office:value="0.64400001168251">
                <text:p>0.64400001168251</text:p>
              </table:table-cell>
              <table:table-cell office:value-type="float" office:value="0.760000002384186">
                <text:p>0.76000000238418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4">
                <text:p>504</text:p>
              </table:table-cell>
              <table:table-cell office:value-type="float" office:value="0.623999992012978">
                <text:p>0.623999992012978</text:p>
              </table:table-cell>
              <table:table-cell office:value-type="float" office:value="0.739999997615814">
                <text:p>0.7399999976158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6">
                <text:p>506</text:p>
              </table:table-cell>
              <table:table-cell office:value-type="float" office:value="0.680000013113022">
                <text:p>0.680000013113022</text:p>
              </table:table-cell>
              <table:table-cell office:value-type="float" office:value="0.736000001430512">
                <text:p>0.73600000143051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8">
                <text:p>508</text:p>
              </table:table-cell>
              <table:table-cell office:value-type="float" office:value="0.643999993801117">
                <text:p>0.643999993801117</text:p>
              </table:table-cell>
              <table:table-cell office:value-type="float" office:value="0.779999995231628">
                <text:p>0.77999999523162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10">
                <text:p>510</text:p>
              </table:table-cell>
              <table:table-cell office:value-type="float" office:value="0.683999994397163">
                <text:p>0.683999994397163</text:p>
              </table:table-cell>
              <table:table-cell office:value-type="float" office:value="0.743999999761581">
                <text:p>0.74399999976158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0.668000000715256">
                <text:p>0.668000000715256</text:p>
              </table:table-cell>
              <table:table-cell office:value-type="float" office:value="0.688000005483627">
                <text:p>0.68800000548362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4">
                <text:p>514</text:p>
              </table:table-cell>
              <table:table-cell office:value-type="float" office:value="0.684000006318092">
                <text:p>0.684000006318092</text:p>
              </table:table-cell>
              <table:table-cell office:value-type="float" office:value="0.775999987125397">
                <text:p>0.7759999871253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6">
                <text:p>516</text:p>
              </table:table-cell>
              <table:table-cell office:value-type="float" office:value="0.608000004291534">
                <text:p>0.608000004291534</text:p>
              </table:table-cell>
              <table:table-cell office:value-type="float" office:value="0.763999998569489">
                <text:p>0.76399999856948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8">
                <text:p>518</text:p>
              </table:table-cell>
              <table:table-cell office:value-type="float" office:value="0.647999992966652">
                <text:p>0.647999992966652</text:p>
              </table:table-cell>
              <table:table-cell office:value-type="float" office:value="0.692000004649162">
                <text:p>0.69200000464916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20">
                <text:p>520</text:p>
              </table:table-cell>
              <table:table-cell office:value-type="float" office:value="0.720000010728836">
                <text:p>0.720000010728836</text:p>
              </table:table-cell>
              <table:table-cell office:value-type="float" office:value="0.708000010251999">
                <text:p>0.70800001025199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2">
                <text:p>522</text:p>
              </table:table-cell>
              <table:table-cell office:value-type="float" office:value="0.616000005602837">
                <text:p>0.616000005602837</text:p>
              </table:table-cell>
              <table:table-cell office:value-type="float" office:value="0.736000007390976">
                <text:p>0.7360000073909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4">
                <text:p>524</text:p>
              </table:table-cell>
              <table:table-cell office:value-type="float" office:value="0.688000005483627">
                <text:p>0.688000005483627</text:p>
              </table:table-cell>
              <table:table-cell office:value-type="float" office:value="0.743999999761581">
                <text:p>0.74399999976158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6">
                <text:p>526</text:p>
              </table:table-cell>
              <table:table-cell office:value-type="float" office:value="0.664000010490417">
                <text:p>0.664000010490417</text:p>
              </table:table-cell>
              <table:table-cell office:value-type="float" office:value="0.763999992609024">
                <text:p>0.7639999926090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8">
                <text:p>528</text:p>
              </table:table-cell>
              <table:table-cell office:value-type="float" office:value="0.640000006556511">
                <text:p>0.640000006556511</text:p>
              </table:table-cell>
              <table:table-cell office:value-type="float" office:value="0.763999998569489">
                <text:p>0.76399999856948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30">
                <text:p>530</text:p>
              </table:table-cell>
              <table:table-cell office:value-type="float" office:value="0.732000011205673">
                <text:p>0.732000011205673</text:p>
              </table:table-cell>
              <table:table-cell office:value-type="float" office:value="0.776000010967255">
                <text:p>0.77600001096725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2">
                <text:p>532</text:p>
              </table:table-cell>
              <table:table-cell office:value-type="float" office:value="0.683999997377396">
                <text:p>0.683999997377396</text:p>
              </table:table-cell>
              <table:table-cell office:value-type="float" office:value="0.751999992132187">
                <text:p>0.75199999213218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4">
                <text:p>534</text:p>
              </table:table-cell>
              <table:table-cell office:value-type="float" office:value="0.684000000357628">
                <text:p>0.684000000357628</text:p>
              </table:table-cell>
              <table:table-cell office:value-type="float" office:value="0.724000012874603">
                <text:p>0.72400001287460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6">
                <text:p>536</text:p>
              </table:table-cell>
              <table:table-cell office:value-type="float" office:value="0.663999998569489">
                <text:p>0.663999998569489</text:p>
              </table:table-cell>
              <table:table-cell office:value-type="float" office:value="0.740000015497208">
                <text:p>0.74000001549720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8">
                <text:p>538</text:p>
              </table:table-cell>
              <table:table-cell office:value-type="float" office:value="0.668000003695488">
                <text:p>0.668000003695488</text:p>
              </table:table-cell>
              <table:table-cell office:value-type="float" office:value="0.760000002384186">
                <text:p>0.76000000238418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40">
                <text:p>540</text:p>
              </table:table-cell>
              <table:table-cell office:value-type="float" office:value="0.680000001192093">
                <text:p>0.680000001192093</text:p>
              </table:table-cell>
              <table:table-cell office:value-type="float" office:value="0.747999995946884">
                <text:p>0.74799999594688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2">
                <text:p>542</text:p>
              </table:table-cell>
              <table:table-cell office:value-type="float" office:value="0.656000006198883">
                <text:p>0.656000006198883</text:p>
              </table:table-cell>
              <table:table-cell office:value-type="float" office:value="0.740000003576279">
                <text:p>0.74000000357627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4">
                <text:p>544</text:p>
              </table:table-cell>
              <table:table-cell office:value-type="float" office:value="0.668000000715256">
                <text:p>0.668000000715256</text:p>
              </table:table-cell>
              <table:table-cell office:value-type="float" office:value="0.74400001168251">
                <text:p>0.7440000116825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6">
                <text:p>546</text:p>
              </table:table-cell>
              <table:table-cell office:value-type="float" office:value="0.643999993801117">
                <text:p>0.643999993801117</text:p>
              </table:table-cell>
              <table:table-cell office:value-type="float" office:value="0.752000004053116">
                <text:p>0.7520000040531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8">
                <text:p>548</text:p>
              </table:table-cell>
              <table:table-cell office:value-type="float" office:value="0.656000000238419">
                <text:p>0.656000000238419</text:p>
              </table:table-cell>
              <table:table-cell office:value-type="float" office:value="0.700000011920929">
                <text:p>0.70000001192092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50">
                <text:p>550</text:p>
              </table:table-cell>
              <table:table-cell office:value-type="float" office:value="0.724000000953674">
                <text:p>0.724000000953674</text:p>
              </table:table-cell>
              <table:table-cell office:value-type="float" office:value="0.747999995946884">
                <text:p>0.74799999594688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2">
                <text:p>552</text:p>
              </table:table-cell>
              <table:table-cell office:value-type="float" office:value="0.687999996542931">
                <text:p>0.687999996542931</text:p>
              </table:table-cell>
              <table:table-cell office:value-type="float" office:value="0.727999991178513">
                <text:p>0.72799999117851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4">
                <text:p>554</text:p>
              </table:table-cell>
              <table:table-cell office:value-type="float" office:value="0.640000000596046">
                <text:p>0.640000000596046</text:p>
              </table:table-cell>
              <table:table-cell office:value-type="float" office:value="0.732000005245209">
                <text:p>0.7320000052452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6">
                <text:p>556</text:p>
              </table:table-cell>
              <table:table-cell office:value-type="float" office:value="0.656000012159348">
                <text:p>0.656000012159348</text:p>
              </table:table-cell>
              <table:table-cell office:value-type="float" office:value="0.751999998092651">
                <text:p>0.75199999809265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8">
                <text:p>558</text:p>
              </table:table-cell>
              <table:table-cell office:value-type="float" office:value="0.664000004529953">
                <text:p>0.664000004529953</text:p>
              </table:table-cell>
              <table:table-cell office:value-type="float" office:value="0.748000007867813">
                <text:p>0.7480000078678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60">
                <text:p>560</text:p>
              </table:table-cell>
              <table:table-cell office:value-type="float" office:value="0.688000005483627">
                <text:p>0.688000005483627</text:p>
              </table:table-cell>
              <table:table-cell office:value-type="float" office:value="0.724000000953674">
                <text:p>0.72400000095367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2">
                <text:p>562</text:p>
              </table:table-cell>
              <table:table-cell office:value-type="float" office:value="0.667999994754791">
                <text:p>0.667999994754791</text:p>
              </table:table-cell>
              <table:table-cell office:value-type="float" office:value="0.732000005245209">
                <text:p>0.73200000524520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4">
                <text:p>564</text:p>
              </table:table-cell>
              <table:table-cell office:value-type="float" office:value="0.628000012040138">
                <text:p>0.628000012040138</text:p>
              </table:table-cell>
              <table:table-cell office:value-type="float" office:value="0.76800000667572">
                <text:p>0.7680000066757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6">
                <text:p>566</text:p>
              </table:table-cell>
              <table:table-cell office:value-type="float" office:value="0.67600000500679">
                <text:p>0.67600000500679</text:p>
              </table:table-cell>
              <table:table-cell office:value-type="float" office:value="0.719999998807907">
                <text:p>0.71999999880790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8">
                <text:p>568</text:p>
              </table:table-cell>
              <table:table-cell office:value-type="float" office:value="0.67600000500679">
                <text:p>0.67600000500679</text:p>
              </table:table-cell>
              <table:table-cell office:value-type="float" office:value="0.728000003099442">
                <text:p>0.72800000309944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70">
                <text:p>570</text:p>
              </table:table-cell>
              <table:table-cell office:value-type="float" office:value="0.695999994874001">
                <text:p>0.695999994874001</text:p>
              </table:table-cell>
              <table:table-cell office:value-type="float" office:value="0.724000006914139">
                <text:p>0.72400000691413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2">
                <text:p>572</text:p>
              </table:table-cell>
              <table:table-cell office:value-type="float" office:value="0.696000003814697">
                <text:p>0.696000003814697</text:p>
              </table:table-cell>
              <table:table-cell office:value-type="float" office:value="0.720000016689301">
                <text:p>0.7200000166893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4">
                <text:p>574</text:p>
              </table:table-cell>
              <table:table-cell office:value-type="float" office:value="0.632000002264977">
                <text:p>0.632000002264977</text:p>
              </table:table-cell>
              <table:table-cell office:value-type="float" office:value="0.756000000238419">
                <text:p>0.75600000023841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6">
                <text:p>576</text:p>
              </table:table-cell>
              <table:table-cell office:value-type="float" office:value="0.700000011920929">
                <text:p>0.700000011920929</text:p>
              </table:table-cell>
              <table:table-cell office:value-type="float" office:value="0.795999997854233">
                <text:p>0.7959999978542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8">
                <text:p>578</text:p>
              </table:table-cell>
              <table:table-cell office:value-type="float" office:value="0.647999998927116">
                <text:p>0.647999998927116</text:p>
              </table:table-cell>
              <table:table-cell office:value-type="float" office:value="0.740000003576279">
                <text:p>0.74000000357627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80">
                <text:p>580</text:p>
              </table:table-cell>
              <table:table-cell office:value-type="float" office:value="0.720000004768372">
                <text:p>0.720000004768372</text:p>
              </table:table-cell>
              <table:table-cell office:value-type="float" office:value="0.739999997615814">
                <text:p>0.73999999761581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2">
                <text:p>582</text:p>
              </table:table-cell>
              <table:table-cell office:value-type="float" office:value="0.66800000667572">
                <text:p>0.66800000667572</text:p>
              </table:table-cell>
              <table:table-cell office:value-type="float" office:value="0.743999999761581">
                <text:p>0.74399999976158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4">
                <text:p>584</text:p>
              </table:table-cell>
              <table:table-cell office:value-type="float" office:value="0.720000010728836">
                <text:p>0.720000010728836</text:p>
              </table:table-cell>
              <table:table-cell office:value-type="float" office:value="0.724000006914139">
                <text:p>0.72400000691413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6">
                <text:p>586</text:p>
              </table:table-cell>
              <table:table-cell office:value-type="float" office:value="0.695999997854233">
                <text:p>0.695999997854233</text:p>
              </table:table-cell>
              <table:table-cell office:value-type="float" office:value="0.751999998092651">
                <text:p>0.75199999809265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8">
                <text:p>588</text:p>
              </table:table-cell>
              <table:table-cell office:value-type="float" office:value="0.664000004529953">
                <text:p>0.664000004529953</text:p>
              </table:table-cell>
              <table:table-cell office:value-type="float" office:value="0.764000004529953">
                <text:p>0.76400000452995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90">
                <text:p>590</text:p>
              </table:table-cell>
              <table:table-cell office:value-type="float" office:value="0.696000009775162">
                <text:p>0.696000009775162</text:p>
              </table:table-cell>
              <table:table-cell office:value-type="float" office:value="0.796000009775162">
                <text:p>0.79600000977516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2">
                <text:p>592</text:p>
              </table:table-cell>
              <table:table-cell office:value-type="float" office:value="0.728000003099442">
                <text:p>0.728000003099442</text:p>
              </table:table-cell>
              <table:table-cell office:value-type="float" office:value="0.739999997615814">
                <text:p>0.73999999761581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4">
                <text:p>594</text:p>
              </table:table-cell>
              <table:table-cell office:value-type="float" office:value="0.68400000333786">
                <text:p>0.68400000333786</text:p>
              </table:table-cell>
              <table:table-cell office:value-type="float" office:value="0.743999999761581">
                <text:p>0.74399999976158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6">
                <text:p>596</text:p>
              </table:table-cell>
              <table:table-cell office:value-type="float" office:value="0.688000005483627">
                <text:p>0.688000005483627</text:p>
              </table:table-cell>
              <table:table-cell office:value-type="float" office:value="0.780000001192093">
                <text:p>0.78000000119209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8">
                <text:p>598</text:p>
              </table:table-cell>
              <table:table-cell office:value-type="float" office:value="0.636000001430512">
                <text:p>0.63600000143051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00">
                <text:p>600</text:p>
              </table:table-cell>
              <table:table-cell office:value-type="float" office:value="0.67600000500679">
                <text:p>0.67600000500679</text:p>
              </table:table-cell>
              <table:table-cell office:value-type="float" office:value="0.720000010728836">
                <text:p>0.72000001072883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2">
                <text:p>602</text:p>
              </table:table-cell>
              <table:table-cell office:value-type="float" office:value="0.668000000715256">
                <text:p>0.668000000715256</text:p>
              </table:table-cell>
              <table:table-cell office:value-type="float" office:value="0.75200001001358">
                <text:p>0.7520000100135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4">
                <text:p>604</text:p>
              </table:table-cell>
              <table:table-cell office:value-type="float" office:value="0.67600000500679">
                <text:p>0.67600000500679</text:p>
              </table:table-cell>
              <table:table-cell office:value-type="float" office:value="0.80799999833107">
                <text:p>0.8079999983310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6">
                <text:p>606</text:p>
              </table:table-cell>
              <table:table-cell office:value-type="float" office:value="0.67600000500679">
                <text:p>0.67600000500679</text:p>
              </table:table-cell>
              <table:table-cell office:value-type="float" office:value="0.795999997854233">
                <text:p>0.7959999978542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8">
                <text:p>608</text:p>
              </table:table-cell>
              <table:table-cell office:value-type="float" office:value="0.672000008821487">
                <text:p>0.672000008821487</text:p>
              </table:table-cell>
              <table:table-cell office:value-type="float" office:value="0.792000007629394">
                <text:p>0.79200000762939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10">
                <text:p>610</text:p>
              </table:table-cell>
              <table:table-cell office:value-type="float" office:value="0.696000009775162">
                <text:p>0.696000009775162</text:p>
              </table:table-cell>
              <table:table-cell office:value-type="float" office:value="0.720000004768372">
                <text:p>0.72000000476837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2">
                <text:p>612</text:p>
              </table:table-cell>
              <table:table-cell office:value-type="float" office:value="0.651999998092651">
                <text:p>0.651999998092651</text:p>
              </table:table-cell>
              <table:table-cell office:value-type="float" office:value="0.739999997615814">
                <text:p>0.73999999761581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4">
                <text:p>614</text:p>
              </table:table-cell>
              <table:table-cell office:value-type="float" office:value="0.619999995827675">
                <text:p>0.619999995827675</text:p>
              </table:table-cell>
              <table:table-cell office:value-type="float" office:value="0.731999999284744">
                <text:p>0.73199999928474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6">
                <text:p>616</text:p>
              </table:table-cell>
              <table:table-cell office:value-type="float" office:value="0.700000011920929">
                <text:p>0.700000011920929</text:p>
              </table:table-cell>
              <table:table-cell office:value-type="float" office:value="0.740000003576279">
                <text:p>0.74000000357627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8">
                <text:p>618</text:p>
              </table:table-cell>
              <table:table-cell office:value-type="float" office:value="0.684000006318092">
                <text:p>0.684000006318092</text:p>
              </table:table-cell>
              <table:table-cell office:value-type="float" office:value="0.736000001430512">
                <text:p>0.7360000014305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20">
                <text:p>620</text:p>
              </table:table-cell>
              <table:table-cell office:value-type="float" office:value="0.656000012159348">
                <text:p>0.656000012159348</text:p>
              </table:table-cell>
              <table:table-cell office:value-type="float" office:value="0.708000010251999">
                <text:p>0.70800001025199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2">
                <text:p>622</text:p>
              </table:table-cell>
              <table:table-cell office:value-type="float" office:value="0.675999999046326">
                <text:p>0.675999999046326</text:p>
              </table:table-cell>
              <table:table-cell office:value-type="float" office:value="0.775999993085861">
                <text:p>0.77599999308586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4">
                <text:p>624</text:p>
              </table:table-cell>
              <table:table-cell office:value-type="float" office:value="0.664000004529953">
                <text:p>0.664000004529953</text:p>
              </table:table-cell>
              <table:table-cell office:value-type="float" office:value="0.743999993801117">
                <text:p>0.74399999380111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6">
                <text:p>626</text:p>
              </table:table-cell>
              <table:table-cell office:value-type="float" office:value="0.66800000667572">
                <text:p>0.66800000667572</text:p>
              </table:table-cell>
              <table:table-cell office:value-type="float" office:value="0.744000005722046">
                <text:p>0.74400000572204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8">
                <text:p>628</text:p>
              </table:table-cell>
              <table:table-cell office:value-type="float" office:value="0.692000004649162">
                <text:p>0.692000004649162</text:p>
              </table:table-cell>
              <table:table-cell office:value-type="float" office:value="0.764000004529953">
                <text:p>0.76400000452995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30">
                <text:p>630</text:p>
              </table:table-cell>
              <table:table-cell office:value-type="float" office:value="0.70399999320507">
                <text:p>0.70399999320507</text:p>
              </table:table-cell>
              <table:table-cell office:value-type="float" office:value="0.756000012159348">
                <text:p>0.75600001215934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2">
                <text:p>632</text:p>
              </table:table-cell>
              <table:table-cell office:value-type="float" office:value="0.676000010967255">
                <text:p>0.676000010967255</text:p>
              </table:table-cell>
              <table:table-cell office:value-type="float" office:value="0.752000004053116">
                <text:p>0.75200000405311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4">
                <text:p>634</text:p>
              </table:table-cell>
              <table:table-cell office:value-type="float" office:value="0.627999994158745">
                <text:p>0.62799999415874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6">
                <text:p>636</text:p>
              </table:table-cell>
              <table:table-cell office:value-type="float" office:value="0.664000010490417">
                <text:p>0.664000010490417</text:p>
              </table:table-cell>
              <table:table-cell office:value-type="float" office:value="0.751999998092651">
                <text:p>0.75199999809265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8">
                <text:p>638</text:p>
              </table:table-cell>
              <table:table-cell office:value-type="float" office:value="0.643999996781349">
                <text:p>0.643999996781349</text:p>
              </table:table-cell>
              <table:table-cell office:value-type="float" office:value="0.764000004529953">
                <text:p>0.76400000452995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40">
                <text:p>640</text:p>
              </table:table-cell>
              <table:table-cell office:value-type="float" office:value="0.704000002145767">
                <text:p>0.70400000214576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2">
                <text:p>642</text:p>
              </table:table-cell>
              <table:table-cell office:value-type="float" office:value="0.708000010251999">
                <text:p>0.708000010251999</text:p>
              </table:table-cell>
              <table:table-cell office:value-type="float" office:value="0.779999989271164">
                <text:p>0.77999998927116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4">
                <text:p>644</text:p>
              </table:table-cell>
              <table:table-cell office:value-type="float" office:value="0.732000005245209">
                <text:p>0.732000005245209</text:p>
              </table:table-cell>
              <table:table-cell office:value-type="float" office:value="0.791999989748001">
                <text:p>0.79199998974800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6">
                <text:p>646</text:p>
              </table:table-cell>
              <table:table-cell office:value-type="float" office:value="0.676000010967255">
                <text:p>0.676000010967255</text:p>
              </table:table-cell>
              <table:table-cell office:value-type="float" office:value="0.748000001907349">
                <text:p>0.74800000190734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8">
                <text:p>648</text:p>
              </table:table-cell>
              <table:table-cell office:value-type="float" office:value="0.668000012636185">
                <text:p>0.668000012636185</text:p>
              </table:table-cell>
              <table:table-cell office:value-type="float" office:value="0.763999998569489">
                <text:p>0.76399999856948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50">
                <text:p>650</text:p>
              </table:table-cell>
              <table:table-cell office:value-type="float" office:value="0.643999996781349">
                <text:p>0.643999996781349</text:p>
              </table:table-cell>
              <table:table-cell office:value-type="float" office:value="0.764000004529953">
                <text:p>0.76400000452995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2">
                <text:p>652</text:p>
              </table:table-cell>
              <table:table-cell office:value-type="float" office:value="0.652000004053116">
                <text:p>0.652000004053116</text:p>
              </table:table-cell>
              <table:table-cell office:value-type="float" office:value="0.76800000667572">
                <text:p>0.7680000066757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4">
                <text:p>654</text:p>
              </table:table-cell>
              <table:table-cell office:value-type="float" office:value="0.704000002145767">
                <text:p>0.704000002145767</text:p>
              </table:table-cell>
              <table:table-cell office:value-type="float" office:value="0.748000001907349">
                <text:p>0.74800000190734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6">
                <text:p>656</text:p>
              </table:table-cell>
              <table:table-cell office:value-type="float" office:value="0.70799999833107">
                <text:p>0.70799999833107</text:p>
              </table:table-cell>
              <table:table-cell office:value-type="float" office:value="0.764000010490417">
                <text:p>0.76400001049041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8">
                <text:p>658</text:p>
              </table:table-cell>
              <table:table-cell office:value-type="float" office:value="0.652000001072884">
                <text:p>0.652000001072884</text:p>
              </table:table-cell>
              <table:table-cell office:value-type="float" office:value="0.760000002384186">
                <text:p>0.76000000238418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60">
                <text:p>660</text:p>
              </table:table-cell>
              <table:table-cell office:value-type="float" office:value="0.656000006198883">
                <text:p>0.656000006198883</text:p>
              </table:table-cell>
              <table:table-cell office:value-type="float" office:value="0.780000007152557">
                <text:p>0.78000000715255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2">
                <text:p>662</text:p>
              </table:table-cell>
              <table:table-cell office:value-type="float" office:value="0.727999997138977">
                <text:p>0.727999997138977</text:p>
              </table:table-cell>
              <table:table-cell office:value-type="float" office:value="0.783999997377396">
                <text:p>0.78399999737739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4">
                <text:p>664</text:p>
              </table:table-cell>
              <table:table-cell office:value-type="float" office:value="0.652000001072884">
                <text:p>0.652000001072884</text:p>
              </table:table-cell>
              <table:table-cell office:value-type="float" office:value="0.748000007867813">
                <text:p>0.74800000786781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6">
                <text:p>666</text:p>
              </table:table-cell>
              <table:table-cell office:value-type="float" office:value="0.664000004529953">
                <text:p>0.664000004529953</text:p>
              </table:table-cell>
              <table:table-cell office:value-type="float" office:value="0.783999997377396">
                <text:p>0.78399999737739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8">
                <text:p>668</text:p>
              </table:table-cell>
              <table:table-cell office:value-type="float" office:value="0.728000009059906">
                <text:p>0.728000009059906</text:p>
              </table:table-cell>
              <table:table-cell office:value-type="float" office:value="0.804000002145767">
                <text:p>0.8040000021457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70">
                <text:p>670</text:p>
              </table:table-cell>
              <table:table-cell office:value-type="float" office:value="0.708000007271767">
                <text:p>0.708000007271767</text:p>
              </table:table-cell>
              <table:table-cell office:value-type="float" office:value="0.763999998569489">
                <text:p>0.76399999856948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2">
                <text:p>672</text:p>
              </table:table-cell>
              <table:table-cell office:value-type="float" office:value="0.67600000500679">
                <text:p>0.67600000500679</text:p>
              </table:table-cell>
              <table:table-cell office:value-type="float" office:value="0.803999990224838">
                <text:p>0.80399999022483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4">
                <text:p>674</text:p>
              </table:table-cell>
              <table:table-cell office:value-type="float" office:value="0.676000010967255">
                <text:p>0.676000010967255</text:p>
              </table:table-cell>
              <table:table-cell office:value-type="float" office:value="0.771999996900558">
                <text:p>0.77199999690055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6">
                <text:p>676</text:p>
              </table:table-cell>
              <table:table-cell office:value-type="float" office:value="0.675999999046326">
                <text:p>0.675999999046326</text:p>
              </table:table-cell>
              <table:table-cell office:value-type="float" office:value="0.767999988794327">
                <text:p>0.76799998879432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8">
                <text:p>678</text:p>
              </table:table-cell>
              <table:table-cell office:value-type="float" office:value="0.659999996423721">
                <text:p>0.659999996423721</text:p>
              </table:table-cell>
              <table:table-cell office:value-type="float" office:value="0.724000012874603">
                <text:p>0.72400001287460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80">
                <text:p>680</text:p>
              </table:table-cell>
              <table:table-cell office:value-type="float" office:value="0.712000012397766">
                <text:p>0.712000012397766</text:p>
              </table:table-cell>
              <table:table-cell office:value-type="float" office:value="0.747999995946884">
                <text:p>0.74799999594688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2">
                <text:p>682</text:p>
              </table:table-cell>
              <table:table-cell office:value-type="float" office:value="0.664000001549721">
                <text:p>0.664000001549721</text:p>
              </table:table-cell>
              <table:table-cell office:value-type="float" office:value="0.760000002384186">
                <text:p>0.76000000238418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4">
                <text:p>684</text:p>
              </table:table-cell>
              <table:table-cell office:value-type="float" office:value="0.700000005960465">
                <text:p>0.700000005960465</text:p>
              </table:table-cell>
              <table:table-cell office:value-type="float" office:value="0.783999997377396">
                <text:p>0.78399999737739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6">
                <text:p>686</text:p>
              </table:table-cell>
              <table:table-cell office:value-type="float" office:value="0.675999999046326">
                <text:p>0.675999999046326</text:p>
              </table:table-cell>
              <table:table-cell office:value-type="float" office:value="0.803999996185303">
                <text:p>0.80399999618530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8">
                <text:p>688</text:p>
              </table:table-cell>
              <table:table-cell office:value-type="float" office:value="0.732000005245209">
                <text:p>0.732000005245209</text:p>
              </table:table-cell>
              <table:table-cell office:value-type="float" office:value="0.79200000166893">
                <text:p>0.7920000016689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90">
                <text:p>690</text:p>
              </table:table-cell>
              <table:table-cell office:value-type="float" office:value="0.656000000238419">
                <text:p>0.656000000238419</text:p>
              </table:table-cell>
              <table:table-cell office:value-type="float" office:value="0.73199999332428">
                <text:p>0.7319999933242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2">
                <text:p>692</text:p>
              </table:table-cell>
              <table:table-cell office:value-type="float" office:value="0.712000000476837">
                <text:p>0.712000000476837</text:p>
              </table:table-cell>
              <table:table-cell office:value-type="float" office:value="0.79200000166893">
                <text:p>0.7920000016689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4">
                <text:p>694</text:p>
              </table:table-cell>
              <table:table-cell office:value-type="float" office:value="0.691999989748001">
                <text:p>0.691999989748001</text:p>
              </table:table-cell>
              <table:table-cell office:value-type="float" office:value="0.73999999165535">
                <text:p>0.7399999916553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6">
                <text:p>696</text:p>
              </table:table-cell>
              <table:table-cell office:value-type="float" office:value="0.627999997138977">
                <text:p>0.627999997138977</text:p>
              </table:table-cell>
              <table:table-cell office:value-type="float" office:value="0.771999996900558">
                <text:p>0.77199999690055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8">
                <text:p>698</text:p>
              </table:table-cell>
              <table:table-cell office:value-type="float" office:value="0.660000014305115">
                <text:p>0.660000014305115</text:p>
              </table:table-cell>
              <table:table-cell office:value-type="float" office:value="0.736000007390976">
                <text:p>0.73600000739097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00">
                <text:p>700</text:p>
              </table:table-cell>
              <table:table-cell office:value-type="float" office:value="0.656000009179115">
                <text:p>0.656000009179115</text:p>
              </table:table-cell>
              <table:table-cell office:value-type="float" office:value="0.79200000166893">
                <text:p>0.7920000016689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2">
                <text:p>702</text:p>
              </table:table-cell>
              <table:table-cell office:value-type="float" office:value="0.692000007629394">
                <text:p>0.692000007629394</text:p>
              </table:table-cell>
              <table:table-cell office:value-type="float" office:value="0.764000004529953">
                <text:p>0.76400000452995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4">
                <text:p>704</text:p>
              </table:table-cell>
              <table:table-cell office:value-type="float" office:value="0.704000014066696">
                <text:p>0.704000014066696</text:p>
              </table:table-cell>
              <table:table-cell office:value-type="float" office:value="0.752000004053116">
                <text:p>0.75200000405311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6">
                <text:p>706</text:p>
              </table:table-cell>
              <table:table-cell office:value-type="float" office:value="0.692000007629394">
                <text:p>0.69200000762939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8">
                <text:p>708</text:p>
              </table:table-cell>
              <table:table-cell office:value-type="float" office:value="0.684000009298325">
                <text:p>0.684000009298325</text:p>
              </table:table-cell>
              <table:table-cell office:value-type="float" office:value="0.779999995231628">
                <text:p>0.77999999523162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10">
                <text:p>710</text:p>
              </table:table-cell>
              <table:table-cell office:value-type="float" office:value="0.724000000953674">
                <text:p>0.724000000953674</text:p>
              </table:table-cell>
              <table:table-cell office:value-type="float" office:value="0.724000000953674">
                <text:p>0.72400000095367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2">
                <text:p>712</text:p>
              </table:table-cell>
              <table:table-cell office:value-type="float" office:value="0.660000005364418">
                <text:p>0.660000005364418</text:p>
              </table:table-cell>
              <table:table-cell office:value-type="float" office:value="0.779999995231628">
                <text:p>0.77999999523162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4">
                <text:p>714</text:p>
              </table:table-cell>
              <table:table-cell office:value-type="float" office:value="0.69200000166893">
                <text:p>0.69200000166893</text:p>
              </table:table-cell>
              <table:table-cell office:value-type="float" office:value="0.796000009775162">
                <text:p>0.79600000977516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6">
                <text:p>716</text:p>
              </table:table-cell>
              <table:table-cell office:value-type="float" office:value="0.672000008821487">
                <text:p>0.672000008821487</text:p>
              </table:table-cell>
              <table:table-cell office:value-type="float" office:value="0.772000002861023">
                <text:p>0.77200000286102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8">
                <text:p>718</text:p>
              </table:table-cell>
              <table:table-cell office:value-type="float" office:value="0.716000008583069">
                <text:p>0.716000008583069</text:p>
              </table:table-cell>
              <table:table-cell office:value-type="float" office:value="0.752000004053116">
                <text:p>0.75200000405311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20">
                <text:p>720</text:p>
              </table:table-cell>
              <table:table-cell office:value-type="float" office:value="0.712000006437302">
                <text:p>0.712000006437302</text:p>
              </table:table-cell>
              <table:table-cell office:value-type="float" office:value="0.744000017642975">
                <text:p>0.74400001764297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2">
                <text:p>722</text:p>
              </table:table-cell>
              <table:table-cell office:value-type="float" office:value="0.671999996900558">
                <text:p>0.671999996900558</text:p>
              </table:table-cell>
              <table:table-cell office:value-type="float" office:value="0.74799998998642">
                <text:p>0.7479999899864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4">
                <text:p>724</text:p>
              </table:table-cell>
              <table:table-cell office:value-type="float" office:value="0.640000000596046">
                <text:p>0.64000000059604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6">
                <text:p>726</text:p>
              </table:table-cell>
              <table:table-cell office:value-type="float" office:value="0.712000012397766">
                <text:p>0.712000012397766</text:p>
              </table:table-cell>
              <table:table-cell office:value-type="float" office:value="0.771999996900558">
                <text:p>0.77199999690055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8">
                <text:p>728</text:p>
              </table:table-cell>
              <table:table-cell office:value-type="float" office:value="0.7">
                <text:p>0.7</text:p>
              </table:table-cell>
              <table:table-cell office:value-type="float" office:value="0.780000007152557">
                <text:p>0.78000000715255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30">
                <text:p>730</text:p>
              </table:table-cell>
              <table:table-cell office:value-type="float" office:value="0.716000008583069">
                <text:p>0.716000008583069</text:p>
              </table:table-cell>
              <table:table-cell office:value-type="float" office:value="0.752000004053116">
                <text:p>0.75200000405311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2">
                <text:p>732</text:p>
              </table:table-cell>
              <table:table-cell office:value-type="float" office:value="0.691999995708466">
                <text:p>0.691999995708466</text:p>
              </table:table-cell>
              <table:table-cell office:value-type="float" office:value="0.804000002145767">
                <text:p>0.80400000214576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4">
                <text:p>734</text:p>
              </table:table-cell>
              <table:table-cell office:value-type="float" office:value="0.704000008106232">
                <text:p>0.704000008106232</text:p>
              </table:table-cell>
              <table:table-cell office:value-type="float" office:value="0.81599999666214">
                <text:p>0.8159999966621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6">
                <text:p>736</text:p>
              </table:table-cell>
              <table:table-cell office:value-type="float" office:value="0.672000005841255">
                <text:p>0.672000005841255</text:p>
              </table:table-cell>
              <table:table-cell office:value-type="float" office:value="0.799999994039535">
                <text:p>0.79999999403953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8">
                <text:p>738</text:p>
              </table:table-cell>
              <table:table-cell office:value-type="float" office:value="0.68400000333786">
                <text:p>0.68400000333786</text:p>
              </table:table-cell>
              <table:table-cell office:value-type="float" office:value="0.752000004053116">
                <text:p>0.75200000405311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40">
                <text:p>740</text:p>
              </table:table-cell>
              <table:table-cell office:value-type="float" office:value="0.67600000500679">
                <text:p>0.67600000500679</text:p>
              </table:table-cell>
              <table:table-cell office:value-type="float" office:value="0.772000002861023">
                <text:p>0.77200000286102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2">
                <text:p>742</text:p>
              </table:table-cell>
              <table:table-cell office:value-type="float" office:value="0.664000007510185">
                <text:p>0.664000007510185</text:p>
              </table:table-cell>
              <table:table-cell office:value-type="float" office:value="0.760000002384186">
                <text:p>0.76000000238418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4">
                <text:p>744</text:p>
              </table:table-cell>
              <table:table-cell office:value-type="float" office:value="0.704000008106232">
                <text:p>0.704000008106232</text:p>
              </table:table-cell>
              <table:table-cell office:value-type="float" office:value="0.716000002622604">
                <text:p>0.71600000262260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6">
                <text:p>746</text:p>
              </table:table-cell>
              <table:table-cell office:value-type="float" office:value="0.696000009775162">
                <text:p>0.696000009775162</text:p>
              </table:table-cell>
              <table:table-cell office:value-type="float" office:value="0.76800000667572">
                <text:p>0.7680000066757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8">
                <text:p>748</text:p>
              </table:table-cell>
              <table:table-cell office:value-type="float" office:value="0.696000003814697">
                <text:p>0.696000003814697</text:p>
              </table:table-cell>
              <table:table-cell office:value-type="float" office:value="0.736000007390976">
                <text:p>0.73600000739097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50">
                <text:p>750</text:p>
              </table:table-cell>
              <table:table-cell office:value-type="float" office:value="0.724000000953674">
                <text:p>0.724000000953674</text:p>
              </table:table-cell>
              <table:table-cell office:value-type="float" office:value="0.804000002145767">
                <text:p>0.8040000021457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2">
                <text:p>752</text:p>
              </table:table-cell>
              <table:table-cell office:value-type="float" office:value="0.696000009775162">
                <text:p>0.696000009775162</text:p>
              </table:table-cell>
              <table:table-cell office:value-type="float" office:value="0.783999997377396">
                <text:p>0.78399999737739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4">
                <text:p>754</text:p>
              </table:table-cell>
              <table:table-cell office:value-type="float" office:value="0.68400000333786">
                <text:p>0.68400000333786</text:p>
              </table:table-cell>
              <table:table-cell office:value-type="float" office:value="0.795999997854233">
                <text:p>0.79599999785423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6">
                <text:p>756</text:p>
              </table:table-cell>
              <table:table-cell office:value-type="float" office:value="0.675999999046326">
                <text:p>0.675999999046326</text:p>
              </table:table-cell>
              <table:table-cell office:value-type="float" office:value="0.775999993085861">
                <text:p>0.77599999308586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8">
                <text:p>758</text:p>
              </table:table-cell>
              <table:table-cell office:value-type="float" office:value="0.703999996185303">
                <text:p>0.703999996185303</text:p>
              </table:table-cell>
              <table:table-cell office:value-type="float" office:value="0.740000003576279">
                <text:p>0.74000000357627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60">
                <text:p>760</text:p>
              </table:table-cell>
              <table:table-cell office:value-type="float" office:value="0.708000004291534">
                <text:p>0.708000004291534</text:p>
              </table:table-cell>
              <table:table-cell office:value-type="float" office:value="0.743999993801117">
                <text:p>0.74399999380111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2">
                <text:p>762</text:p>
              </table:table-cell>
              <table:table-cell office:value-type="float" office:value="0.672000014781952">
                <text:p>0.672000014781952</text:p>
              </table:table-cell>
              <table:table-cell office:value-type="float" office:value="0.763999998569489">
                <text:p>0.76399999856948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4">
                <text:p>764</text:p>
              </table:table-cell>
              <table:table-cell office:value-type="float" office:value="0.735999995470047">
                <text:p>0.735999995470047</text:p>
              </table:table-cell>
              <table:table-cell office:value-type="float" office:value="0.783999997377396">
                <text:p>0.78399999737739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6">
                <text:p>766</text:p>
              </table:table-cell>
              <table:table-cell office:value-type="float" office:value="0.66800000667572">
                <text:p>0.66800000667572</text:p>
              </table:table-cell>
              <table:table-cell office:value-type="float" office:value="0.756000006198883">
                <text:p>0.75600000619888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8">
                <text:p>768</text:p>
              </table:table-cell>
              <table:table-cell office:value-type="float" office:value="0.712000000476837">
                <text:p>0.712000000476837</text:p>
              </table:table-cell>
              <table:table-cell office:value-type="float" office:value="0.791999995708466">
                <text:p>0.79199999570846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70">
                <text:p>770</text:p>
              </table:table-cell>
              <table:table-cell office:value-type="float" office:value="0.68400000333786">
                <text:p>0.68400000333786</text:p>
              </table:table-cell>
              <table:table-cell office:value-type="float" office:value="0.720000001788139">
                <text:p>0.72000000178813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2">
                <text:p>772</text:p>
              </table:table-cell>
              <table:table-cell office:value-type="float" office:value="0.692000004649162">
                <text:p>0.692000004649162</text:p>
              </table:table-cell>
              <table:table-cell office:value-type="float" office:value="0.784000009298325">
                <text:p>0.7840000092983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4">
                <text:p>774</text:p>
              </table:table-cell>
              <table:table-cell office:value-type="float" office:value="0.647999992966652">
                <text:p>0.64799999296665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6">
                <text:p>776</text:p>
              </table:table-cell>
              <table:table-cell office:value-type="float" office:value="0.648000004887581">
                <text:p>0.648000004887581</text:p>
              </table:table-cell>
              <table:table-cell office:value-type="float" office:value="0.703999996185303">
                <text:p>0.70399999618530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8">
                <text:p>778</text:p>
              </table:table-cell>
              <table:table-cell office:value-type="float" office:value="0.704000008106232">
                <text:p>0.704000008106232</text:p>
              </table:table-cell>
              <table:table-cell office:value-type="float" office:value="0.77600000500679">
                <text:p>0.7760000050067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80">
                <text:p>780</text:p>
              </table:table-cell>
              <table:table-cell office:value-type="float" office:value="0.615999999642372">
                <text:p>0.615999999642372</text:p>
              </table:table-cell>
              <table:table-cell office:value-type="float" office:value="0.759999996423721">
                <text:p>0.75999999642372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2">
                <text:p>782</text:p>
              </table:table-cell>
              <table:table-cell office:value-type="float" office:value="0.659999993443489">
                <text:p>0.659999993443489</text:p>
              </table:table-cell>
              <table:table-cell office:value-type="float" office:value="0.756000006198883">
                <text:p>0.75600000619888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4">
                <text:p>784</text:p>
              </table:table-cell>
              <table:table-cell office:value-type="float" office:value="0.748000013828278">
                <text:p>0.74800001382827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6">
                <text:p>786</text:p>
              </table:table-cell>
              <table:table-cell office:value-type="float" office:value="0.684000009298325">
                <text:p>0.684000009298325</text:p>
              </table:table-cell>
              <table:table-cell office:value-type="float" office:value="0.827999997138977">
                <text:p>0.82799999713897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8">
                <text:p>788</text:p>
              </table:table-cell>
              <table:table-cell office:value-type="float" office:value="0.656000000238419">
                <text:p>0.656000000238419</text:p>
              </table:table-cell>
              <table:table-cell office:value-type="float" office:value="0.836000007390976">
                <text:p>0.83600000739097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90">
                <text:p>790</text:p>
              </table:table-cell>
              <table:table-cell office:value-type="float" office:value="0.679999998211861">
                <text:p>0.679999998211861</text:p>
              </table:table-cell>
              <table:table-cell office:value-type="float" office:value="0.76800000667572">
                <text:p>0.7680000066757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2">
                <text:p>792</text:p>
              </table:table-cell>
              <table:table-cell office:value-type="float" office:value="0.70799999833107">
                <text:p>0.70799999833107</text:p>
              </table:table-cell>
              <table:table-cell office:value-type="float" office:value="0.740000003576279">
                <text:p>0.74000000357627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4">
                <text:p>794</text:p>
              </table:table-cell>
              <table:table-cell office:value-type="float" office:value="0.648000010848045">
                <text:p>0.648000010848045</text:p>
              </table:table-cell>
              <table:table-cell office:value-type="float" office:value="0.756000000238419">
                <text:p>0.75600000023841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6">
                <text:p>796</text:p>
              </table:table-cell>
              <table:table-cell office:value-type="float" office:value="0.684000009298325">
                <text:p>0.684000009298325</text:p>
              </table:table-cell>
              <table:table-cell office:value-type="float" office:value="0.772000002861023">
                <text:p>0.77200000286102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8">
                <text:p>798</text:p>
              </table:table-cell>
              <table:table-cell office:value-type="float" office:value="0.680000007152557">
                <text:p>0.680000007152557</text:p>
              </table:table-cell>
              <table:table-cell office:value-type="float" office:value="0.76800000667572">
                <text:p>0.7680000066757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800">
                <text:p>800</text:p>
              </table:table-cell>
              <table:table-cell office:value-type="float" office:value="0.719999998807907">
                <text:p>0.719999998807907</text:p>
              </table:table-cell>
              <table:table-cell office:value-type="float" office:value="0.768000000715256">
                <text:p>0.76800000071525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2">
                <text:p>802</text:p>
              </table:table-cell>
              <table:table-cell office:value-type="float" office:value="0.695999994874001">
                <text:p>0.695999994874001</text:p>
              </table:table-cell>
              <table:table-cell office:value-type="float" office:value="0.795999997854233">
                <text:p>0.79599999785423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4">
                <text:p>804</text:p>
              </table:table-cell>
              <table:table-cell office:value-type="float" office:value="0.672000008821487">
                <text:p>0.672000008821487</text:p>
              </table:table-cell>
              <table:table-cell office:value-type="float" office:value="0.771999990940094">
                <text:p>0.77199999094009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6">
                <text:p>806</text:p>
              </table:table-cell>
              <table:table-cell office:value-type="float" office:value="0.716000002622604">
                <text:p>0.716000002622604</text:p>
              </table:table-cell>
              <table:table-cell office:value-type="float" office:value="0.756000000238419">
                <text:p>0.75600000023841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8">
                <text:p>808</text:p>
              </table:table-cell>
              <table:table-cell office:value-type="float" office:value="0.696000003814697">
                <text:p>0.696000003814697</text:p>
              </table:table-cell>
              <table:table-cell office:value-type="float" office:value="0.771999990940094">
                <text:p>0.77199999094009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10">
                <text:p>810</text:p>
              </table:table-cell>
              <table:table-cell office:value-type="float" office:value="0.712000000476837">
                <text:p>0.712000000476837</text:p>
              </table:table-cell>
              <table:table-cell office:value-type="float" office:value="0.80799999833107">
                <text:p>0.8079999983310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2">
                <text:p>812</text:p>
              </table:table-cell>
              <table:table-cell office:value-type="float" office:value="0.712000000476837">
                <text:p>0.712000000476837</text:p>
              </table:table-cell>
              <table:table-cell office:value-type="float" office:value="0.81599999666214">
                <text:p>0.8159999966621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4">
                <text:p>814</text:p>
              </table:table-cell>
              <table:table-cell office:value-type="float" office:value="0.67600000500679">
                <text:p>0.67600000500679</text:p>
              </table:table-cell>
              <table:table-cell office:value-type="float" office:value="0.748000001907349">
                <text:p>0.74800000190734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6">
                <text:p>816</text:p>
              </table:table-cell>
              <table:table-cell office:value-type="float" office:value="0.67600000500679">
                <text:p>0.67600000500679</text:p>
              </table:table-cell>
              <table:table-cell office:value-type="float" office:value="0.759999996423721">
                <text:p>0.75999999642372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8">
                <text:p>818</text:p>
              </table:table-cell>
              <table:table-cell office:value-type="float" office:value="0.704000002145767">
                <text:p>0.704000002145767</text:p>
              </table:table-cell>
              <table:table-cell office:value-type="float" office:value="0.728000003099442">
                <text:p>0.72800000309944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20">
                <text:p>820</text:p>
              </table:table-cell>
              <table:table-cell office:value-type="float" office:value="0.692000007629394">
                <text:p>0.692000007629394</text:p>
              </table:table-cell>
              <table:table-cell office:value-type="float" office:value="0.760000002384186">
                <text:p>0.76000000238418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2">
                <text:p>822</text:p>
              </table:table-cell>
              <table:table-cell office:value-type="float" office:value="0.715999990701675">
                <text:p>0.715999990701675</text:p>
              </table:table-cell>
              <table:table-cell office:value-type="float" office:value="0.787999993562698">
                <text:p>0.78799999356269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4">
                <text:p>824</text:p>
              </table:table-cell>
              <table:table-cell office:value-type="float" office:value="0.660000014305115">
                <text:p>0.660000014305115</text:p>
              </table:table-cell>
              <table:table-cell office:value-type="float" office:value="0.76000000834465">
                <text:p>0.7600000083446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6">
                <text:p>826</text:p>
              </table:table-cell>
              <table:table-cell office:value-type="float" office:value="0.640000003576279">
                <text:p>0.640000003576279</text:p>
              </table:table-cell>
              <table:table-cell office:value-type="float" office:value="0.756000000238419">
                <text:p>0.75600000023841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8">
                <text:p>828</text:p>
              </table:table-cell>
              <table:table-cell office:value-type="float" office:value="0.704000002145767">
                <text:p>0.704000002145767</text:p>
              </table:table-cell>
              <table:table-cell office:value-type="float" office:value="0.768000000715256">
                <text:p>0.76800000071525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30">
                <text:p>830</text:p>
              </table:table-cell>
              <table:table-cell office:value-type="float" office:value="0.640000003576279">
                <text:p>0.640000003576279</text:p>
              </table:table-cell>
              <table:table-cell office:value-type="float" office:value="0.795999997854233">
                <text:p>0.79599999785423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2">
                <text:p>832</text:p>
              </table:table-cell>
              <table:table-cell office:value-type="float" office:value="0.664000007510185">
                <text:p>0.664000007510185</text:p>
              </table:table-cell>
              <table:table-cell office:value-type="float" office:value="0.743999993801117">
                <text:p>0.74399999380111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4">
                <text:p>834</text:p>
              </table:table-cell>
              <table:table-cell office:value-type="float" office:value="0.671999996900558">
                <text:p>0.671999996900558</text:p>
              </table:table-cell>
              <table:table-cell office:value-type="float" office:value="0.756000006198883">
                <text:p>0.75600000619888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6">
                <text:p>836</text:p>
              </table:table-cell>
              <table:table-cell office:value-type="float" office:value="0.687999996542931">
                <text:p>0.687999996542931</text:p>
              </table:table-cell>
              <table:table-cell office:value-type="float" office:value="0.820000004768371">
                <text:p>0.82000000476837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8">
                <text:p>838</text:p>
              </table:table-cell>
              <table:table-cell office:value-type="float" office:value="0.660000002384186">
                <text:p>0.660000002384186</text:p>
              </table:table-cell>
              <table:table-cell office:value-type="float" office:value="0.740000003576279">
                <text:p>0.74000000357627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40">
                <text:p>840</text:p>
              </table:table-cell>
              <table:table-cell office:value-type="float" office:value="0.651999992132187">
                <text:p>0.651999992132187</text:p>
              </table:table-cell>
              <table:table-cell office:value-type="float" office:value="0.803999996185303">
                <text:p>0.80399999618530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2">
                <text:p>842</text:p>
              </table:table-cell>
              <table:table-cell office:value-type="float" office:value="0.683999997377396">
                <text:p>0.683999997377396</text:p>
              </table:table-cell>
              <table:table-cell office:value-type="float" office:value="0.791999989748001">
                <text:p>0.79199998974800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4">
                <text:p>844</text:p>
              </table:table-cell>
              <table:table-cell office:value-type="float" office:value="0.732000011205673">
                <text:p>0.732000011205673</text:p>
              </table:table-cell>
              <table:table-cell office:value-type="float" office:value="0.748000001907349">
                <text:p>0.74800000190734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6">
                <text:p>846</text:p>
              </table:table-cell>
              <table:table-cell office:value-type="float" office:value="0.675999990105629">
                <text:p>0.675999990105629</text:p>
              </table:table-cell>
              <table:table-cell office:value-type="float" office:value="0.755999994277954">
                <text:p>0.75599999427795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8">
                <text:p>848</text:p>
              </table:table-cell>
              <table:table-cell office:value-type="float" office:value="0.663999998569489">
                <text:p>0.663999998569489</text:p>
              </table:table-cell>
              <table:table-cell office:value-type="float" office:value="0.756000000238419">
                <text:p>0.75600000023841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50">
                <text:p>850</text:p>
              </table:table-cell>
              <table:table-cell office:value-type="float" office:value="0.688000005483627">
                <text:p>0.688000005483627</text:p>
              </table:table-cell>
              <table:table-cell office:value-type="float" office:value="0.752000004053116">
                <text:p>0.75200000405311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2">
                <text:p>852</text:p>
              </table:table-cell>
              <table:table-cell office:value-type="float" office:value="0.696000009775162">
                <text:p>0.696000009775162</text:p>
              </table:table-cell>
              <table:table-cell office:value-type="float" office:value="0.780000001192093">
                <text:p>0.78000000119209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4">
                <text:p>854</text:p>
              </table:table-cell>
              <table:table-cell office:value-type="float" office:value="0.627999994158745">
                <text:p>0.627999994158745</text:p>
              </table:table-cell>
              <table:table-cell office:value-type="float" office:value="0.764000010490417">
                <text:p>0.76400001049041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6">
                <text:p>856</text:p>
              </table:table-cell>
              <table:table-cell office:value-type="float" office:value="0.667999994754791">
                <text:p>0.667999994754791</text:p>
              </table:table-cell>
              <table:table-cell office:value-type="float" office:value="0.764000010490417">
                <text:p>0.76400001049041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8">
                <text:p>858</text:p>
              </table:table-cell>
              <table:table-cell office:value-type="float" office:value="0.651999998092651">
                <text:p>0.651999998092651</text:p>
              </table:table-cell>
              <table:table-cell office:value-type="float" office:value="0.772000002861023">
                <text:p>0.77200000286102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60">
                <text:p>860</text:p>
              </table:table-cell>
              <table:table-cell office:value-type="float" office:value="0.655999991297722">
                <text:p>0.65599999129772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2">
                <text:p>862</text:p>
              </table:table-cell>
              <table:table-cell office:value-type="float" office:value="0.704000008106232">
                <text:p>0.704000008106232</text:p>
              </table:table-cell>
              <table:table-cell office:value-type="float" office:value="0.76800000667572">
                <text:p>0.7680000066757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4">
                <text:p>864</text:p>
              </table:table-cell>
              <table:table-cell office:value-type="float" office:value="0.631999996304512">
                <text:p>0.631999996304512</text:p>
              </table:table-cell>
              <table:table-cell office:value-type="float" office:value="0.83199999332428">
                <text:p>0.8319999933242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6">
                <text:p>866</text:p>
              </table:table-cell>
              <table:table-cell office:value-type="float" office:value="0.691999992728233">
                <text:p>0.691999992728233</text:p>
              </table:table-cell>
              <table:table-cell office:value-type="float" office:value="0.795999997854233">
                <text:p>0.7959999978542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8">
                <text:p>868</text:p>
              </table:table-cell>
              <table:table-cell office:value-type="float" office:value="0.67600000500679">
                <text:p>0.67600000500679</text:p>
              </table:table-cell>
              <table:table-cell office:value-type="float" office:value="0.80799999833107">
                <text:p>0.8079999983310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70">
                <text:p>870</text:p>
              </table:table-cell>
              <table:table-cell office:value-type="float" office:value="0.664000010490417">
                <text:p>0.664000010490417</text:p>
              </table:table-cell>
              <table:table-cell office:value-type="float" office:value="0.759999996423721">
                <text:p>0.75999999642372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2">
                <text:p>872</text:p>
              </table:table-cell>
              <table:table-cell office:value-type="float" office:value="0.66800000667572">
                <text:p>0.66800000667572</text:p>
              </table:table-cell>
              <table:table-cell office:value-type="float" office:value="0.79200000166893">
                <text:p>0.7920000016689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4">
                <text:p>874</text:p>
              </table:table-cell>
              <table:table-cell office:value-type="float" office:value="0.732000011205673">
                <text:p>0.732000011205673</text:p>
              </table:table-cell>
              <table:table-cell office:value-type="float" office:value="0.764000010490417">
                <text:p>0.76400001049041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6">
                <text:p>876</text:p>
              </table:table-cell>
              <table:table-cell office:value-type="float" office:value="0.672000008821487">
                <text:p>0.672000008821487</text:p>
              </table:table-cell>
              <table:table-cell office:value-type="float" office:value="0.756000000238419">
                <text:p>0.75600000023841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8">
                <text:p>878</text:p>
              </table:table-cell>
              <table:table-cell office:value-type="float" office:value="0.616000008583069">
                <text:p>0.616000008583069</text:p>
              </table:table-cell>
              <table:table-cell office:value-type="float" office:value="0.80799999833107">
                <text:p>0.8079999983310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80">
                <text:p>880</text:p>
              </table:table-cell>
              <table:table-cell office:value-type="float" office:value="0.69200000166893">
                <text:p>0.69200000166893</text:p>
              </table:table-cell>
              <table:table-cell office:value-type="float" office:value="0.772000008821487">
                <text:p>0.77200000882148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2">
                <text:p>882</text:p>
              </table:table-cell>
              <table:table-cell office:value-type="float" office:value="0.716000005602837">
                <text:p>0.716000005602837</text:p>
              </table:table-cell>
              <table:table-cell office:value-type="float" office:value="0.763999998569489">
                <text:p>0.76399999856948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4">
                <text:p>884</text:p>
              </table:table-cell>
              <table:table-cell office:value-type="float" office:value="0.748000001907349">
                <text:p>0.748000001907349</text:p>
              </table:table-cell>
              <table:table-cell office:value-type="float" office:value="0.748000007867813">
                <text:p>0.74800000786781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6">
                <text:p>886</text:p>
              </table:table-cell>
              <table:table-cell office:value-type="float" office:value="0.724000006914139">
                <text:p>0.724000006914139</text:p>
              </table:table-cell>
              <table:table-cell office:value-type="float" office:value="0.77600000500679">
                <text:p>0.7760000050067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8">
                <text:p>888</text:p>
              </table:table-cell>
              <table:table-cell office:value-type="float" office:value="0.691999998688698">
                <text:p>0.691999998688698</text:p>
              </table:table-cell>
              <table:table-cell office:value-type="float" office:value="0.787999999523163">
                <text:p>0.78799999952316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90">
                <text:p>890</text:p>
              </table:table-cell>
              <table:table-cell office:value-type="float" office:value="0.680000007152557">
                <text:p>0.680000007152557</text:p>
              </table:table-cell>
              <table:table-cell office:value-type="float" office:value="0.791999995708466">
                <text:p>0.79199999570846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2">
                <text:p>892</text:p>
              </table:table-cell>
              <table:table-cell office:value-type="float" office:value="0.720000001788139">
                <text:p>0.720000001788139</text:p>
              </table:table-cell>
              <table:table-cell office:value-type="float" office:value="0.763999992609024">
                <text:p>0.76399999260902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4">
                <text:p>894</text:p>
              </table:table-cell>
              <table:table-cell office:value-type="float" office:value="0.671999999880791">
                <text:p>0.671999999880791</text:p>
              </table:table-cell>
              <table:table-cell office:value-type="float" office:value="0.78400000333786">
                <text:p>0.7840000033378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6">
                <text:p>896</text:p>
              </table:table-cell>
              <table:table-cell office:value-type="float" office:value="0.648000013828278">
                <text:p>0.648000013828278</text:p>
              </table:table-cell>
              <table:table-cell office:value-type="float" office:value="0.796000003814697">
                <text:p>0.79600000381469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8">
                <text:p>898</text:p>
              </table:table-cell>
              <table:table-cell office:value-type="float" office:value="0.65200001001358">
                <text:p>0.65200001001358</text:p>
              </table:table-cell>
              <table:table-cell office:value-type="float" office:value="0.804000008106232">
                <text:p>0.80400000810623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00">
                <text:p>900</text:p>
              </table:table-cell>
              <table:table-cell office:value-type="float" office:value="0.696000003814697">
                <text:p>0.696000003814697</text:p>
              </table:table-cell>
              <table:table-cell office:value-type="float" office:value="0.796000009775162">
                <text:p>0.79600000977516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2">
                <text:p>902</text:p>
              </table:table-cell>
              <table:table-cell office:value-type="float" office:value="0.660000002384186">
                <text:p>0.660000002384186</text:p>
              </table:table-cell>
              <table:table-cell office:value-type="float" office:value="0.787999999523163">
                <text:p>0.78799999952316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4">
                <text:p>904</text:p>
              </table:table-cell>
              <table:table-cell office:value-type="float" office:value="0.652000007033348">
                <text:p>0.652000007033348</text:p>
              </table:table-cell>
              <table:table-cell office:value-type="float" office:value="0.76000000834465">
                <text:p>0.7600000083446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6">
                <text:p>906</text:p>
              </table:table-cell>
              <table:table-cell office:value-type="float" office:value="0.712000006437302">
                <text:p>0.712000006437302</text:p>
              </table:table-cell>
              <table:table-cell office:value-type="float" office:value="0.788000005483627">
                <text:p>0.78800000548362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8">
                <text:p>908</text:p>
              </table:table-cell>
              <table:table-cell office:value-type="float" office:value="0.647999998927116">
                <text:p>0.647999998927116</text:p>
              </table:table-cell>
              <table:table-cell office:value-type="float" office:value="0.780000007152557">
                <text:p>0.78000000715255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10">
                <text:p>910</text:p>
              </table:table-cell>
              <table:table-cell office:value-type="float" office:value="0.684000009298325">
                <text:p>0.684000009298325</text:p>
              </table:table-cell>
              <table:table-cell office:value-type="float" office:value="0.784000009298325">
                <text:p>0.78400000929832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2">
                <text:p>912</text:p>
              </table:table-cell>
              <table:table-cell office:value-type="float" office:value="0.684000006318092">
                <text:p>0.684000006318092</text:p>
              </table:table-cell>
              <table:table-cell office:value-type="float" office:value="0.783999997377396">
                <text:p>0.78399999737739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4">
                <text:p>914</text:p>
              </table:table-cell>
              <table:table-cell office:value-type="float" office:value="0.676000010967255">
                <text:p>0.676000010967255</text:p>
              </table:table-cell>
              <table:table-cell office:value-type="float" office:value="0.800000011920929">
                <text:p>0.80000001192092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6">
                <text:p>916</text:p>
              </table:table-cell>
              <table:table-cell office:value-type="float" office:value="0.640000000596046">
                <text:p>0.640000000596046</text:p>
              </table:table-cell>
              <table:table-cell office:value-type="float" office:value="0.804000002145767">
                <text:p>0.80400000214576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8">
                <text:p>918</text:p>
              </table:table-cell>
              <table:table-cell office:value-type="float" office:value="0.70799999833107">
                <text:p>0.70799999833107</text:p>
              </table:table-cell>
              <table:table-cell office:value-type="float" office:value="0.724000006914139">
                <text:p>0.72400000691413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20">
                <text:p>920</text:p>
              </table:table-cell>
              <table:table-cell office:value-type="float" office:value="0.707999995350838">
                <text:p>0.707999995350838</text:p>
              </table:table-cell>
              <table:table-cell office:value-type="float" office:value="0.720000004768372">
                <text:p>0.72000000476837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2">
                <text:p>922</text:p>
              </table:table-cell>
              <table:table-cell office:value-type="float" office:value="0.692000007629394">
                <text:p>0.692000007629394</text:p>
              </table:table-cell>
              <table:table-cell office:value-type="float" office:value="0.748000007867813">
                <text:p>0.74800000786781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4">
                <text:p>924</text:p>
              </table:table-cell>
              <table:table-cell office:value-type="float" office:value="0.680000001192093">
                <text:p>0.680000001192093</text:p>
              </table:table-cell>
              <table:table-cell office:value-type="float" office:value="0.768000000715256">
                <text:p>0.76800000071525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6">
                <text:p>926</text:p>
              </table:table-cell>
              <table:table-cell office:value-type="float" office:value="0.660000005364418">
                <text:p>0.660000005364418</text:p>
              </table:table-cell>
              <table:table-cell office:value-type="float" office:value="0.756000006198883">
                <text:p>0.75600000619888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8">
                <text:p>928</text:p>
              </table:table-cell>
              <table:table-cell office:value-type="float" office:value="0.687999999523163">
                <text:p>0.687999999523163</text:p>
              </table:table-cell>
              <table:table-cell office:value-type="float" office:value="0.787999999523163">
                <text:p>0.78799999952316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30">
                <text:p>930</text:p>
              </table:table-cell>
              <table:table-cell office:value-type="float" office:value="0.692000007629394">
                <text:p>0.692000007629394</text:p>
              </table:table-cell>
              <table:table-cell office:value-type="float" office:value="0.787999993562698">
                <text:p>0.78799999356269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2">
                <text:p>932</text:p>
              </table:table-cell>
              <table:table-cell office:value-type="float" office:value="0.640000006556511">
                <text:p>0.640000006556511</text:p>
              </table:table-cell>
              <table:table-cell office:value-type="float" office:value="0.767999991774559">
                <text:p>0.76799999177455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4">
                <text:p>934</text:p>
              </table:table-cell>
              <table:table-cell office:value-type="float" office:value="0.647999998927116">
                <text:p>0.647999998927116</text:p>
              </table:table-cell>
              <table:table-cell office:value-type="float" office:value="0.795999997854233">
                <text:p>0.79599999785423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6">
                <text:p>936</text:p>
              </table:table-cell>
              <table:table-cell office:value-type="float" office:value="0.680000007152557">
                <text:p>0.680000007152557</text:p>
              </table:table-cell>
              <table:table-cell office:value-type="float" office:value="0.77600000500679">
                <text:p>0.7760000050067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8">
                <text:p>938</text:p>
              </table:table-cell>
              <table:table-cell office:value-type="float" office:value="0.687999999523163">
                <text:p>0.687999999523163</text:p>
              </table:table-cell>
              <table:table-cell office:value-type="float" office:value="0.772000002861023">
                <text:p>0.77200000286102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40">
                <text:p>940</text:p>
              </table:table-cell>
              <table:table-cell office:value-type="float" office:value="0.719999998807907">
                <text:p>0.719999998807907</text:p>
              </table:table-cell>
              <table:table-cell office:value-type="float" office:value="0.808000004291534">
                <text:p>0.80800000429153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2">
                <text:p>942</text:p>
              </table:table-cell>
              <table:table-cell office:value-type="float" office:value="0.676000007987022">
                <text:p>0.676000007987022</text:p>
              </table:table-cell>
              <table:table-cell office:value-type="float" office:value="0.807999992370606">
                <text:p>0.80799999237060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4">
                <text:p>944</text:p>
              </table:table-cell>
              <table:table-cell office:value-type="float" office:value="0.748000007867813">
                <text:p>0.748000007867813</text:p>
              </table:table-cell>
              <table:table-cell office:value-type="float" office:value="0.79200000166893">
                <text:p>0.7920000016689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6">
                <text:p>946</text:p>
              </table:table-cell>
              <table:table-cell office:value-type="float" office:value="0.640000000596046">
                <text:p>0.640000000596046</text:p>
              </table:table-cell>
              <table:table-cell office:value-type="float" office:value="0.763999998569489">
                <text:p>0.76399999856948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8">
                <text:p>948</text:p>
              </table:table-cell>
              <table:table-cell office:value-type="float" office:value="0.671999990940094">
                <text:p>0.671999990940094</text:p>
              </table:table-cell>
              <table:table-cell office:value-type="float" office:value="0.768000000715256">
                <text:p>0.76800000071525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50">
                <text:p>950</text:p>
              </table:table-cell>
              <table:table-cell office:value-type="float" office:value="0.716000002622604">
                <text:p>0.716000002622604</text:p>
              </table:table-cell>
              <table:table-cell office:value-type="float" office:value="0.772000008821487">
                <text:p>0.77200000882148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2">
                <text:p>952</text:p>
              </table:table-cell>
              <table:table-cell office:value-type="float" office:value="0.716000014543533">
                <text:p>0.716000014543533</text:p>
              </table:table-cell>
              <table:table-cell office:value-type="float" office:value="0.788000005483627">
                <text:p>0.78800000548362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4">
                <text:p>954</text:p>
              </table:table-cell>
              <table:table-cell office:value-type="float" office:value="0.659999999403954">
                <text:p>0.659999999403954</text:p>
              </table:table-cell>
              <table:table-cell office:value-type="float" office:value="0.819999992847443">
                <text:p>0.81999999284744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6">
                <text:p>956</text:p>
              </table:table-cell>
              <table:table-cell office:value-type="float" office:value="0.640000009536743">
                <text:p>0.640000009536743</text:p>
              </table:table-cell>
              <table:table-cell office:value-type="float" office:value="0.804000008106232">
                <text:p>0.80400000810623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8">
                <text:p>958</text:p>
              </table:table-cell>
              <table:table-cell office:value-type="float" office:value="0.66800000667572">
                <text:p>0.66800000667572</text:p>
              </table:table-cell>
              <table:table-cell office:value-type="float" office:value="0.811999994516373">
                <text:p>0.81199999451637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60">
                <text:p>960</text:p>
              </table:table-cell>
              <table:table-cell office:value-type="float" office:value="0.700000011920929">
                <text:p>0.700000011920929</text:p>
              </table:table-cell>
              <table:table-cell office:value-type="float" office:value="0.804000002145767">
                <text:p>0.80400000214576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2">
                <text:p>962</text:p>
              </table:table-cell>
              <table:table-cell office:value-type="float" office:value="0.716000014543533">
                <text:p>0.716000014543533</text:p>
              </table:table-cell>
              <table:table-cell office:value-type="float" office:value="0.795999997854233">
                <text:p>0.79599999785423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4">
                <text:p>964</text:p>
              </table:table-cell>
              <table:table-cell office:value-type="float" office:value="0.644000002741814">
                <text:p>0.644000002741814</text:p>
              </table:table-cell>
              <table:table-cell office:value-type="float" office:value="0.756000006198883">
                <text:p>0.75600000619888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6">
                <text:p>966</text:p>
              </table:table-cell>
              <table:table-cell office:value-type="float" office:value="0.696000003814697">
                <text:p>0.696000003814697</text:p>
              </table:table-cell>
              <table:table-cell office:value-type="float" office:value="0.799999988079071">
                <text:p>0.79999998807907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8">
                <text:p>968</text:p>
              </table:table-cell>
              <table:table-cell office:value-type="float" office:value="0.684000000357628">
                <text:p>0.684000000357628</text:p>
              </table:table-cell>
              <table:table-cell office:value-type="float" office:value="0.787999993562698">
                <text:p>0.78799999356269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70">
                <text:p>970</text:p>
              </table:table-cell>
              <table:table-cell office:value-type="float" office:value="0.664000001549721">
                <text:p>0.664000001549721</text:p>
              </table:table-cell>
              <table:table-cell office:value-type="float" office:value="0.788000005483627">
                <text:p>0.78800000548362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2">
                <text:p>972</text:p>
              </table:table-cell>
              <table:table-cell office:value-type="float" office:value="0.703999996185303">
                <text:p>0.703999996185303</text:p>
              </table:table-cell>
              <table:table-cell office:value-type="float" office:value="0.791999995708466">
                <text:p>0.79199999570846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4">
                <text:p>974</text:p>
              </table:table-cell>
              <table:table-cell office:value-type="float" office:value="0.648000004887581">
                <text:p>0.648000004887581</text:p>
              </table:table-cell>
              <table:table-cell office:value-type="float" office:value="0.763999998569489">
                <text:p>0.76399999856948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6">
                <text:p>976</text:p>
              </table:table-cell>
              <table:table-cell office:value-type="float" office:value="0.667999994754791">
                <text:p>0.667999994754791</text:p>
              </table:table-cell>
              <table:table-cell office:value-type="float" office:value="0.81599999666214">
                <text:p>0.8159999966621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8">
                <text:p>978</text:p>
              </table:table-cell>
              <table:table-cell office:value-type="float" office:value="0.687999999523163">
                <text:p>0.687999999523163</text:p>
              </table:table-cell>
              <table:table-cell office:value-type="float" office:value="0.767999994754791">
                <text:p>0.76799999475479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80">
                <text:p>980</text:p>
              </table:table-cell>
              <table:table-cell office:value-type="float" office:value="0.628000003099441">
                <text:p>0.628000003099441</text:p>
              </table:table-cell>
              <table:table-cell office:value-type="float" office:value="0.771999996900558">
                <text:p>0.77199999690055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2">
                <text:p>982</text:p>
              </table:table-cell>
              <table:table-cell office:value-type="float" office:value="0.647999995946884">
                <text:p>0.647999995946884</text:p>
              </table:table-cell>
              <table:table-cell office:value-type="float" office:value="0.732000005245209">
                <text:p>0.73200000524520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4">
                <text:p>984</text:p>
              </table:table-cell>
              <table:table-cell office:value-type="float" office:value="0.692000013589859">
                <text:p>0.692000013589859</text:p>
              </table:table-cell>
              <table:table-cell office:value-type="float" office:value="0.811999994516373">
                <text:p>0.81199999451637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6">
                <text:p>986</text:p>
              </table:table-cell>
              <table:table-cell office:value-type="float" office:value="0.732000005245209">
                <text:p>0.73200000524520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8">
                <text:p>988</text:p>
              </table:table-cell>
              <table:table-cell office:value-type="float" office:value="0.70799999833107">
                <text:p>0.70799999833107</text:p>
              </table:table-cell>
              <table:table-cell office:value-type="float" office:value="0.799999994039535">
                <text:p>0.79999999403953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90">
                <text:p>990</text:p>
              </table:table-cell>
              <table:table-cell office:value-type="float" office:value="0.652000007033348">
                <text:p>0.652000007033348</text:p>
              </table:table-cell>
              <table:table-cell office:value-type="float" office:value="0.743999999761581">
                <text:p>0.74399999976158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2">
                <text:p>992</text:p>
              </table:table-cell>
              <table:table-cell office:value-type="float" office:value="0.696000003814697">
                <text:p>0.696000003814697</text:p>
              </table:table-cell>
              <table:table-cell office:value-type="float" office:value="0.756000000238419">
                <text:p>0.75600000023841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4">
                <text:p>994</text:p>
              </table:table-cell>
              <table:table-cell office:value-type="float" office:value="0.71599999666214">
                <text:p>0.71599999666214</text:p>
              </table:table-cell>
              <table:table-cell office:value-type="float" office:value="0.772000002861023">
                <text:p>0.77200000286102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6">
                <text:p>996</text:p>
              </table:table-cell>
              <table:table-cell office:value-type="float" office:value="0.720000004768372">
                <text:p>0.720000004768372</text:p>
              </table:table-cell>
              <table:table-cell office:value-type="float" office:value="0.787999999523163">
                <text:p>0.78799999952316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8">
                <text:p>998</text:p>
              </table:table-cell>
              <table:table-cell office:value-type="float" office:value="0.716000008583069">
                <text:p>0.716000008583069</text:p>
              </table:table-cell>
              <table:table-cell office:value-type="float" office:value="0.752000004053116">
                <text:p>0.75200000405311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0.67600000500679">
                <text:p>0.67600000500679</text:p>
              </table:table-cell>
              <table:table-cell office:value-type="float" office:value="0.775999999046326">
                <text:p>0.7759999990463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